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1.747cm" svg:height="10.212cm" svg:x="18.318cm" svg:y="6.35cm">
            <draw:object draw:notify-on-update-of-ranges="Hoja1.A3:Hoja1.A3 Hoja1.A4:Hoja1.A54 Hoja1.B3:Hoja1.B3 Hoja1.B4:Hoja1.B54 Hoja1.C3:Hoja1.C3 Hoja1.C4:Hoja1.C54 Hoja1.D3:Hoja1.D3 Hoja1.D4:Hoja1.D54 Hoja1.E3:Hoja1.E3 Hoja1.E4:Hoja1.E54 Hoja1.F3:Hoja1.F3 Hoja1.F4:Hoja1.F54 Hoja1.G3:Hoja1.G3 Hoja1.G4:Hoja1.G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5.202cm" svg:height="12.861cm" svg:x="18.874cm" svg:y="27.918cm">
            <draw:object draw:notify-on-update-of-ranges="Hoja1.A58:Hoja1.A58 Hoja1.A59:Hoja1.A109 Hoja1.B58:Hoja1.B58 Hoja1.B59:Hoja1.B109 Hoja1.C58:Hoja1.C58 Hoja1.C59:Hoja1.C109 Hoja1.D58:Hoja1.D58 Hoja1.D59:Hoja1.D109 Hoja1.E58:Hoja1.E58 Hoja1.E59:Hoja1.E109 Hoja1.F58:Hoja1.F58 Hoja1.F59:Hoja1.F109 Hoja1.G58:Hoja1.G58 Hoja1.G59:Hoja1.G10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5.202cm" svg:height="12.861cm" svg:x="20.63cm" svg:y="54.063cm">
            <draw:object draw:notify-on-update-of-ranges="Hoja1.A113:Hoja1.A113 Hoja1.A114:Hoja1.A164 Hoja1.B113:Hoja1.B113 Hoja1.B114:Hoja1.B164 Hoja1.C113:Hoja1.C113 Hoja1.C114:Hoja1.C164 Hoja1.D113:Hoja1.D113 Hoja1.D114:Hoja1.D164 Hoja1.E113:Hoja1.E113 Hoja1.E114:Hoja1.E164 Hoja1.F113:Hoja1.F113 Hoja1.F114:Hoja1.F164 Hoja1.G113:Hoja1.G113 Hoja1.G114:Hoja1.G1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5.202cm" svg:height="12.861cm" svg:x="21.188cm" svg:y="79.97cm">
            <draw:object draw:notify-on-update-of-ranges="Hoja1.A168:Hoja1.A168 Hoja1.A169:Hoja1.A219 Hoja1.B168:Hoja1.B168 Hoja1.B169:Hoja1.B219 Hoja1.C168:Hoja1.C168 Hoja1.C169:Hoja1.C219 Hoja1.D168:Hoja1.D168 Hoja1.D169:Hoja1.D219 Hoja1.E168:Hoja1.E168 Hoja1.E169:Hoja1.E219 Hoja1.F168:Hoja1.F168 Hoja1.F169:Hoja1.F219 Hoja1.G168:Hoja1.G168 Hoja1.G169:Hoja1.G2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5.202cm" svg:height="12.861cm" svg:x="19.849cm" svg:y="104.845cm">
            <draw:object draw:notify-on-update-of-ranges="Hoja1.A223:Hoja1.A223 Hoja1.A224:Hoja1.A274 Hoja1.B223:Hoja1.B223 Hoja1.B224:Hoja1.B274 Hoja1.C223:Hoja1.C223 Hoja1.C224:Hoja1.C274 Hoja1.D223:Hoja1.D223 Hoja1.D224:Hoja1.D274 Hoja1.E223:Hoja1.E223 Hoja1.E224:Hoja1.E274 Hoja1.F223:Hoja1.F223 Hoja1.F224:Hoja1.F274 Hoja1.G223:Hoja1.G223 Hoja1.G224:Hoja1.G27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row table:style-name="ro1">
          <table:table-cell office:value-type="string">
            <text:p>Modelo Car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raciones</text:p>
          </table:table-cell>
          <table:table-cell table:style-name="ce1" office:value-type="string">
            <text:p>Octave (win)</text:p>
          </table:table-cell>
          <table:table-cell office:value-type="string">
            <text:p>Octave (linux)</text:p>
          </table:table-cell>
          <table:table-cell office:value-type="string">
            <text:p>Python (win)</text:p>
          </table:table-cell>
          <table:table-cell office:value-type="string">
            <text:p>Python (linux)</text:p>
          </table:table-cell>
          <table:table-cell office:value-type="string">
            <text:p>Scilab (win)</text:p>
          </table:table-cell>
          <table:table-cell office:value-type="string">
            <text:p>Scilab (linu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,00000000</text:p>
          </table:table-cell>
          <table:table-cell table:number-columns-repeated="5" office:value-type="float" office:value="0">
            <text:p>0,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-0.0000000110594555735588">
            <text:p>-1,11E-008</text:p>
          </table:table-cell>
          <table:table-cell office:value-type="float" office:value="0.000243934569880366">
            <text:p>0,00024393</text:p>
          </table:table-cell>
          <table:table-cell table:style-name="ce2" office:value-type="float" office:value="0">
            <text:p>0,00E+000</text:p>
          </table:table-cell>
          <table:table-cell office:value-type="float" office:value="0.000003814697265625">
            <text:p>0,0000038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999883399344981">
            <text:p>0,0009998834</text:p>
          </table:table-cell>
          <table:table-cell office:value-type="float" office:value="0.000221098074689507">
            <text:p>0,00022110</text:p>
          </table:table-cell>
          <table:table-cell table:style-name="ce2" office:value-type="float" office:value="0">
            <text:p>0,00E+000</text:p>
          </table:table-cell>
          <table:table-cell office:value-type="float" office:value="0.0000169277191162109">
            <text:p>0,00001693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000000623986124992371">
            <text:p>6,24E-008</text:p>
          </table:table-cell>
          <table:table-cell office:value-type="float" office:value="0.000290081021375954">
            <text:p>0,00029008</text:p>
          </table:table-cell>
          <table:table-cell table:style-name="ce2" office:value-type="float" office:value="0">
            <text:p>0,00E+000</text:p>
          </table:table-cell>
          <table:table-cell office:value-type="float" office:value="0.0000121593475341797">
            <text:p>0,00001216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00000092899426817894">
            <text:p>9,29E-008</text:p>
          </table:table-cell>
          <table:table-cell office:value-type="float" office:value="0.000355083728209138">
            <text:p>0,00035508</text:p>
          </table:table-cell>
          <table:table-cell table:style-name="ce2" office:value-type="float" office:value="0">
            <text:p>0,00E+000</text:p>
          </table:table-cell>
          <table:table-cell office:value-type="float" office:value="0.0000138282775878906">
            <text:p>0,00001383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00000672880560159683">
            <text:p>6,73E-008</text:p>
          </table:table-cell>
          <table:table-cell office:value-type="float" office:value="0.000422021723352373">
            <text:p>0,00042202</text:p>
          </table:table-cell>
          <table:table-cell table:style-name="ce2" office:value-type="float" office:value="0">
            <text:p>0,00E+000</text:p>
          </table:table-cell>
          <table:table-cell office:value-type="float" office:value="0.0000159740447998047">
            <text:p>0,00001597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00000470317900180817">
            <text:p>4,70E-008</text:p>
          </table:table-cell>
          <table:table-cell office:value-type="float" office:value="0.000504115363582969">
            <text:p>0,00050412</text:p>
          </table:table-cell>
          <table:table-cell table:style-name="ce2" office:value-type="float" office:value="0">
            <text:p>0,00E+000</text:p>
          </table:table-cell>
          <table:table-cell office:value-type="float" office:value="0.0000169277191162109">
            <text:p>0,00001693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500010745599866">
            <text:p>0,0050001075</text:p>
          </table:table-cell>
          <table:table-cell office:value-type="float" office:value="0.000561929657123983">
            <text:p>0,00056193</text:p>
          </table:table-cell>
          <table:table-cell table:style-name="ce2" office:value-type="float" office:value="0">
            <text:p>0,00E+000</text:p>
          </table:table-cell>
          <table:table-cell office:value-type="float" office:value="0.0000200271606445312">
            <text:p>0,00002003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-0.0000000559957697987556">
            <text:p>-5,60E-008</text:p>
          </table:table-cell>
          <table:table-cell office:value-type="float" office:value="0.000658033299259841">
            <text:p>0,00065803</text:p>
          </table:table-cell>
          <table:table-cell table:style-name="ce2" office:value-type="float" office:value="0">
            <text:p>0,00E+000</text:p>
          </table:table-cell>
          <table:table-cell office:value-type="float" office:value="0.0000240802764892578">
            <text:p>0,00002408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999990734271705">
            <text:p>0,0009999907</text:p>
          </table:table-cell>
          <table:table-cell office:value-type="float" office:value="0.000727071659639478">
            <text:p>0,00072707</text:p>
          </table:table-cell>
          <table:table-cell table:style-name="ce2" office:value-type="float" office:value="0">
            <text:p>0,00E+000</text:p>
          </table:table-cell>
          <table:table-cell office:value-type="float" office:value="0.0000250339508056641">
            <text:p>0,00002503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0000237962231">
            <text:p>0,0010000238</text:p>
          </table:table-cell>
          <table:table-cell office:value-type="float" office:value="0.00081606360618025">
            <text:p>0,00081606</text:p>
          </table:table-cell>
          <table:table-cell table:style-name="ce2" office:value-type="float" office:value="0">
            <text:p>0,00E+000</text:p>
          </table:table-cell>
          <table:table-cell office:value-type="float" office:value="0.0000259876251220703">
            <text:p>0,00002599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999921816401184">
            <text:p>0,0009999218</text:p>
          </table:table-cell>
          <table:table-cell office:value-type="float" office:value="0.000873992452397942">
            <text:p>0,00087399</text:p>
          </table:table-cell>
          <table:table-cell table:style-name="ce2" office:value-type="float" office:value="0">
            <text:p>0,00E+000</text:p>
          </table:table-cell>
          <table:table-cell office:value-type="float" office:value="0.0000278949737548828">
            <text:p>0,00002789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,0000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999949174001813">
            <text:p>0,0009999492</text:p>
          </table:table-cell>
          <table:table-cell office:value-type="float" office:value="0.000922966515645385">
            <text:p>0,00092297</text:p>
          </table:table-cell>
          <table:table-cell table:style-name="ce2" office:value-type="float" office:value="0">
            <text:p>0,00E+000</text:p>
          </table:table-cell>
          <table:table-cell office:value-type="float" office:value="0.0000300407409667969">
            <text:p>0,00003004</text:p>
          </table:table-cell>
          <table:table-cell table:style-name="Default" office:value-type="float" office:value="0.015">
            <text:p>0,015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100006617140025">
            <text:p>0,0010000662</text:p>
          </table:table-cell>
          <table:table-cell office:value-type="float" office:value="0.00100609729997814">
            <text:p>0,00100610</text:p>
          </table:table-cell>
          <table:table-cell table:style-name="ce2" office:value-type="float" office:value="0">
            <text:p>0,00E+000</text:p>
          </table:table-cell>
          <table:table-cell office:value-type="float" office:value="0.0000329017639160156">
            <text:p>0,00003290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999919720925391">
            <text:p>0,0009999197</text:p>
          </table:table-cell>
          <table:table-cell office:value-type="float" office:value="0.0011129432823509">
            <text:p>0,00111294</text:p>
          </table:table-cell>
          <table:table-cell table:style-name="ce2" office:value-type="float" office:value="0">
            <text:p>0,00E+000</text:p>
          </table:table-cell>
          <table:table-cell office:value-type="float" office:value="0.0000369548797607422">
            <text:p>0,00003695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999888987280428">
            <text:p>0,000999889</text:p>
          </table:table-cell>
          <table:table-cell office:value-type="float" office:value="0.00109304976649582">
            <text:p>0,00109305</text:p>
          </table:table-cell>
          <table:table-cell table:style-name="ce2" office:value-type="float" office:value="0">
            <text:p>0,00E+000</text:p>
          </table:table-cell>
          <table:table-cell office:value-type="float" office:value="0.0000360012054443359">
            <text:p>0,00003600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0000000814907252788544">
            <text:p>8,15E-010</text:p>
          </table:table-cell>
          <table:table-cell office:value-type="float" office:value="0.00118193635717034">
            <text:p>0,00118194</text:p>
          </table:table-cell>
          <table:table-cell table:style-name="ce2" office:value-type="float" office:value="0">
            <text:p>0,00E+000</text:p>
          </table:table-cell>
          <table:table-cell office:value-type="float" office:value="0.0000391006469726562">
            <text:p>0,00003910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99994130525738">
            <text:p>0,0019999413</text:p>
          </table:table-cell>
          <table:table-cell office:value-type="float" office:value="0.0012250553118065">
            <text:p>0,00122506</text:p>
          </table:table-cell>
          <table:table-cell table:style-name="ce2" office:value-type="float" office:value="0">
            <text:p>0,00E+000</text:p>
          </table:table-cell>
          <table:table-cell office:value-type="float" office:value="0.0000410079956054688">
            <text:p>0,00004101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999917974695563">
            <text:p>0,000999918</text:p>
          </table:table-cell>
          <table:table-cell office:value-type="float" office:value="0.00133694906253368">
            <text:p>0,00133695</text:p>
          </table:table-cell>
          <table:table-cell table:style-name="ce2" office:value-type="float" office:value="0">
            <text:p>0,00E+000</text:p>
          </table:table-cell>
          <table:table-cell office:value-type="float" office:value="0.000041961669921875">
            <text:p>0,00004196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999917974695563">
            <text:p>0,000999918</text:p>
          </table:table-cell>
          <table:table-cell office:value-type="float" office:value="0.00139999052044004">
            <text:p>0,00139999</text:p>
          </table:table-cell>
          <table:table-cell table:style-name="ce2" office:value-type="float" office:value="0">
            <text:p>0,00E+000</text:p>
          </table:table-cell>
          <table:table-cell office:value-type="float" office:value="0.0000441074371337891">
            <text:p>0,00004411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999973737634718">
            <text:p>0,0009999737</text:p>
          </table:table-cell>
          <table:table-cell office:value-type="float" office:value="0.00146003626286984">
            <text:p>0,00146004</text:p>
          </table:table-cell>
          <table:table-cell table:style-name="ce2" office:value-type="float" office:value="0">
            <text:p>0,00E+000</text:p>
          </table:table-cell>
          <table:table-cell office:value-type="float" office:value="0.0000479221343994141">
            <text:p>0,00004792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999894109554589">
            <text:p>0,0009998941</text:p>
          </table:table-cell>
          <table:table-cell office:value-type="float" office:value="0.00153099733870477">
            <text:p>0,00153100</text:p>
          </table:table-cell>
          <table:table-cell table:style-name="ce2" office:value-type="float" office:value="0">
            <text:p>0,00E+000</text:p>
          </table:table-cell>
          <table:table-cell office:value-type="float" office:value="0.0000472068786621094">
            <text:p>0,00004721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200008484534919">
            <text:p>0,0020000848</text:p>
          </table:table-cell>
          <table:table-cell office:value-type="float" office:value="0.00157891970593482">
            <text:p>0,00157892</text:p>
          </table:table-cell>
          <table:table-cell table:style-name="ce2" office:value-type="float" office:value="0">
            <text:p>0,00E+000</text:p>
          </table:table-cell>
          <table:table-cell office:value-type="float" office:value="0.0000488758087158203">
            <text:p>0,00004888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9999846117571">
            <text:p>0,0019999846</text:p>
          </table:table-cell>
          <table:table-cell office:value-type="float" office:value="0.00161509588360786">
            <text:p>0,00161510</text:p>
          </table:table-cell>
          <table:table-cell table:style-name="ce2" office:value-type="float" office:value="0">
            <text:p>0,00E+000</text:p>
          </table:table-cell>
          <table:table-cell office:value-type="float" office:value="0.0000510215759277344">
            <text:p>0,00005102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-0.0000000449363142251968">
            <text:p>-4,49E-008</text:p>
          </table:table-cell>
          <table:table-cell office:value-type="float" office:value="0.00171710608992726">
            <text:p>0,00171711</text:p>
          </table:table-cell>
          <table:table-cell table:style-name="ce2" office:value-type="float" office:value="0">
            <text:p>0,00E+000</text:p>
          </table:table-cell>
          <table:table-cell office:value-type="float" office:value="0.0000538825988769531">
            <text:p>0,00005388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99998973403126">
            <text:p>0,0019999897</text:p>
          </table:table-cell>
          <table:table-cell office:value-type="float" office:value="0.00179608899634332">
            <text:p>0,00179609</text:p>
          </table:table-cell>
          <table:table-cell table:style-name="ce2" office:value-type="float" office:value="0">
            <text:p>0,00E+000</text:p>
          </table:table-cell>
          <table:table-cell office:value-type="float" office:value="0.0000538825988769531">
            <text:p>0,00005388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200007623061538">
            <text:p>0,0020000762</text:p>
          </table:table-cell>
          <table:table-cell office:value-type="float" office:value="0.00192392233293504">
            <text:p>0,00192392</text:p>
          </table:table-cell>
          <table:table-cell table:style-name="ce2" office:value-type="float" office:value="0">
            <text:p>0,00E+000</text:p>
          </table:table-cell>
          <table:table-cell office:value-type="float" office:value="0.0000619888305664062">
            <text:p>0,00006199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200111092999578">
            <text:p>0,0020011109</text:p>
          </table:table-cell>
          <table:table-cell office:value-type="float" office:value="0.00198804854881018">
            <text:p>0,00198805</text:p>
          </table:table-cell>
          <table:table-cell table:style-name="ce2" office:value-type="float" office:value="0">
            <text:p>0,00E+000</text:p>
          </table:table-cell>
          <table:table-cell office:value-type="float" office:value="0.0000588893890380859">
            <text:p>0,00005889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300092704128474">
            <text:p>0,003000927</text:p>
          </table:table-cell>
          <table:table-cell office:value-type="float" office:value="0.00205193250440061">
            <text:p>0,00205193</text:p>
          </table:table-cell>
          <table:table-cell table:style-name="ce2" office:value-type="float" office:value="0">
            <text:p>0,00E+000</text:p>
          </table:table-cell>
          <table:table-cell office:value-type="float" office:value="0.000064849853515625">
            <text:p>0,00006485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200103188399226">
            <text:p>0,0020010319</text:p>
          </table:table-cell>
          <table:table-cell office:value-type="float" office:value="0.00209509383421391">
            <text:p>0,00209509</text:p>
          </table:table-cell>
          <table:table-cell table:style-name="ce2" office:value-type="float" office:value="0">
            <text:p>0,00E+000</text:p>
          </table:table-cell>
          <table:table-cell office:value-type="float" office:value="0.0000629425048828125">
            <text:p>0,00006294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00008612591773">
            <text:p>0,0020000861</text:p>
          </table:table-cell>
          <table:table-cell office:value-type="float" office:value="0.00222400622442365">
            <text:p>0,00222401</text:p>
          </table:table-cell>
          <table:table-cell table:style-name="ce2" office:value-type="float" office:value="0">
            <text:p>0,00E+000</text:p>
          </table:table-cell>
          <table:table-cell office:value-type="float" office:value="0.0000660419464111328">
            <text:p>0,00006604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99992163106799">
            <text:p>0,0019999216</text:p>
          </table:table-cell>
          <table:table-cell office:value-type="float" office:value="0.00218794029206038">
            <text:p>0,00218794</text:p>
          </table:table-cell>
          <table:table-cell table:style-name="ce2" office:value-type="float" office:value="0">
            <text:p>0,00E+000</text:p>
          </table:table-cell>
          <table:table-cell office:value-type="float" office:value="0.0000679492950439453">
            <text:p>0,00006795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5599999926053">
            <text:p>0,0155999999</text:p>
          </table:table-cell>
          <table:table-cell office:value-type="float" office:value="0.00246401701588184">
            <text:p>0,00246402</text:p>
          </table:table-cell>
          <table:table-cell table:style-name="ce2" office:value-type="float" office:value="0">
            <text:p>0,00E+000</text:p>
          </table:table-cell>
          <table:table-cell office:value-type="float" office:value="0.0000669956207275391">
            <text:p>0,00006700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0.0000000539002940058708">
            <text:p>5,39E-008</text:p>
          </table:table-cell>
          <table:table-cell office:value-type="float" office:value="0.00240109022706747">
            <text:p>0,00240109</text:p>
          </table:table-cell>
          <table:table-cell table:style-name="ce2" office:value-type="float" office:value="0">
            <text:p>0,00E+000</text:p>
          </table:table-cell>
          <table:table-cell office:value-type="float" office:value="0.0000691413879394531">
            <text:p>0,00006914</text:p>
          </table:table-cell>
          <table:table-cell table:style-name="Default" office:value-type="float" office:value="0">
            <text:p>0</text:p>
          </table:table-cell>
          <table:table-cell office:value-type="float" office:value="0.001">
            <text:p>0,00100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-0.0000000137370079755783">
            <text:p>-1,37E-008</text:p>
          </table:table-cell>
          <table:table-cell office:value-type="float" office:value="0.00248188350815326">
            <text:p>0,00248188</text:p>
          </table:table-cell>
          <table:table-cell table:style-name="ce2" office:value-type="float" office:value="0">
            <text:p>0,00E+000</text:p>
          </table:table-cell>
          <table:table-cell office:value-type="float" office:value="0.0000729560852050781">
            <text:p>0,00007296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float" office:value="0.0000000491272658109665">
            <text:p>4,91E-008</text:p>
          </table:table-cell>
          <table:table-cell office:value-type="float" office:value="0.00246488803531975">
            <text:p>0,00246489</text:p>
          </table:table-cell>
          <table:table-cell table:style-name="ce2" office:value-type="float" office:value="0">
            <text:p>0,00E+000</text:p>
          </table:table-cell>
          <table:table-cell office:value-type="float" office:value="0.0000791549682617187">
            <text:p>0,00007915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-0.0000000402797013521194">
            <text:p>-4,03E-008</text:p>
          </table:table-cell>
          <table:table-cell office:value-type="float" office:value="0.00255699164699763">
            <text:p>0,00255699</text:p>
          </table:table-cell>
          <table:table-cell table:style-name="ce2" office:value-type="float" office:value="0">
            <text:p>0,00E+000</text:p>
          </table:table-cell>
          <table:table-cell office:value-type="float" office:value="0.0000751018524169922">
            <text:p>0,00007510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-0.0000000477302819490433">
            <text:p>-4,77E-008</text:p>
          </table:table-cell>
          <table:table-cell office:value-type="float" office:value="0.00266206299420446">
            <text:p>0,00266206</text:p>
          </table:table-cell>
          <table:table-cell table:style-name="ce2" office:value-type="float" office:value="0">
            <text:p>0,00E+000</text:p>
          </table:table-cell>
          <table:table-cell office:value-type="float" office:value="0.0000770092010498047">
            <text:p>0,00007701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299989711493254">
            <text:p>0,0029998971</text:p>
          </table:table-cell>
          <table:table-cell office:value-type="float" office:value="0.00273911887779832">
            <text:p>0,00273912</text:p>
          </table:table-cell>
          <table:table-cell table:style-name="ce2" office:value-type="float" office:value="0">
            <text:p>0,00E+000</text:p>
          </table:table-cell>
          <table:table-cell office:value-type="float" office:value="0.0000870227813720703">
            <text:p>0,00008702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299993355292827">
            <text:p>0,0029999336</text:p>
          </table:table-cell>
          <table:table-cell office:value-type="float" office:value="0.00279401370789856">
            <text:p>0,00279401</text:p>
          </table:table-cell>
          <table:table-cell table:style-name="ce2" office:value-type="float" office:value="0">
            <text:p>0,00E+000</text:p>
          </table:table-cell>
          <table:table-cell office:value-type="float" office:value="0.0000820159912109375">
            <text:p>0,00008202</text:p>
          </table:table-cell>
          <table:table-cell table:style-name="Default" office:value-type="float" office:value="0.016">
            <text:p>0,016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300000654533505">
            <text:p>0,0030000065</text:p>
          </table:table-cell>
          <table:table-cell office:value-type="float" office:value="0.00292389874812216">
            <text:p>0,00292390</text:p>
          </table:table-cell>
          <table:table-cell table:style-name="ce2" office:value-type="float" office:value="0">
            <text:p>0,00E+000</text:p>
          </table:table-cell>
          <table:table-cell office:value-type="float" office:value="0.0000820159912109375">
            <text:p>0,00008202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399998237844557">
            <text:p>0,0039999824</text:p>
          </table:table-cell>
          <table:table-cell office:value-type="float" office:value="0.00291500706225634">
            <text:p>0,00291501</text:p>
          </table:table-cell>
          <table:table-cell table:style-name="ce2" office:value-type="float" office:value="0">
            <text:p>0,00E+000</text:p>
          </table:table-cell>
          <table:table-cell office:value-type="float" office:value="0.0000951290130615234">
            <text:p>0,00009513</text:p>
          </table:table-cell>
          <table:table-cell table:style-name="Default" office:value-type="float" office:value="0.015">
            <text:p>0,015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400110182818025">
            <text:p>0,0040011018</text:p>
          </table:table-cell>
          <table:table-cell office:value-type="float" office:value="0.00314891757443547">
            <text:p>0,00314892</text:p>
          </table:table-cell>
          <table:table-cell table:style-name="ce2" office:value-type="float" office:value="0">
            <text:p>0,00E+000</text:p>
          </table:table-cell>
          <table:table-cell office:value-type="float" office:value="0.0000858306884765625">
            <text:p>0,00008583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399997504428029">
            <text:p>0,003999975</text:p>
          </table:table-cell>
          <table:table-cell office:value-type="float" office:value="0.00316895148716867">
            <text:p>0,00316895</text:p>
          </table:table-cell>
          <table:table-cell table:style-name="ce2" office:value-type="float" office:value="0">
            <text:p>0,00E+000</text:p>
          </table:table-cell>
          <table:table-cell office:value-type="float" office:value="0.0000889301300048828">
            <text:p>0,00008893</text:p>
          </table:table-cell>
          <table:table-cell table:style-name="Default" office:value-type="float" office:value="0">
            <text:p>0</text:p>
          </table:table-cell>
          <table:table-cell office:value-type="float" office:value="0.003">
            <text:p>0,00300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399997469503433">
            <text:p>0,0039999747</text:p>
          </table:table-cell>
          <table:table-cell office:value-type="float" office:value="0.00316588080022484">
            <text:p>0,00316588</text:p>
          </table:table-cell>
          <table:table-cell table:style-name="ce2" office:value-type="float" office:value="0">
            <text:p>0,00E+000</text:p>
          </table:table-cell>
          <table:table-cell office:value-type="float" office:value="0.0000920295715332031">
            <text:p>0,00009203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0.0000000894069671630859">
            <text:p>8,94E-008</text:p>
          </table:table-cell>
          <table:table-cell office:value-type="float" office:value="0.00321607943624258">
            <text:p>0,00321608</text:p>
          </table:table-cell>
          <table:table-cell table:style-name="ce2" office:value-type="float" office:value="0">
            <text:p>0,00E+000</text:p>
          </table:table-cell>
          <table:table-cell office:value-type="float" office:value="0.0000929832458496094">
            <text:p>0,00009298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299988954793662">
            <text:p>0,0029998895</text:p>
          </table:table-cell>
          <table:table-cell office:value-type="float" office:value="0.00333991681691259">
            <text:p>0,00333992</text:p>
          </table:table-cell>
          <table:table-cell table:style-name="ce2" office:value-type="float" office:value="0">
            <text:p>0,00E+000</text:p>
          </table:table-cell>
          <table:table-cell office:value-type="float" office:value="0.0000941753387451172">
            <text:p>0,00009418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399989518336952">
            <text:p>0,0039998952</text:p>
          </table:table-cell>
          <table:table-cell office:value-type="float" office:value="0.00329494476318359">
            <text:p>0,00329494</text:p>
          </table:table-cell>
          <table:table-cell table:style-name="ce2" office:value-type="float" office:value="0">
            <text:p>0,00E+000</text:p>
          </table:table-cell>
          <table:table-cell office:value-type="float" office:value="0.0000960826873779297">
            <text:p>0,00009608</text:p>
          </table:table-cell>
          <table:table-cell table:style-name="Default" office:value-type="float" office:value="0">
            <text:p>0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400008400902152">
            <text:p>0,004000084</text:p>
          </table:table-cell>
          <table:table-cell office:value-type="float" office:value="0.00332292052917182">
            <text:p>0,00332292</text:p>
          </table:table-cell>
          <table:table-cell table:style-name="ce2" office:value-type="float" office:value="0">
            <text:p>0,00E+000</text:p>
          </table:table-cell>
          <table:table-cell office:value-type="float" office:value="0.000105142593383789">
            <text:p>0,00010514</text:p>
          </table:table-cell>
          <table:table-cell table:style-name="Default" office:value-type="float" office:value="0.015">
            <text:p>0,015</text:p>
          </table:table-cell>
          <table:table-cell office:value-type="float" office:value="0.002">
            <text:p>0,0020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400005385745317">
            <text:p>0,0040000539</text:p>
          </table:table-cell>
          <table:table-cell office:value-type="float" office:value="0.00347908679395914">
            <text:p>0,00347909</text:p>
          </table:table-cell>
          <table:table-cell table:style-name="ce2" office:value-type="float" office:value="0">
            <text:p>0,00E+000</text:p>
          </table:table-cell>
          <table:table-cell office:value-type="float" office:value="0.000100135803222656">
            <text:p>0,00010014</text:p>
          </table:table-cell>
          <table:table-cell table:style-name="Default" office:value-type="float" office:value="0">
            <text:p>0</text:p>
          </table:table-cell>
          <table:table-cell office:value-type="float" office:value="0.003">
            <text:p>0,0030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499996298458427">
            <text:p>0,004999963</text:p>
          </table:table-cell>
          <table:table-cell office:value-type="float" office:value="0.0035228815395385">
            <text:p>0,00352288</text:p>
          </table:table-cell>
          <table:table-cell table:style-name="ce2" office:value-type="float" office:value="0.000999927520751953">
            <text:p>1,00E-003</text:p>
          </table:table-cell>
          <table:table-cell office:value-type="float" office:value="0.000108957290649414">
            <text:p>0,00010896</text:p>
          </table:table-cell>
          <table:table-cell table:style-name="Default" office:value-type="float" office:value="0">
            <text:p>0</text:p>
          </table:table-cell>
          <table:table-cell office:value-type="float" office:value="0.003">
            <text:p>0,0030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delo Kalk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raciones</text:p>
          </table:table-cell>
          <table:table-cell table:style-name="ce1" office:value-type="string">
            <text:p>Octave (win)</text:p>
          </table:table-cell>
          <table:table-cell office:value-type="string">
            <text:p>Octave (linux)</text:p>
          </table:table-cell>
          <table:table-cell office:value-type="string">
            <text:p>Python (win)</text:p>
          </table:table-cell>
          <table:table-cell office:value-type="string">
            <text:p>Python (linux)</text:p>
          </table:table-cell>
          <table:table-cell office:value-type="string">
            <text:p>Scilab (win)</text:p>
          </table:table-cell>
          <table:table-cell office:value-type="string">
            <text:p>Scilab (linu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,00000000</text:p>
          </table:table-cell>
          <table:table-cell table:number-columns-repeated="5" office:value-type="float" office:value="0">
            <text:p>0,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60009888932109">
            <text:p>0,0160009889</text:p>
          </table:table-cell>
          <table:table-cell table:style-name="Default" office:value-type="float" office:value="0.00865405157674104">
            <text:p>0,0086540516</text:p>
          </table:table-cell>
          <table:table-cell table:style-name="ce2" office:value-type="float" office:value="0">
            <text:p>0,00E+000</text:p>
          </table:table-cell>
          <table:table-cell table:style-name="ce2" office:value-type="float" office:value="0.00000214576721191406">
            <text:p>2,15E-006</text:p>
          </table:table-cell>
          <table:table-cell table:style-name="Default" office:value-type="float" office:value="0.031">
            <text:p>0,031</text:p>
          </table:table-cell>
          <table:table-cell table:style-name="Default" office:value-type="float" office:value="0.015">
            <text:p>0,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80009558191523">
            <text:p>0,0280009558</text:p>
          </table:table-cell>
          <table:table-cell table:style-name="Default" office:value-type="float" office:value="0.0164840104989708">
            <text:p>0,0164840105</text:p>
          </table:table-cell>
          <table:table-cell table:style-name="ce2" office:value-type="float" office:value="0.0159997940063477">
            <text:p>1,60E-002</text:p>
          </table:table-cell>
          <table:table-cell table:style-name="ce2" office:value-type="float" office:value="0.00361013412475586">
            <text:p>3,61E-003</text:p>
          </table:table-cell>
          <table:table-cell table:style-name="Default" office:value-type="float" office:value="0.062">
            <text:p>0,062</text:p>
          </table:table-cell>
          <table:table-cell table:style-name="Default" office:value-type="float" office:value="0.026">
            <text:p>0,0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10020623821765">
            <text:p>0,0410020624</text:p>
          </table:table-cell>
          <table:table-cell table:style-name="Default" office:value-type="float" office:value="0.0245149051770568">
            <text:p>0,0245149052</text:p>
          </table:table-cell>
          <table:table-cell table:style-name="ce2" office:value-type="float" office:value="0.0319998264312744">
            <text:p>3,20E-002</text:p>
          </table:table-cell>
          <table:table-cell table:style-name="ce2" office:value-type="float" office:value="0.00649499893188477">
            <text:p>6,49E-003</text:p>
          </table:table-cell>
          <table:table-cell table:style-name="Default" office:value-type="float" office:value="0.094">
            <text:p>0,094</text:p>
          </table:table-cell>
          <table:table-cell table:style-name="Default" office:value-type="float" office:value="0.04">
            <text:p>0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90040929382667">
            <text:p>0,0590040929</text:p>
          </table:table-cell>
          <table:table-cell table:style-name="Default" office:value-type="float" office:value="0.0328141044592485">
            <text:p>0,0328141045</text:p>
          </table:table-cell>
          <table:table-cell table:style-name="ce2" office:value-type="float" office:value="0.0469999313354492">
            <text:p>4,70E-002</text:p>
          </table:table-cell>
          <table:table-cell table:style-name="ce2" office:value-type="float" office:value="0.00967097282409668">
            <text:p>9,67E-003</text:p>
          </table:table-cell>
          <table:table-cell table:style-name="Default" office:value-type="float" office:value="0.125">
            <text:p>0,125</text:p>
          </table:table-cell>
          <table:table-cell table:style-name="Default" office:value-type="float" office:value="0.053">
            <text:p>0,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50040673883632">
            <text:p>0,0750040674</text:p>
          </table:table-cell>
          <table:table-cell table:style-name="Default" office:value-type="float" office:value="0.0408798941643909">
            <text:p>0,0408798942</text:p>
          </table:table-cell>
          <table:table-cell table:style-name="ce2" office:value-type="float" office:value="0.0619997978210449">
            <text:p>6,20E-002</text:p>
          </table:table-cell>
          <table:table-cell table:style-name="ce2" office:value-type="float" office:value="0.0130069255828857">
            <text:p>1,30E-002</text:p>
          </table:table-cell>
          <table:table-cell table:style-name="Default" office:value-type="float" office:value="0.156">
            <text:p>0,156</text:p>
          </table:table-cell>
          <table:table-cell table:style-name="Default" office:value-type="float" office:value="0.067">
            <text:p>0,0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00010471232235">
            <text:p>0,0900010471</text:p>
          </table:table-cell>
          <table:table-cell table:style-name="Default" office:value-type="float" office:value="0.0489268860546872">
            <text:p>0,0489268861</text:p>
          </table:table-cell>
          <table:table-cell table:style-name="ce2" office:value-type="float" office:value="0.0780000686645508">
            <text:p>7,80E-002</text:p>
          </table:table-cell>
          <table:table-cell table:style-name="ce2" office:value-type="float" office:value="0.0160720348358154">
            <text:p>1,61E-002</text:p>
          </table:table-cell>
          <table:table-cell table:style-name="Default" office:value-type="float" office:value="0.219">
            <text:p>0,219</text:p>
          </table:table-cell>
          <table:table-cell table:style-name="Default" office:value-type="float" office:value="0.079">
            <text:p>0,0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14999993005767">
            <text:p>0,114999993</text:p>
          </table:table-cell>
          <table:table-cell table:style-name="Default" office:value-type="float" office:value="0.057236002990976">
            <text:p>0,057236003</text:p>
          </table:table-cell>
          <table:table-cell table:style-name="ce2" office:value-type="float" office:value="0.0940001010894775">
            <text:p>9,40E-002</text:p>
          </table:table-cell>
          <table:table-cell table:style-name="ce2" office:value-type="float" office:value="0.0193331241607666">
            <text:p>1,93E-002</text:p>
          </table:table-cell>
          <table:table-cell table:style-name="Default" office:value-type="float" office:value="0.234">
            <text:p>0,234</text:p>
          </table:table-cell>
          <table:table-cell table:style-name="Default" office:value-type="float" office:value="0.093">
            <text:p>0,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16006016498432">
            <text:p>0,1160060165</text:p>
          </table:table-cell>
          <table:table-cell table:style-name="Default" office:value-type="float" office:value="0.0653791165677831">
            <text:p>0,0653791166</text:p>
          </table:table-cell>
          <table:table-cell table:style-name="ce2" office:value-type="float" office:value="0.109000205993652">
            <text:p>1,09E-001</text:p>
          </table:table-cell>
          <table:table-cell table:style-name="ce2" office:value-type="float" office:value="0.0222890377044678">
            <text:p>2,23E-002</text:p>
          </table:table-cell>
          <table:table-cell table:style-name="Default" office:value-type="float" office:value="0.281">
            <text:p>0,281</text:p>
          </table:table-cell>
          <table:table-cell table:style-name="Default" office:value-type="float" office:value="0.106">
            <text:p>0,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38008063193411">
            <text:p>0,1380080632</text:p>
          </table:table-cell>
          <table:table-cell table:style-name="Default" office:value-type="float" office:value="0.0735240204958245">
            <text:p>0,0735240205</text:p>
          </table:table-cell>
          <table:table-cell table:style-name="ce2" office:value-type="float" office:value="0.124000072479248">
            <text:p>1,24E-001</text:p>
          </table:table-cell>
          <table:table-cell table:style-name="ce2" office:value-type="float" office:value="0.0252759456634521">
            <text:p>2,53E-002</text:p>
          </table:table-cell>
          <table:table-cell table:style-name="Default" office:value-type="float" office:value="0.296">
            <text:p>0,296</text:p>
          </table:table-cell>
          <table:table-cell table:style-name="Default" office:value-type="float" office:value="0.119">
            <text:p>0,1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0009096260183">
            <text:p>0,1600090963</text:p>
          </table:table-cell>
          <table:table-cell table:style-name="Default" office:value-type="float" office:value="0.0819130821619183">
            <text:p>0,0819130822</text:p>
          </table:table-cell>
          <table:table-cell table:style-name="ce2" office:value-type="float" office:value="0.141000032424927">
            <text:p>1,41E-001</text:p>
          </table:table-cell>
          <table:table-cell table:style-name="ce2" office:value-type="float" office:value="0.0287301540374756">
            <text:p>2,87E-002</text:p>
          </table:table-cell>
          <table:table-cell table:style-name="Default" office:value-type="float" office:value="0.359">
            <text:p>0,359</text:p>
          </table:table-cell>
          <table:table-cell table:style-name="Default" office:value-type="float" office:value="0.134">
            <text:p>0,1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7008994254284">
            <text:p>0,1570089943</text:p>
          </table:table-cell>
          <table:table-cell table:style-name="Default" office:value-type="float" office:value="0.0903100753203034">
            <text:p>0,0903100753</text:p>
          </table:table-cell>
          <table:table-cell table:style-name="ce2" office:value-type="float" office:value="0.155999898910522">
            <text:p>1,56E-001</text:p>
          </table:table-cell>
          <table:table-cell table:style-name="ce2" office:value-type="float" office:value="0.0317058563232422">
            <text:p>3,17E-002</text:p>
          </table:table-cell>
          <table:table-cell table:style-name="Default" office:value-type="float" office:value="0.359">
            <text:p>0,359</text:p>
          </table:table-cell>
          <table:table-cell table:style-name="Default" office:value-type="float" office:value="0.145">
            <text:p>0,1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601009406615">
            <text:p>0,2460100941</text:p>
          </table:table-cell>
          <table:table-cell table:style-name="Default" office:value-type="float" office:value="0.0980770741589368">
            <text:p>0,0980770742</text:p>
          </table:table-cell>
          <table:table-cell table:style-name="ce2" office:value-type="float" office:value="0.171999931335449">
            <text:p>1,72E-001</text:p>
          </table:table-cell>
          <table:table-cell table:style-name="ce2" office:value-type="float" office:value="0.0347111225128174">
            <text:p>3,47E-002</text:p>
          </table:table-cell>
          <table:table-cell table:style-name="Default" office:value-type="float" office:value="0.39">
            <text:p>0,39</text:p>
          </table:table-cell>
          <table:table-cell table:style-name="Default" office:value-type="float" office:value="0.158">
            <text:p>0,1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86007900279947">
            <text:p>0,1860079003</text:p>
          </table:table-cell>
          <table:table-cell table:style-name="Default" office:value-type="float" office:value="0.106575043173507">
            <text:p>0,1065750432</text:p>
          </table:table-cell>
          <table:table-cell table:style-name="ce2" office:value-type="float" office:value="0.187000036239624">
            <text:p>1,87E-001</text:p>
          </table:table-cell>
          <table:table-cell table:style-name="ce2" office:value-type="float" office:value="0.0381710529327393">
            <text:p>3,82E-002</text:p>
          </table:table-cell>
          <table:table-cell table:style-name="Default" office:value-type="float" office:value="0.437">
            <text:p>0,437</text:p>
          </table:table-cell>
          <table:table-cell table:style-name="Default" office:value-type="float" office:value="0.173">
            <text:p>0,1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03011992154643">
            <text:p>0,2030119922</text:p>
          </table:table-cell>
          <table:table-cell table:style-name="Default" office:value-type="float" office:value="0.114188031293452">
            <text:p>0,1141880313</text:p>
          </table:table-cell>
          <table:table-cell table:style-name="ce2" office:value-type="float" office:value="0.20199990272522">
            <text:p>2,02E-001</text:p>
          </table:table-cell>
          <table:table-cell table:style-name="ce2" office:value-type="float" office:value="0.0415558815002441">
            <text:p>4,16E-002</text:p>
          </table:table-cell>
          <table:table-cell table:style-name="Default" office:value-type="float" office:value="0.484">
            <text:p>0,484</text:p>
          </table:table-cell>
          <table:table-cell table:style-name="Default" office:value-type="float" office:value="0.185">
            <text:p>0,1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6006961544044">
            <text:p>0,2260069615</text:p>
          </table:table-cell>
          <table:table-cell table:style-name="Default" office:value-type="float" office:value="0.118151012458838">
            <text:p>0,1181510125</text:p>
          </table:table-cell>
          <table:table-cell table:style-name="ce2" office:value-type="float" office:value="0.217999935150146">
            <text:p>2,18E-001</text:p>
          </table:table-cell>
          <table:table-cell table:style-name="ce2" office:value-type="float" office:value="0.0442619323730469">
            <text:p>4,43E-002</text:p>
          </table:table-cell>
          <table:table-cell table:style-name="Default" office:value-type="float" office:value="0.515">
            <text:p>0,515</text:p>
          </table:table-cell>
          <table:table-cell table:style-name="Default" office:value-type="float" office:value="0.198">
            <text:p>0,1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30000000796281">
            <text:p>0,2300000008</text:p>
          </table:table-cell>
          <table:table-cell table:style-name="Default" office:value-type="float" office:value="0.126455929363146">
            <text:p>0,1264559294</text:p>
          </table:table-cell>
          <table:table-cell table:style-name="ce2" office:value-type="float" office:value="0.233999967575073">
            <text:p>2,34E-001</text:p>
          </table:table-cell>
          <table:table-cell table:style-name="ce2" office:value-type="float" office:value="0.0476582050323486">
            <text:p>4,77E-002</text:p>
          </table:table-cell>
          <table:table-cell table:style-name="Default" office:value-type="float" office:value="0.561">
            <text:p>0,561</text:p>
          </table:table-cell>
          <table:table-cell table:style-name="Default" office:value-type="float" office:value="0.212">
            <text:p>0,2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47007920406759">
            <text:p>0,2470079204</text:p>
          </table:table-cell>
          <table:table-cell table:style-name="Default" office:value-type="float" office:value="0.134381994022988">
            <text:p>0,134381994</text:p>
          </table:table-cell>
          <table:table-cell table:style-name="ce2" office:value-type="float" office:value="0.25">
            <text:p>2,50E-001</text:p>
          </table:table-cell>
          <table:table-cell table:style-name="ce2" office:value-type="float" office:value="0.0508799552917481">
            <text:p>5,09E-002</text:p>
          </table:table-cell>
          <table:table-cell table:style-name="Default" office:value-type="float" office:value="0.608">
            <text:p>0,608</text:p>
          </table:table-cell>
          <table:table-cell table:style-name="Default" office:value-type="float" office:value="0.225">
            <text:p>0,2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50014990451746">
            <text:p>0,2500149905</text:p>
          </table:table-cell>
          <table:table-cell table:style-name="Default" office:value-type="float" office:value="0.142764069372788">
            <text:p>0,1427640694</text:p>
          </table:table-cell>
          <table:table-cell table:style-name="ce2" office:value-type="float" office:value="0.264999866485596">
            <text:p>2,65E-001</text:p>
          </table:table-cell>
          <table:table-cell table:style-name="ce2" office:value-type="float" office:value="0.0537781715393066">
            <text:p>5,38E-002</text:p>
          </table:table-cell>
          <table:table-cell table:style-name="Default" office:value-type="float" office:value="0.609">
            <text:p>0,609</text:p>
          </table:table-cell>
          <table:table-cell table:style-name="Default" office:value-type="float" office:value="0.239">
            <text:p>0,2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9301606293302">
            <text:p>0,2930160629</text:p>
          </table:table-cell>
          <table:table-cell table:style-name="Default" office:value-type="float" office:value="0.152163022547029">
            <text:p>0,1521630225</text:p>
          </table:table-cell>
          <table:table-cell table:style-name="ce2" office:value-type="float" office:value="0.280999898910522">
            <text:p>2,81E-001</text:p>
          </table:table-cell>
          <table:table-cell table:style-name="ce2" office:value-type="float" office:value="0.0567359924316406">
            <text:p>5,67E-002</text:p>
          </table:table-cell>
          <table:table-cell table:style-name="Default" office:value-type="float" office:value="0.655">
            <text:p>0,655</text:p>
          </table:table-cell>
          <table:table-cell table:style-name="Default" office:value-type="float" office:value="0.252">
            <text:p>0,2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86016046185978">
            <text:p>0,2860160462</text:p>
          </table:table-cell>
          <table:table-cell table:style-name="Default" office:value-type="float" office:value="0.161245086230338">
            <text:p>0,1612450862</text:p>
          </table:table-cell>
          <table:table-cell table:style-name="ce2" office:value-type="float" office:value="0.296999931335449">
            <text:p>2,97E-001</text:p>
          </table:table-cell>
          <table:table-cell table:style-name="ce2" office:value-type="float" office:value="0.0601849555969238">
            <text:p>6,02E-002</text:p>
          </table:table-cell>
          <table:table-cell table:style-name="Default" office:value-type="float" office:value="0.686">
            <text:p>0,686</text:p>
          </table:table-cell>
          <table:table-cell table:style-name="Default" office:value-type="float" office:value="0.262">
            <text:p>0,2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16018966608681">
            <text:p>0,3160189666</text:p>
          </table:table-cell>
          <table:table-cell table:style-name="Default" office:value-type="float" office:value="0.167935044970363">
            <text:p>0,167935045</text:p>
          </table:table-cell>
          <table:table-cell table:style-name="ce2" office:value-type="float" office:value="0.312000036239624">
            <text:p>3,12E-001</text:p>
          </table:table-cell>
          <table:table-cell table:style-name="ce2" office:value-type="float" office:value="0.0631210803985596">
            <text:p>6,31E-002</text:p>
          </table:table-cell>
          <table:table-cell table:style-name="Default" office:value-type="float" office:value="0.734">
            <text:p>0,734</text:p>
          </table:table-cell>
          <table:table-cell table:style-name="Default" office:value-type="float" office:value="0.275">
            <text:p>0,2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20017991354689">
            <text:p>0,3200179914</text:p>
          </table:table-cell>
          <table:table-cell table:style-name="Default" office:value-type="float" office:value="0.175120091531426">
            <text:p>0,1751200915</text:p>
          </table:table-cell>
          <table:table-cell table:style-name="ce2" office:value-type="float" office:value="0.374000072479248">
            <text:p>3,74E-001</text:p>
          </table:table-cell>
          <table:table-cell table:style-name="ce2" office:value-type="float" office:value="0.0665130615234375">
            <text:p>6,65E-002</text:p>
          </table:table-cell>
          <table:table-cell table:style-name="Default" office:value-type="float" office:value="0.764">
            <text:p>0,764</text:p>
          </table:table-cell>
          <table:table-cell table:style-name="Default" office:value-type="float" office:value="0.288">
            <text:p>0,28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05016891215928">
            <text:p>0,3050168912</text:p>
          </table:table-cell>
          <table:table-cell table:style-name="Default" office:value-type="float" office:value="0.182643981766887">
            <text:p>0,1826439818</text:p>
          </table:table-cell>
          <table:table-cell table:style-name="ce2" office:value-type="float" office:value="0.342999935150146">
            <text:p>3,43E-001</text:p>
          </table:table-cell>
          <table:table-cell table:style-name="ce2" office:value-type="float" office:value="0.0697829723358154">
            <text:p>6,98E-002</text:p>
          </table:table-cell>
          <table:table-cell table:style-name="Default" office:value-type="float" office:value="0.78">
            <text:p>0,78</text:p>
          </table:table-cell>
          <table:table-cell table:style-name="Default" office:value-type="float" office:value="0.301">
            <text:p>0,3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29617955023423">
            <text:p>0,329617955</text:p>
          </table:table-cell>
          <table:table-cell table:style-name="Default" office:value-type="float" office:value="0.192724995082244">
            <text:p>0,1927249951</text:p>
          </table:table-cell>
          <table:table-cell table:style-name="ce2" office:value-type="float" office:value="0.358999967575073">
            <text:p>3,59E-001</text:p>
          </table:table-cell>
          <table:table-cell table:style-name="ce2" office:value-type="float" office:value="0.0726730823516846">
            <text:p>7,27E-002</text:p>
          </table:table-cell>
          <table:table-cell table:style-name="Default" office:value-type="float" office:value="0.826">
            <text:p>0,826</text:p>
          </table:table-cell>
          <table:table-cell table:style-name="Default" office:value-type="float" office:value="0.315">
            <text:p>0,3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33018896286376">
            <text:p>0,3330188963</text:p>
          </table:table-cell>
          <table:table-cell table:style-name="Default" office:value-type="float" office:value="0.202838015044108">
            <text:p>0,202838015</text:p>
          </table:table-cell>
          <table:table-cell table:style-name="ce2" office:value-type="float" office:value="0.375">
            <text:p>3,75E-001</text:p>
          </table:table-cell>
          <table:table-cell table:style-name="ce2" office:value-type="float" office:value="0.075922966003418">
            <text:p>7,59E-002</text:p>
          </table:table-cell>
          <table:table-cell table:style-name="Default" office:value-type="float" office:value="0.874">
            <text:p>0,874</text:p>
          </table:table-cell>
          <table:table-cell table:style-name="Default" office:value-type="float" office:value="0.327">
            <text:p>0,3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49019982735626">
            <text:p>0,3490199827</text:p>
          </table:table-cell>
          <table:table-cell table:style-name="Default" office:value-type="float" office:value="0.208237056154758">
            <text:p>0,2082370562</text:p>
          </table:table-cell>
          <table:table-cell table:style-name="ce2" office:value-type="float" office:value="0.389999866485596">
            <text:p>3,90E-001</text:p>
          </table:table-cell>
          <table:table-cell table:style-name="ce2" office:value-type="float" office:value="0.0790059566497803">
            <text:p>7,90E-002</text:p>
          </table:table-cell>
          <table:table-cell table:style-name="Default" office:value-type="float" office:value="0.89">
            <text:p>0,89</text:p>
          </table:table-cell>
          <table:table-cell table:style-name="Default" office:value-type="float" office:value="0.341">
            <text:p>0,3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59020063770004">
            <text:p>0,3590200638</text:p>
          </table:table-cell>
          <table:table-cell table:style-name="Default" office:value-type="float" office:value="0.217023047734983">
            <text:p>0,2170230477</text:p>
          </table:table-cell>
          <table:table-cell table:style-name="ce2" office:value-type="float" office:value="0.406000137329102">
            <text:p>4,06E-001</text:p>
          </table:table-cell>
          <table:table-cell table:style-name="ce2" office:value-type="float" office:value="0.0823581218719482">
            <text:p>8,24E-002</text:p>
          </table:table-cell>
          <table:table-cell table:style-name="Default" office:value-type="float" office:value="0.936">
            <text:p>0,936</text:p>
          </table:table-cell>
          <table:table-cell table:style-name="Default" office:value-type="float" office:value="0.354">
            <text:p>0,3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69020952377468">
            <text:p>0,3690209524</text:p>
          </table:table-cell>
          <table:table-cell table:style-name="Default" office:value-type="float" office:value="0.224693889729679">
            <text:p>0,2246938897</text:p>
          </table:table-cell>
          <table:table-cell table:style-name="ce2" office:value-type="float" office:value="0.421000003814697">
            <text:p>4,21E-001</text:p>
          </table:table-cell>
          <table:table-cell table:style-name="ce2" office:value-type="float" office:value="0.0856308937072754">
            <text:p>8,56E-002</text:p>
          </table:table-cell>
          <table:table-cell table:style-name="Default" office:value-type="float" office:value="0.982">
            <text:p>0,982</text:p>
          </table:table-cell>
          <table:table-cell table:style-name="Default" office:value-type="float" office:value="0.367">
            <text:p>0,3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76210984773934">
            <text:p>0,3762109848</text:p>
          </table:table-cell>
          <table:table-cell table:style-name="Default" office:value-type="float" office:value="0.233727897400968">
            <text:p>0,2337278974</text:p>
          </table:table-cell>
          <table:table-cell table:style-name="ce2" office:value-type="float" office:value="0.436999797821045">
            <text:p>4,37E-001</text:p>
          </table:table-cell>
          <table:table-cell table:style-name="ce2" office:value-type="float" office:value="0.0885109901428223">
            <text:p>8,85E-002</text:p>
          </table:table-cell>
          <table:table-cell table:style-name="Default" office:value-type="float" office:value="0.998">
            <text:p>0,998</text:p>
          </table:table-cell>
          <table:table-cell table:style-name="Default" office:value-type="float" office:value="0.379">
            <text:p>0,3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92022992600687">
            <text:p>0,3920229926</text:p>
          </table:table-cell>
          <table:table-cell table:style-name="Default" office:value-type="float" office:value="0.239723017322831">
            <text:p>0,2397230173</text:p>
          </table:table-cell>
          <table:table-cell table:style-name="ce2" office:value-type="float" office:value="0.452000141143799">
            <text:p>4,52E-001</text:p>
          </table:table-cell>
          <table:table-cell table:style-name="ce2" office:value-type="float" office:value="0.0914371013641357">
            <text:p>9,14E-002</text:p>
          </table:table-cell>
          <table:table-cell table:style-name="Default" office:value-type="float" office:value="1.03">
            <text:p>1,03</text:p>
          </table:table-cell>
          <table:table-cell table:style-name="Default" office:value-type="float" office:value="0.393">
            <text:p>0,39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15024066576734">
            <text:p>0,4150240666</text:p>
          </table:table-cell>
          <table:table-cell table:style-name="Default" office:value-type="float" office:value="0.249449998955242">
            <text:p>0,249449999</text:p>
          </table:table-cell>
          <table:table-cell table:style-name="ce2" office:value-type="float" office:value="0.468000173568726">
            <text:p>4,68E-001</text:p>
          </table:table-cell>
          <table:table-cell table:style-name="ce2" office:value-type="float" office:value="0.0947649478912354">
            <text:p>9,48E-002</text:p>
          </table:table-cell>
          <table:table-cell table:style-name="Default" office:value-type="float" office:value="1.06">
            <text:p>1,06</text:p>
          </table:table-cell>
          <table:table-cell table:style-name="Default" office:value-type="float" office:value="0.405">
            <text:p>0,4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33822033810429">
            <text:p>0,4338220338</text:p>
          </table:table-cell>
          <table:table-cell table:style-name="Default" office:value-type="float" office:value="0.259944995283149">
            <text:p>0,2599449953</text:p>
          </table:table-cell>
          <table:table-cell table:style-name="ce2" office:value-type="float" office:value="0.483000040054321">
            <text:p>4,83E-001</text:p>
          </table:table-cell>
          <table:table-cell table:style-name="ce2" office:value-type="float" office:value="0.0991561412811279">
            <text:p>9,92E-002</text:p>
          </table:table-cell>
          <table:table-cell table:style-name="Default" office:value-type="float" office:value="1.123">
            <text:p>1,123</text:p>
          </table:table-cell>
          <table:table-cell table:style-name="Default" office:value-type="float" office:value="0.419">
            <text:p>0,4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212010538904">
            <text:p>0,4212010539</text:p>
          </table:table-cell>
          <table:table-cell table:style-name="Default" office:value-type="float" office:value="0.267282048938796">
            <text:p>0,2672820489</text:p>
          </table:table-cell>
          <table:table-cell table:style-name="ce2" office:value-type="float" office:value="0.499000072479248">
            <text:p>4,99E-001</text:p>
          </table:table-cell>
          <table:table-cell table:style-name="ce2" office:value-type="float" office:value="0.103191137313843">
            <text:p>1,03E-001</text:p>
          </table:table-cell>
          <table:table-cell table:style-name="Default" office:value-type="float" office:value="1.155">
            <text:p>1,155</text:p>
          </table:table-cell>
          <table:table-cell table:style-name="Default" office:value-type="float" office:value="0.432">
            <text:p>0,4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2210986171849">
            <text:p>0,4522109862</text:p>
          </table:table-cell>
          <table:table-cell table:style-name="Default" office:value-type="float" office:value="0.28039297205396">
            <text:p>0,2803929721</text:p>
          </table:table-cell>
          <table:table-cell table:style-name="ce2" office:value-type="float" office:value="0.515000104904175">
            <text:p>5,15E-001</text:p>
          </table:table-cell>
          <table:table-cell table:style-name="ce2" office:value-type="float" office:value="0.105934143066406">
            <text:p>1,06E-001</text:p>
          </table:table-cell>
          <table:table-cell table:style-name="Default" office:value-type="float" office:value="1.17">
            <text:p>1,17</text:p>
          </table:table-cell>
          <table:table-cell table:style-name="Default" office:value-type="float" office:value="0.445">
            <text:p>0,4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68000049120747">
            <text:p>0,4680000491</text:p>
          </table:table-cell>
          <table:table-cell table:style-name="Default" office:value-type="float" office:value="0.286901950719766">
            <text:p>0,2869019507</text:p>
          </table:table-cell>
          <table:table-cell table:style-name="ce2" office:value-type="float" office:value="0.529999971389771">
            <text:p>5,30E-001</text:p>
          </table:table-cell>
          <table:table-cell table:style-name="ce2" office:value-type="float" office:value="0.109309911727905">
            <text:p>1,09E-001</text:p>
          </table:table-cell>
          <table:table-cell table:style-name="Default" office:value-type="float" office:value="1.217">
            <text:p>1,217</text:p>
          </table:table-cell>
          <table:table-cell table:style-name="Default" office:value-type="float" office:value="0.459">
            <text:p>0,45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91618959698826">
            <text:p>0,4916189597</text:p>
          </table:table-cell>
          <table:table-cell table:style-name="Default" office:value-type="float" office:value="0.293765978305601">
            <text:p>0,2937659783</text:p>
          </table:table-cell>
          <table:table-cell table:style-name="ce2" office:value-type="float" office:value="0.562000036239624">
            <text:p>5,62E-001</text:p>
          </table:table-cell>
          <table:table-cell table:style-name="ce2" office:value-type="float" office:value="0.112591028213501">
            <text:p>1,13E-001</text:p>
          </table:table-cell>
          <table:table-cell table:style-name="Default" office:value-type="float" office:value="1.232">
            <text:p>1,232</text:p>
          </table:table-cell>
          <table:table-cell table:style-name="Default" office:value-type="float" office:value="0.47">
            <text:p>0,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83599952189252">
            <text:p>0,4835999522</text:p>
          </table:table-cell>
          <table:table-cell table:style-name="Default" office:value-type="float" office:value="0.301077953423373">
            <text:p>0,3010779534</text:p>
          </table:table-cell>
          <table:table-cell table:style-name="ce2" office:value-type="float" office:value="0.561000108718872">
            <text:p>5,61E-001</text:p>
          </table:table-cell>
          <table:table-cell table:style-name="ce2" office:value-type="float" office:value="0.115511178970337">
            <text:p>1,16E-001</text:p>
          </table:table-cell>
          <table:table-cell table:style-name="Default" office:value-type="float" office:value="1.263">
            <text:p>1,263</text:p>
          </table:table-cell>
          <table:table-cell table:style-name="Default" office:value-type="float" office:value="0.485">
            <text:p>0,4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3028114549816">
            <text:p>0,4930281145</text:p>
          </table:table-cell>
          <table:table-cell table:style-name="Default" office:value-type="float" office:value="0.308879099437036">
            <text:p>0,3088790994</text:p>
          </table:table-cell>
          <table:table-cell table:style-name="ce2" office:value-type="float" office:value="0.57699990272522">
            <text:p>5,77E-001</text:p>
          </table:table-cell>
          <table:table-cell table:style-name="ce2" office:value-type="float" office:value="0.11832594871521">
            <text:p>1,18E-001</text:p>
          </table:table-cell>
          <table:table-cell table:style-name="Default" office:value-type="float" office:value="1.311">
            <text:p>1,311</text:p>
          </table:table-cell>
          <table:table-cell table:style-name="Default" office:value-type="float" office:value="0.497">
            <text:p>0,49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96208912576549">
            <text:p>0,4962089126</text:p>
          </table:table-cell>
          <table:table-cell table:style-name="Default" office:value-type="float" office:value="0.315023966017179">
            <text:p>0,315023966</text:p>
          </table:table-cell>
          <table:table-cell table:style-name="ce2" office:value-type="float" office:value="0.592999935150147">
            <text:p>5,93E-001</text:p>
          </table:table-cell>
          <table:table-cell table:style-name="ce2" office:value-type="float" office:value="0.121635913848877">
            <text:p>1,22E-001</text:p>
          </table:table-cell>
          <table:table-cell table:style-name="Default" office:value-type="float" office:value="1.357">
            <text:p>1,357</text:p>
          </table:table-cell>
          <table:table-cell table:style-name="Default" office:value-type="float" office:value="0.51">
            <text:p>0,5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20029985578731">
            <text:p>0,5200299856</text:p>
          </table:table-cell>
          <table:table-cell table:style-name="Default" office:value-type="float" office:value="0.324983005644754">
            <text:p>0,3249830056</text:p>
          </table:table-cell>
          <table:table-cell table:style-name="ce2" office:value-type="float" office:value="0.608000040054321">
            <text:p>6,08E-001</text:p>
          </table:table-cell>
          <table:table-cell table:style-name="ce2" office:value-type="float" office:value="0.124688863754272">
            <text:p>1,25E-001</text:p>
          </table:table-cell>
          <table:table-cell table:style-name="Default" office:value-type="float" office:value="1.404">
            <text:p>1,404</text:p>
          </table:table-cell>
          <table:table-cell table:style-name="Default" office:value-type="float" office:value="0.525">
            <text:p>0,5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38031033938751">
            <text:p>0,5380310339</text:p>
          </table:table-cell>
          <table:table-cell table:style-name="Default" office:value-type="float" office:value="0.33288008114323">
            <text:p>0,3328800811</text:p>
          </table:table-cell>
          <table:table-cell table:style-name="ce2" office:value-type="float" office:value="0.733000040054321">
            <text:p>7,33E-001</text:p>
          </table:table-cell>
          <table:table-cell table:style-name="ce2" office:value-type="float" office:value="0.126917123794556">
            <text:p>1,27E-001</text:p>
          </table:table-cell>
          <table:table-cell table:style-name="Default" office:value-type="float" office:value="1.404">
            <text:p>1,404</text:p>
          </table:table-cell>
          <table:table-cell table:style-name="Default" office:value-type="float" office:value="0.536">
            <text:p>0,53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45827961293981">
            <text:p>0,5458279613</text:p>
          </table:table-cell>
          <table:table-cell table:style-name="Default" office:value-type="float" office:value="0.340063103009015">
            <text:p>0,340063103</text:p>
          </table:table-cell>
          <table:table-cell table:style-name="ce2" office:value-type="float" office:value="0.65500020980835">
            <text:p>6,55E-001</text:p>
          </table:table-cell>
          <table:table-cell table:style-name="ce2" office:value-type="float" office:value="0.129975080490112">
            <text:p>1,30E-001</text:p>
          </table:table-cell>
          <table:table-cell table:style-name="Default" office:value-type="float" office:value="1.436">
            <text:p>1,436</text:p>
          </table:table-cell>
          <table:table-cell table:style-name="Default" office:value-type="float" office:value="0.551">
            <text:p>0,55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67032026592642">
            <text:p>0,5670320266</text:p>
          </table:table-cell>
          <table:table-cell table:style-name="Default" office:value-type="float" office:value="0.342434109770693">
            <text:p>0,3424341098</text:p>
          </table:table-cell>
          <table:table-cell table:style-name="ce2" office:value-type="float" office:value="0.655999898910522">
            <text:p>6,56E-001</text:p>
          </table:table-cell>
          <table:table-cell table:style-name="ce2" office:value-type="float" office:value="0.133076906204224">
            <text:p>1,33E-001</text:p>
          </table:table-cell>
          <table:table-cell table:style-name="Default" office:value-type="float" office:value="1.716">
            <text:p>1,716</text:p>
          </table:table-cell>
          <table:table-cell table:style-name="Default" office:value-type="float" office:value="0.563">
            <text:p>0,56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82033026148565">
            <text:p>0,5820330261</text:p>
          </table:table-cell>
          <table:table-cell table:style-name="Default" office:value-type="float" office:value="0.352783992770128">
            <text:p>0,3527839928</text:p>
          </table:table-cell>
          <table:table-cell table:style-name="ce2" office:value-type="float" office:value="0.670000076293945">
            <text:p>6,70E-001</text:p>
          </table:table-cell>
          <table:table-cell table:style-name="ce2" office:value-type="float" office:value="0.136240005493164">
            <text:p>1,36E-001</text:p>
          </table:table-cell>
          <table:table-cell table:style-name="Default" office:value-type="float" office:value="1.591">
            <text:p>1,591</text:p>
          </table:table-cell>
          <table:table-cell table:style-name="Default" office:value-type="float" office:value="0.575">
            <text:p>0,5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07013089349493">
            <text:p>0,6070130893</text:p>
          </table:table-cell>
          <table:table-cell table:style-name="Default" office:value-type="float" office:value="0.363897885079496">
            <text:p>0,3638978851</text:p>
          </table:table-cell>
          <table:table-cell table:style-name="ce2" office:value-type="float" office:value="0.686000108718872">
            <text:p>6,86E-001</text:p>
          </table:table-cell>
          <table:table-cell table:style-name="ce2" office:value-type="float" office:value="0.139190912246704">
            <text:p>1,39E-001</text:p>
          </table:table-cell>
          <table:table-cell table:style-name="Default" office:value-type="float" office:value="1.56">
            <text:p>1,56</text:p>
          </table:table-cell>
          <table:table-cell table:style-name="Default" office:value-type="float" office:value="0.581">
            <text:p>0,58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9803410700988">
            <text:p>0,598034107</text:p>
          </table:table-cell>
          <table:table-cell table:style-name="Default" office:value-type="float" office:value="0.371245936839841">
            <text:p>0,3712459368</text:p>
          </table:table-cell>
          <table:table-cell table:style-name="ce2" office:value-type="float" office:value="0.733999967575073">
            <text:p>7,34E-001</text:p>
          </table:table-cell>
          <table:table-cell table:style-name="ce2" office:value-type="float" office:value="0.142601013183594">
            <text:p>1,43E-001</text:p>
          </table:table-cell>
          <table:table-cell table:style-name="Default" office:value-type="float" office:value="1.591">
            <text:p>1,591</text:p>
          </table:table-cell>
          <table:table-cell table:style-name="Default" office:value-type="float" office:value="0.595">
            <text:p>0,59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15034946706146">
            <text:p>0,6150349467</text:p>
          </table:table-cell>
          <table:table-cell table:style-name="Default" office:value-type="float" office:value="0.379318933235481">
            <text:p>0,3793189332</text:p>
          </table:table-cell>
          <table:table-cell table:style-name="ce2" office:value-type="float" office:value="0.717999935150147">
            <text:p>7,18E-001</text:p>
          </table:table-cell>
          <table:table-cell table:style-name="ce2" office:value-type="float" office:value="0.14596700668335">
            <text:p>1,46E-001</text:p>
          </table:table-cell>
          <table:table-cell table:style-name="Default" office:value-type="float" office:value="1.607">
            <text:p>1,607</text:p>
          </table:table-cell>
          <table:table-cell table:style-name="Default" office:value-type="float" office:value="0.607">
            <text:p>0,60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23026897083037">
            <text:p>0,6230268971</text:p>
          </table:table-cell>
          <table:table-cell table:style-name="Default" office:value-type="float" office:value="0.387230106745847">
            <text:p>0,3872301067</text:p>
          </table:table-cell>
          <table:table-cell table:style-name="ce2" office:value-type="float" office:value="0.273999929428101">
            <text:p>2,74E-001</text:p>
          </table:table-cell>
          <table:table-cell table:style-name="ce2" office:value-type="float" office:value="0.148850917816162">
            <text:p>1,49E-001</text:p>
          </table:table-cell>
          <table:table-cell table:style-name="Default" office:value-type="float" office:value="1.638">
            <text:p>1,638</text:p>
          </table:table-cell>
          <table:table-cell table:style-name="Default" office:value-type="float" office:value="0.62">
            <text:p>0,6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41037105349824">
            <text:p>0,6410371053</text:p>
          </table:table-cell>
          <table:table-cell table:style-name="Default" office:value-type="float" office:value="0.389768062508665">
            <text:p>0,3897680625</text:p>
          </table:table-cell>
          <table:table-cell table:style-name="ce2" office:value-type="float" office:value="0.269999980926514">
            <text:p>2,70E-001</text:p>
          </table:table-cell>
          <table:table-cell table:style-name="ce2" office:value-type="float" office:value="0.151819944381714">
            <text:p>1,52E-001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0.633">
            <text:p>0,6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44835086888634">
            <text:p>0,6448350869</text:p>
          </table:table-cell>
          <table:table-cell table:style-name="Default" office:value-type="float" office:value="0.399627034552395">
            <text:p>0,3996270346</text:p>
          </table:table-cell>
          <table:table-cell table:style-name="ce2" office:value-type="float" office:value="0.388999938964844">
            <text:p>3,89E-001</text:p>
          </table:table-cell>
          <table:table-cell table:style-name="ce2" office:value-type="float" office:value="0.154984951019287">
            <text:p>1,55E-001</text:p>
          </table:table-cell>
          <table:table-cell table:style-name="Default" office:value-type="float" office:value="1.779">
            <text:p>1,779</text:p>
          </table:table-cell>
          <table:table-cell table:style-name="Default" office:value-type="float" office:value="0.645">
            <text:p>0,6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delo Kalk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raciones</text:p>
          </table:table-cell>
          <table:table-cell table:style-name="ce1" office:value-type="string">
            <text:p>Octave (win)</text:p>
          </table:table-cell>
          <table:table-cell office:value-type="string">
            <text:p>Octave (linux)</text:p>
          </table:table-cell>
          <table:table-cell office:value-type="string">
            <text:p>Python (win)</text:p>
          </table:table-cell>
          <table:table-cell office:value-type="string">
            <text:p>Python (linux)</text:p>
          </table:table-cell>
          <table:table-cell office:value-type="string">
            <text:p>Scilab (win)</text:p>
          </table:table-cell>
          <table:table-cell office:value-type="string">
            <text:p>Scilab (linu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,00000000</text:p>
          </table:table-cell>
          <table:table-cell table:number-columns-repeated="5" office:value-type="float" office:value="0">
            <text:p>0,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43715200282168">
            <text:p>3,4371520028</text:p>
          </table:table-cell>
          <table:table-cell table:style-name="Default" office:value-type="float" office:value="2.24191905255429">
            <text:p>2,2419190526</text:p>
          </table:table-cell>
          <table:table-cell table:style-name="ce2" office:value-type="float" office:value="0">
            <text:p>0,00E+000</text:p>
          </table:table-cell>
          <table:table-cell table:style-name="ce2" office:value-type="float" office:value="0.0000019073486328125">
            <text:p>1,91E-006</text:p>
          </table:table-cell>
          <table:table-cell table:style-name="Default" office:value-type="float" office:value="0.546">
            <text:p>0,546</text:p>
          </table:table-cell>
          <table:table-cell table:style-name="Default" office:value-type="float" office:value="0.545">
            <text:p>0,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87125488580205">
            <text:p>6,8712548858</text:p>
          </table:table-cell>
          <table:table-cell table:style-name="Default" office:value-type="float" office:value="4.58060410013422">
            <text:p>4,5806041001</text:p>
          </table:table-cell>
          <table:table-cell table:style-name="ce2" office:value-type="float" office:value="1.02900004386902">
            <text:p>1,03E+000</text:p>
          </table:table-cell>
          <table:table-cell table:style-name="ce2" office:value-type="float" office:value="1.07937598228455">
            <text:p>1,08E+000</text:p>
          </table:table-cell>
          <table:table-cell table:style-name="Default" office:value-type="float" office:value="1.092">
            <text:p>1,092</text:p>
          </table:table-cell>
          <table:table-cell table:style-name="Default" office:value-type="float" office:value="1.071">
            <text:p>1,0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4454270272981">
            <text:p>10,4454270273</text:p>
          </table:table-cell>
          <table:table-cell table:style-name="Default" office:value-type="float" office:value="6.83986211032607">
            <text:p>6,8398621103</text:p>
          </table:table-cell>
          <table:table-cell table:style-name="ce2" office:value-type="float" office:value="2.07400012016296">
            <text:p>2,07E+000</text:p>
          </table:table-cell>
          <table:table-cell table:style-name="ce2" office:value-type="float" office:value="2.16703581809998">
            <text:p>2,17E+000</text:p>
          </table:table-cell>
          <table:table-cell table:style-name="Default" office:value-type="float" office:value="1.622">
            <text:p>1,622</text:p>
          </table:table-cell>
          <table:table-cell table:style-name="Default" office:value-type="float" office:value="1.615">
            <text:p>1,6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.9146230970509">
            <text:p>13,9146230971</text:p>
          </table:table-cell>
          <table:table-cell table:style-name="Default" office:value-type="float" office:value="9.11553404456936">
            <text:p>9,1155340446</text:p>
          </table:table-cell>
          <table:table-cell table:style-name="ce2" office:value-type="float" office:value="3.08800005912781">
            <text:p>3,09E+000</text:p>
          </table:table-cell>
          <table:table-cell table:style-name="ce2" office:value-type="float" office:value="3.24780511856079">
            <text:p>3,25E+000</text:p>
          </table:table-cell>
          <table:table-cell table:style-name="Default" office:value-type="float" office:value="2.168">
            <text:p>2,168</text:p>
          </table:table-cell>
          <table:table-cell table:style-name="Default" office:value-type="float" office:value="2.137">
            <text:p>2,1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.3056639665738">
            <text:p>17,3056639666</text:p>
          </table:table-cell>
          <table:table-cell table:style-name="Default" office:value-type="float" office:value="11.1939110480016">
            <text:p>11,193911048</text:p>
          </table:table-cell>
          <table:table-cell table:style-name="ce2" office:value-type="float" office:value="4.15000009536743">
            <text:p>4,15E+000</text:p>
          </table:table-cell>
          <table:table-cell table:style-name="ce2" office:value-type="float" office:value="4.3569769859314">
            <text:p>4,36E+000</text:p>
          </table:table-cell>
          <table:table-cell table:style-name="Default" office:value-type="float" office:value="2.715">
            <text:p>2,715</text:p>
          </table:table-cell>
          <table:table-cell table:style-name="Default" office:value-type="float" office:value="2.7">
            <text:p>2,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.6798319407972">
            <text:p>20,6798319408</text:p>
          </table:table-cell>
          <table:table-cell table:style-name="Default" office:value-type="float" office:value="13.7009549358627">
            <text:p>13,7009549359</text:p>
          </table:table-cell>
          <table:table-cell table:style-name="ce2" office:value-type="float" office:value="5.13199996948242">
            <text:p>5,13E+000</text:p>
          </table:table-cell>
          <table:table-cell table:style-name="ce2" office:value-type="float" office:value="5.44565105438232">
            <text:p>5,45E+000</text:p>
          </table:table-cell>
          <table:table-cell table:style-name="Default" office:value-type="float" office:value="3.229">
            <text:p>3,229</text:p>
          </table:table-cell>
          <table:table-cell table:style-name="Default" office:value-type="float" office:value="3.252">
            <text:p>3,2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.0601209833985">
            <text:p>24,0601209834</text:p>
          </table:table-cell>
          <table:table-cell table:style-name="Default" office:value-type="float" office:value="16.0365579733625">
            <text:p>16,0365579734</text:p>
          </table:table-cell>
          <table:table-cell table:style-name="ce2" office:value-type="float" office:value="6.19300007820129">
            <text:p>6,19E+000</text:p>
          </table:table-cell>
          <table:table-cell table:style-name="ce2" office:value-type="float" office:value="6.48713779449463">
            <text:p>6,49E+000</text:p>
          </table:table-cell>
          <table:table-cell table:style-name="Default" office:value-type="float" office:value="3.79">
            <text:p>3,79</text:p>
          </table:table-cell>
          <table:table-cell table:style-name="Default" office:value-type="float" office:value="3.733">
            <text:p>3,7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7123821189161">
            <text:p>27,7123821189</text:p>
          </table:table-cell>
          <table:table-cell table:style-name="Default" office:value-type="float" office:value="18.1824820393231">
            <text:p>18,1824820393</text:p>
          </table:table-cell>
          <table:table-cell table:style-name="ce2" office:value-type="float" office:value="7.22299981117249">
            <text:p>7,22E+000</text:p>
          </table:table-cell>
          <table:table-cell table:style-name="ce2" office:value-type="float" office:value="7.61553907394409">
            <text:p>7,62E+000</text:p>
          </table:table-cell>
          <table:table-cell table:style-name="Default" office:value-type="float" office:value="4.321">
            <text:p>4,321</text:p>
          </table:table-cell>
          <table:table-cell table:style-name="Default" office:value-type="float" office:value="4.343">
            <text:p>4,3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.1945049454225">
            <text:p>31,1945049454</text:p>
          </table:table-cell>
          <table:table-cell table:style-name="Default" office:value-type="float" office:value="20.5854499486741">
            <text:p>20,5854499487</text:p>
          </table:table-cell>
          <table:table-cell table:style-name="ce2" office:value-type="float" office:value="8.22199988365173">
            <text:p>8,22E+000</text:p>
          </table:table-cell>
          <table:table-cell table:style-name="ce2" office:value-type="float" office:value="8.65385890007019">
            <text:p>8,65E+000</text:p>
          </table:table-cell>
          <table:table-cell table:style-name="Default" office:value-type="float" office:value="4.852">
            <text:p>4,852</text:p>
          </table:table-cell>
          <table:table-cell table:style-name="Default" office:value-type="float" office:value="4.854">
            <text:p>4,8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7574109504931">
            <text:p>34,7574109505</text:p>
          </table:table-cell>
          <table:table-cell table:style-name="Default" office:value-type="float" office:value="22.8816070606699">
            <text:p>22,8816070607</text:p>
          </table:table-cell>
          <table:table-cell table:style-name="ce2" office:value-type="float" office:value="9.26600003242493">
            <text:p>9,27E+000</text:p>
          </table:table-cell>
          <table:table-cell table:style-name="ce2" office:value-type="float" office:value="9.73317289352417">
            <text:p>9,73E+000</text:p>
          </table:table-cell>
          <table:table-cell table:style-name="Default" office:value-type="float" office:value="5.429">
            <text:p>5,429</text:p>
          </table:table-cell>
          <table:table-cell table:style-name="Default" office:value-type="float" office:value="5.364">
            <text:p>5,3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.6447421079502">
            <text:p>38,644742108</text:p>
          </table:table-cell>
          <table:table-cell table:style-name="Default" office:value-type="float" office:value="25.021061050822">
            <text:p>25,0210610508</text:p>
          </table:table-cell>
          <table:table-cell table:style-name="ce2" office:value-type="float" office:value="10.3270001411438">
            <text:p>1,03E+001</text:p>
          </table:table-cell>
          <table:table-cell table:style-name="ce2" office:value-type="float" office:value="10.9019751548767">
            <text:p>1,09E+001</text:p>
          </table:table-cell>
          <table:table-cell table:style-name="Default" office:value-type="float" office:value="5.943">
            <text:p>5,943</text:p>
          </table:table-cell>
          <table:table-cell table:style-name="Default" office:value-type="float" office:value="5.953">
            <text:p>5,9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.0081890290603">
            <text:p>43,0081890291</text:p>
          </table:table-cell>
          <table:table-cell table:style-name="Default" office:value-type="float" office:value="27.3800679419655">
            <text:p>27,380067942</text:p>
          </table:table-cell>
          <table:table-cell table:style-name="ce2" office:value-type="float" office:value="11.3250000476837">
            <text:p>1,13E+001</text:p>
          </table:table-cell>
          <table:table-cell table:style-name="ce2" office:value-type="float" office:value="11.9697890281677">
            <text:p>1,20E+001</text:p>
          </table:table-cell>
          <table:table-cell table:style-name="Default" office:value-type="float" office:value="6.474">
            <text:p>6,474</text:p>
          </table:table-cell>
          <table:table-cell table:style-name="Default" office:value-type="float" office:value="6.457">
            <text:p>6,4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.4961869237013">
            <text:p>44,4961869237</text:p>
          </table:table-cell>
          <table:table-cell table:style-name="Default" office:value-type="float" office:value="29.6461649574339">
            <text:p>29,6461649574</text:p>
          </table:table-cell>
          <table:table-cell table:style-name="ce2" office:value-type="float" office:value="12.3710000514984">
            <text:p>1,24E+001</text:p>
          </table:table-cell>
          <table:table-cell table:style-name="ce2" office:value-type="float" office:value="12.9987859725952">
            <text:p>1,30E+001</text:p>
          </table:table-cell>
          <table:table-cell table:style-name="Default" office:value-type="float" office:value="7.004">
            <text:p>7,004</text:p>
          </table:table-cell>
          <table:table-cell table:style-name="Default" office:value-type="float" office:value="7.012">
            <text:p>7,0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.9231710026506">
            <text:p>47,9231710027</text:p>
          </table:table-cell>
          <table:table-cell table:style-name="Default" office:value-type="float" office:value="31.6634150019381">
            <text:p>31,6634150019</text:p>
          </table:table-cell>
          <table:table-cell table:style-name="ce2" office:value-type="float" office:value="13.3380000591278">
            <text:p>1,33E+001</text:p>
          </table:table-cell>
          <table:table-cell table:style-name="ce2" office:value-type="float" office:value="14.1143300533295">
            <text:p>1,41E+001</text:p>
          </table:table-cell>
          <table:table-cell table:style-name="Default" office:value-type="float" office:value="7.566">
            <text:p>7,566</text:p>
          </table:table-cell>
          <table:table-cell table:style-name="Default" office:value-type="float" office:value="7.584">
            <text:p>7,5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.2736679767259">
            <text:p>52,2736679767</text:p>
          </table:table-cell>
          <table:table-cell table:style-name="Default" office:value-type="float" office:value="33.9088688968914">
            <text:p>33,9088688969</text:p>
          </table:table-cell>
          <table:table-cell table:style-name="ce2" office:value-type="float" office:value="14.4460000991821">
            <text:p>1,44E+001</text:p>
          </table:table-cell>
          <table:table-cell table:style-name="ce2" office:value-type="float" office:value="15.2103159427643">
            <text:p>1,52E+001</text:p>
          </table:table-cell>
          <table:table-cell table:style-name="Default" office:value-type="float" office:value="8.19">
            <text:p>8,19</text:p>
          </table:table-cell>
          <table:table-cell table:style-name="Default" office:value-type="float" office:value="8.086">
            <text:p>8,0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.4527121057035">
            <text:p>55,4527121057</text:p>
          </table:table-cell>
          <table:table-cell table:style-name="Default" office:value-type="float" office:value="36.2710031183669">
            <text:p>36,2710031184</text:p>
          </table:table-cell>
          <table:table-cell table:style-name="ce2" office:value-type="float" office:value="15.4589998722076">
            <text:p>1,55E+001</text:p>
          </table:table-cell>
          <table:table-cell table:style-name="ce2" office:value-type="float" office:value="16.3344831466675">
            <text:p>1,63E+001</text:p>
          </table:table-cell>
          <table:table-cell table:style-name="Default" office:value-type="float" office:value="8.789">
            <text:p>8,789</text:p>
          </table:table-cell>
          <table:table-cell table:style-name="Default" office:value-type="float" office:value="8.677">
            <text:p>8,6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.5195630735252">
            <text:p>58,5195630735</text:p>
          </table:table-cell>
          <table:table-cell table:style-name="Default" office:value-type="float" office:value="38.3629030104494">
            <text:p>38,3629030104</text:p>
          </table:table-cell>
          <table:table-cell table:style-name="ce2" office:value-type="float" office:value="16.4739999771118">
            <text:p>1,65E+001</text:p>
          </table:table-cell>
          <table:table-cell table:style-name="ce2" office:value-type="float" office:value="17.432186126709">
            <text:p>1,74E+001</text:p>
          </table:table-cell>
          <table:table-cell table:style-name="Default" office:value-type="float" office:value="9.189">
            <text:p>9,189</text:p>
          </table:table-cell>
          <table:table-cell table:style-name="Default" office:value-type="float" office:value="9.155">
            <text:p>9,1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.405751970131">
            <text:p>62,4057519701</text:p>
          </table:table-cell>
          <table:table-cell table:style-name="Default" office:value-type="float" office:value="38.2522309044143">
            <text:p>38,2522309044</text:p>
          </table:table-cell>
          <table:table-cell table:style-name="ce2" office:value-type="float" office:value="17.5499999523163">
            <text:p>1,75E+001</text:p>
          </table:table-cell>
          <table:table-cell table:style-name="ce2" office:value-type="float" office:value="18.443540096283">
            <text:p>1,84E+001</text:p>
          </table:table-cell>
          <table:table-cell table:style-name="Default" office:value-type="float" office:value="9.688">
            <text:p>9,688</text:p>
          </table:table-cell>
          <table:table-cell table:style-name="Default" office:value-type="float" office:value="9.677">
            <text:p>9,6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.4961671060883">
            <text:p>65,4961671061</text:p>
          </table:table-cell>
          <table:table-cell table:style-name="Default" office:value-type="float" office:value="40.3990459203487">
            <text:p>40,3990459203</text:p>
          </table:table-cell>
          <table:table-cell table:style-name="ce2" office:value-type="float" office:value="18.6110000610352">
            <text:p>1,86E+001</text:p>
          </table:table-cell>
          <table:table-cell table:style-name="ce2" office:value-type="float" office:value="19.5291130542755">
            <text:p>1,95E+001</text:p>
          </table:table-cell>
          <table:table-cell table:style-name="Default" office:value-type="float" office:value="10.296">
            <text:p>10,296</text:p>
          </table:table-cell>
          <table:table-cell table:style-name="Default" office:value-type="float" office:value="10.193">
            <text:p>10,1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.6842600587988">
            <text:p>68,6842600588</text:p>
          </table:table-cell>
          <table:table-cell table:style-name="Default" office:value-type="float" office:value="41.8351019051625">
            <text:p>41,8351019052</text:p>
          </table:table-cell>
          <table:table-cell table:style-name="ce2" office:value-type="float" office:value="19.5460000038147">
            <text:p>1,95E+001</text:p>
          </table:table-cell>
          <table:table-cell table:style-name="ce2" office:value-type="float" office:value="20.6987340450287">
            <text:p>2,07E+001</text:p>
          </table:table-cell>
          <table:table-cell table:style-name="Default" office:value-type="float" office:value="10.92">
            <text:p>10,92</text:p>
          </table:table-cell>
          <table:table-cell table:style-name="Default" office:value-type="float" office:value="10.81">
            <text:p>10,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.5325089083053">
            <text:p>72,5325089083</text:p>
          </table:table-cell>
          <table:table-cell table:style-name="Default" office:value-type="float" office:value="44.286977076903">
            <text:p>44,2869770769</text:p>
          </table:table-cell>
          <table:table-cell table:style-name="ce2" office:value-type="float" office:value="20.6389999389648">
            <text:p>2,06E+001</text:p>
          </table:table-cell>
          <table:table-cell table:style-name="ce2" office:value-type="float" office:value="21.7594730854034">
            <text:p>2,18E+001</text:p>
          </table:table-cell>
          <table:table-cell table:style-name="Default" office:value-type="float" office:value="11.84">
            <text:p>11,84</text:p>
          </table:table-cell>
          <table:table-cell table:style-name="Default" office:value-type="float" office:value="11.313">
            <text:p>11,3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.9028999382863">
            <text:p>75,9028999383</text:p>
          </table:table-cell>
          <table:table-cell table:style-name="Default" office:value-type="float" office:value="46.1369080948643">
            <text:p>46,1369080949</text:p>
          </table:table-cell>
          <table:table-cell table:style-name="ce2" office:value-type="float" office:value="21.6840000152588">
            <text:p>2,17E+001</text:p>
          </table:table-cell>
          <table:table-cell table:style-name="ce2" office:value-type="float" office:value="22.8401010036468">
            <text:p>2,28E+001</text:p>
          </table:table-cell>
          <table:table-cell table:style-name="Default" office:value-type="float" office:value="11.997">
            <text:p>11,997</text:p>
          </table:table-cell>
          <table:table-cell table:style-name="Default" office:value-type="float" office:value="11.84">
            <text:p>11,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.9690088967327">
            <text:p>78,9690088967</text:p>
          </table:table-cell>
          <table:table-cell table:style-name="Default" office:value-type="float" office:value="47.6011429715436">
            <text:p>47,6011429715</text:p>
          </table:table-cell>
          <table:table-cell table:style-name="ce2" office:value-type="float" office:value="22.6349999904633">
            <text:p>2,26E+001</text:p>
          </table:table-cell>
          <table:table-cell table:style-name="ce2" office:value-type="float" office:value="23.8711290359497">
            <text:p>2,39E+001</text:p>
          </table:table-cell>
          <table:table-cell table:style-name="Default" office:value-type="float" office:value="12.402">
            <text:p>12,402</text:p>
          </table:table-cell>
          <table:table-cell table:style-name="Default" office:value-type="float" office:value="12.343">
            <text:p>12,3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2.1809930504532">
            <text:p>82,1809930505</text:p>
          </table:table-cell>
          <table:table-cell table:style-name="Default" office:value-type="float" office:value="50.4752279320965">
            <text:p>50,4752279321</text:p>
          </table:table-cell>
          <table:table-cell table:style-name="ce2" office:value-type="float" office:value="23.680999994278">
            <text:p>2,37E+001</text:p>
          </table:table-cell>
          <table:table-cell table:style-name="ce2" office:value-type="float" office:value="24.9404320716858">
            <text:p>2,49E+001</text:p>
          </table:table-cell>
          <table:table-cell table:style-name="Default" office:value-type="float" office:value="12.964">
            <text:p>12,964</text:p>
          </table:table-cell>
          <table:table-cell table:style-name="Default" office:value-type="float" office:value="12.901">
            <text:p>12,9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4.2606891165488">
            <text:p>84,2606891165</text:p>
          </table:table-cell>
          <table:table-cell table:style-name="Default" office:value-type="float" office:value="52.3423670439515">
            <text:p>52,342367044</text:p>
          </table:table-cell>
          <table:table-cell table:style-name="ce2" office:value-type="float" office:value="24.7259998321533">
            <text:p>2,47E+001</text:p>
          </table:table-cell>
          <table:table-cell table:style-name="ce2" office:value-type="float" office:value="26.107088804245">
            <text:p>2,61E+001</text:p>
          </table:table-cell>
          <table:table-cell table:style-name="Default" office:value-type="float" office:value="13.525">
            <text:p>13,525</text:p>
          </table:table-cell>
          <table:table-cell table:style-name="Default" office:value-type="float" office:value="13.445">
            <text:p>13,4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6.6505769784562">
            <text:p>86,6505769785</text:p>
          </table:table-cell>
          <table:table-cell table:style-name="Default" office:value-type="float" office:value="54.3915719572688">
            <text:p>54,3915719573</text:p>
          </table:table-cell>
          <table:table-cell table:style-name="ce2" office:value-type="float" office:value="25.7250001430511">
            <text:p>2,57E+001</text:p>
          </table:table-cell>
          <table:table-cell table:style-name="ce2" office:value-type="float" office:value="27.1499109268188">
            <text:p>2,71E+001</text:p>
          </table:table-cell>
          <table:table-cell table:style-name="Default" office:value-type="float" office:value="14.102">
            <text:p>14,102</text:p>
          </table:table-cell>
          <table:table-cell table:style-name="Default" office:value-type="float" office:value="13.997">
            <text:p>13,9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6.8271750691347">
            <text:p>86,8271750691</text:p>
          </table:table-cell>
          <table:table-cell table:style-name="Default" office:value-type="float" office:value="56.6172970321495">
            <text:p>56,6172970321</text:p>
          </table:table-cell>
          <table:table-cell table:style-name="ce2" office:value-type="float" office:value="26.800999879837">
            <text:p>2,68E+001</text:p>
          </table:table-cell>
          <table:table-cell table:style-name="ce2" office:value-type="float" office:value="28.4098010063171">
            <text:p>2,84E+001</text:p>
          </table:table-cell>
          <table:table-cell table:style-name="Default" office:value-type="float" office:value="14.649">
            <text:p>14,649</text:p>
          </table:table-cell>
          <table:table-cell table:style-name="Default" office:value-type="float" office:value="14.456">
            <text:p>14,45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.3490670134779">
            <text:p>85,3490670135</text:p>
          </table:table-cell>
          <table:table-cell table:style-name="Default" office:value-type="float" office:value="58.7383349947631">
            <text:p>58,7383349948</text:p>
          </table:table-cell>
          <table:table-cell table:style-name="ce2" office:value-type="float" office:value="27.8309998512268">
            <text:p>2,78E+001</text:p>
          </table:table-cell>
          <table:table-cell table:style-name="ce2" office:value-type="float" office:value="29.4788379669189">
            <text:p>2,95E+001</text:p>
          </table:table-cell>
          <table:table-cell table:style-name="Default" office:value-type="float" office:value="15.164">
            <text:p>15,164</text:p>
          </table:table-cell>
          <table:table-cell table:style-name="Default" office:value-type="float" office:value="14.926">
            <text:p>14,92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.6703010568162">
            <text:p>90,6703010568</text:p>
          </table:table-cell>
          <table:table-cell table:style-name="Default" office:value-type="float" office:value="60.8892630840419">
            <text:p>60,889263084</text:p>
          </table:table-cell>
          <table:table-cell table:style-name="ce2" office:value-type="float" office:value="28.875">
            <text:p>2,89E+001</text:p>
          </table:table-cell>
          <table:table-cell table:style-name="ce2" office:value-type="float" office:value="30.4683039188385">
            <text:p>3,05E+001</text:p>
          </table:table-cell>
          <table:table-cell table:style-name="Default" office:value-type="float" office:value="15.74">
            <text:p>15,74</text:p>
          </table:table-cell>
          <table:table-cell table:style-name="Default" office:value-type="float" office:value="15.571">
            <text:p>15,5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3.8117069060681">
            <text:p>93,8117069061</text:p>
          </table:table-cell>
          <table:table-cell table:style-name="Default" office:value-type="float" office:value="62.7931379303336">
            <text:p>62,7931379303</text:p>
          </table:table-cell>
          <table:table-cell table:style-name="ce2" office:value-type="float" office:value="29.8589999675751">
            <text:p>2,99E+001</text:p>
          </table:table-cell>
          <table:table-cell table:style-name="ce2" office:value-type="float" office:value="31.4924559593201">
            <text:p>3,15E+001</text:p>
          </table:table-cell>
          <table:table-cell table:style-name="Default" office:value-type="float" office:value="16.302">
            <text:p>16,302</text:p>
          </table:table-cell>
          <table:table-cell table:style-name="Default" office:value-type="float" office:value="16.07">
            <text:p>16,0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.583630024456">
            <text:p>100,5836300245</text:p>
          </table:table-cell>
          <table:table-cell table:style-name="Default" office:value-type="float" office:value="64.9032669108128">
            <text:p>64,9032669108</text:p>
          </table:table-cell>
          <table:table-cell table:style-name="ce2" office:value-type="float" office:value="30.9039998054504">
            <text:p>3,09E+001</text:p>
          </table:table-cell>
          <table:table-cell table:style-name="ce2" office:value-type="float" office:value="32.5210380554199">
            <text:p>3,25E+001</text:p>
          </table:table-cell>
          <table:table-cell table:style-name="Default" office:value-type="float" office:value="16.786">
            <text:p>16,786</text:p>
          </table:table-cell>
          <table:table-cell table:style-name="Default" office:value-type="float" office:value="16.528">
            <text:p>16,5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9.8565621172311">
            <text:p>99,8565621172</text:p>
          </table:table-cell>
          <table:table-cell table:style-name="Default" office:value-type="float" office:value="67.6453109325375">
            <text:p>67,6453109325</text:p>
          </table:table-cell>
          <table:table-cell table:style-name="ce2" office:value-type="float" office:value="31.9489998817444">
            <text:p>3,19E+001</text:p>
          </table:table-cell>
          <table:table-cell table:style-name="ce2" office:value-type="float" office:value="33.5215210914612">
            <text:p>3,35E+001</text:p>
          </table:table-cell>
          <table:table-cell table:style-name="Default" office:value-type="float" office:value="17.332">
            <text:p>17,332</text:p>
          </table:table-cell>
          <table:table-cell table:style-name="Default" office:value-type="float" office:value="17.173">
            <text:p>17,1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6.359200063162">
            <text:p>106,3592000632</text:p>
          </table:table-cell>
          <table:table-cell table:style-name="Default" office:value-type="float" office:value="68.8503129200544">
            <text:p>68,8503129201</text:p>
          </table:table-cell>
          <table:table-cell table:style-name="ce2" office:value-type="float" office:value="32.9470000267029">
            <text:p>3,29E+001</text:p>
          </table:table-cell>
          <table:table-cell table:style-name="ce2" office:value-type="float" office:value="34.756148815155">
            <text:p>3,48E+001</text:p>
          </table:table-cell>
          <table:table-cell table:style-name="Default" office:value-type="float" office:value="17.893">
            <text:p>17,893</text:p>
          </table:table-cell>
          <table:table-cell table:style-name="Default" office:value-type="float" office:value="17.731">
            <text:p>17,7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8.642148083076">
            <text:p>108,6421480831</text:p>
          </table:table-cell>
          <table:table-cell table:style-name="Default" office:value-type="float" office:value="71.2933970133308">
            <text:p>71,2933970133</text:p>
          </table:table-cell>
          <table:table-cell table:style-name="ce2" office:value-type="float" office:value="34.0709998607635">
            <text:p>3,41E+001</text:p>
          </table:table-cell>
          <table:table-cell table:style-name="ce2" office:value-type="float" office:value="36.0553340911865">
            <text:p>3,61E+001</text:p>
          </table:table-cell>
          <table:table-cell table:style-name="Default" office:value-type="float" office:value="18.393">
            <text:p>18,393</text:p>
          </table:table-cell>
          <table:table-cell table:style-name="Default" office:value-type="float" office:value="18.22">
            <text:p>18,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9.012964113965">
            <text:p>109,012964114</text:p>
          </table:table-cell>
          <table:table-cell table:style-name="Default" office:value-type="float" office:value="73.3247201184277">
            <text:p>73,3247201184</text:p>
          </table:table-cell>
          <table:table-cell table:style-name="ce2" office:value-type="float" office:value="35.0220000743866">
            <text:p>3,50E+001</text:p>
          </table:table-cell>
          <table:table-cell table:style-name="ce2" office:value-type="float" office:value="37.108519077301">
            <text:p>3,71E+001</text:p>
          </table:table-cell>
          <table:table-cell table:style-name="Default" office:value-type="float" office:value="18.938">
            <text:p>18,938</text:p>
          </table:table-cell>
          <table:table-cell table:style-name="Default" office:value-type="float" office:value="18.768">
            <text:p>18,76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8.704552088049">
            <text:p>118,7045520881</text:p>
          </table:table-cell>
          <table:table-cell table:style-name="Default" office:value-type="float" office:value="75.4259140751092">
            <text:p>75,4259140751</text:p>
          </table:table-cell>
          <table:table-cell table:style-name="ce2" office:value-type="float" office:value="36.066999912262">
            <text:p>3,61E+001</text:p>
          </table:table-cell>
          <table:table-cell table:style-name="ce2" office:value-type="float" office:value="38.212819814682">
            <text:p>3,82E+001</text:p>
          </table:table-cell>
          <table:table-cell table:style-name="Default" office:value-type="float" office:value="19.547">
            <text:p>19,547</text:p>
          </table:table-cell>
          <table:table-cell table:style-name="Default" office:value-type="float" office:value="19.37">
            <text:p>19,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0.004050051095">
            <text:p>120,0040500511</text:p>
          </table:table-cell>
          <table:table-cell table:style-name="Default" office:value-type="float" office:value="78.4560749445809">
            <text:p>78,4560749446</text:p>
          </table:table-cell>
          <table:table-cell table:style-name="ce2" office:value-type="float" office:value="37.0969998836517">
            <text:p>3,71E+001</text:p>
          </table:table-cell>
          <table:table-cell table:style-name="ce2" office:value-type="float" office:value="39.2460081577301">
            <text:p>3,92E+001</text:p>
          </table:table-cell>
          <table:table-cell table:style-name="Default" office:value-type="float" office:value="20.047">
            <text:p>20,047</text:p>
          </table:table-cell>
          <table:table-cell table:style-name="Default" office:value-type="float" office:value="19.926">
            <text:p>19,9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7.87195495062">
            <text:p>127,8719549506</text:p>
          </table:table-cell>
          <table:table-cell table:style-name="Default" office:value-type="float" office:value="79.9518940211274">
            <text:p>79,9518940211</text:p>
          </table:table-cell>
          <table:table-cell table:style-name="ce2" office:value-type="float" office:value="38.1730000972748">
            <text:p>3,82E+001</text:p>
          </table:table-cell>
          <table:table-cell table:style-name="ce2" office:value-type="float" office:value="40.3845820426941">
            <text:p>4,04E+001</text:p>
          </table:table-cell>
          <table:table-cell table:style-name="Default" office:value-type="float" office:value="20.607">
            <text:p>20,607</text:p>
          </table:table-cell>
          <table:table-cell table:style-name="Default" office:value-type="float" office:value="20.382">
            <text:p>20,3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1.868202006444">
            <text:p>131,8682020064</text:p>
          </table:table-cell>
          <table:table-cell table:style-name="Default" office:value-type="float" office:value="82.7543679471128">
            <text:p>82,7543679471</text:p>
          </table:table-cell>
          <table:table-cell table:style-name="ce2" office:value-type="float" office:value="39.1090002059937">
            <text:p>3,91E+001</text:p>
          </table:table-cell>
          <table:table-cell table:style-name="ce2" office:value-type="float" office:value="41.2704408168793">
            <text:p>4,13E+001</text:p>
          </table:table-cell>
          <table:table-cell table:style-name="Default" office:value-type="float" office:value="21.029">
            <text:p>21,029</text:p>
          </table:table-cell>
          <table:table-cell table:style-name="Default" office:value-type="float" office:value="21.026">
            <text:p>21,02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4.8152809639">
            <text:p>134,8152809639</text:p>
          </table:table-cell>
          <table:table-cell table:style-name="Default" office:value-type="float" office:value="84.7968780042138">
            <text:p>84,7968780042</text:p>
          </table:table-cell>
          <table:table-cell table:style-name="ce2" office:value-type="float" office:value="40.0769999027252">
            <text:p>4,01E+001</text:p>
          </table:table-cell>
          <table:table-cell table:style-name="ce2" office:value-type="float" office:value="42.4225640296936">
            <text:p>4,24E+001</text:p>
          </table:table-cell>
          <table:table-cell table:style-name="Default" office:value-type="float" office:value="21.653">
            <text:p>21,653</text:p>
          </table:table-cell>
          <table:table-cell table:style-name="Default" office:value-type="float" office:value="21.412">
            <text:p>21,4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0.10999893269">
            <text:p>140,1099989327</text:p>
          </table:table-cell>
          <table:table-cell table:style-name="Default" office:value-type="float" office:value="86.7767109875567">
            <text:p>86,7767109876</text:p>
          </table:table-cell>
          <table:table-cell table:style-name="ce2" office:value-type="float" office:value="41.2000000476837">
            <text:p>4,12E+001</text:p>
          </table:table-cell>
          <table:table-cell table:style-name="ce2" office:value-type="float" office:value="43.7465238571167">
            <text:p>4,37E+001</text:p>
          </table:table-cell>
          <table:table-cell table:style-name="Default" office:value-type="float" office:value="22.215">
            <text:p>22,215</text:p>
          </table:table-cell>
          <table:table-cell table:style-name="Default" office:value-type="float" office:value="21.979">
            <text:p>21,97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5.369223095709">
            <text:p>145,3692230957</text:p>
          </table:table-cell>
          <table:table-cell table:style-name="Default" office:value-type="float" office:value="88.4315750270616">
            <text:p>88,4315750271</text:p>
          </table:table-cell>
          <table:table-cell table:style-name="ce2" office:value-type="float" office:value="42.1819999217987">
            <text:p>4,22E+001</text:p>
          </table:table-cell>
          <table:table-cell table:style-name="ce2" office:value-type="float" office:value="44.6392152309418">
            <text:p>4,46E+001</text:p>
          </table:table-cell>
          <table:table-cell table:style-name="Default" office:value-type="float" office:value="22.729">
            <text:p>22,729</text:p>
          </table:table-cell>
          <table:table-cell table:style-name="Default" office:value-type="float" office:value="22.456">
            <text:p>22,45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8.7365429278">
            <text:p>148,7365429278</text:p>
          </table:table-cell>
          <table:table-cell table:style-name="Default" office:value-type="float" office:value="90.5441871067742">
            <text:p>90,5441871068</text:p>
          </table:table-cell>
          <table:table-cell table:style-name="ce2" office:value-type="float" office:value="43.2590000629425">
            <text:p>4,33E+001</text:p>
          </table:table-cell>
          <table:table-cell table:style-name="ce2" office:value-type="float" office:value="45.5136139392853">
            <text:p>4,55E+001</text:p>
          </table:table-cell>
          <table:table-cell table:style-name="Default" office:value-type="float" office:value="23.26">
            <text:p>23,26</text:p>
          </table:table-cell>
          <table:table-cell table:style-name="Default" office:value-type="float" office:value="23.082">
            <text:p>23,08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2.319404107169">
            <text:p>152,3194041072</text:p>
          </table:table-cell>
          <table:table-cell table:style-name="Default" office:value-type="float" office:value="92.7178200008348">
            <text:p>92,7178200008</text:p>
          </table:table-cell>
          <table:table-cell table:style-name="ce2" office:value-type="float" office:value="44.2889997959137">
            <text:p>4,43E+001</text:p>
          </table:table-cell>
          <table:table-cell table:style-name="ce2" office:value-type="float" office:value="46.8057508468628">
            <text:p>4,68E+001</text:p>
          </table:table-cell>
          <table:table-cell table:style-name="Default" office:value-type="float" office:value="23.931">
            <text:p>23,931</text:p>
          </table:table-cell>
          <table:table-cell table:style-name="Default" office:value-type="float" office:value="23.514">
            <text:p>23,51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5.669552102219">
            <text:p>155,6695521022</text:p>
          </table:table-cell>
          <table:table-cell table:style-name="Default" office:value-type="float" office:value="94.8049749648198">
            <text:p>94,8049749648</text:p>
          </table:table-cell>
          <table:table-cell table:style-name="ce2" office:value-type="float" office:value="45.3179998397827">
            <text:p>4,53E+001</text:p>
          </table:table-cell>
          <table:table-cell table:style-name="ce2" office:value-type="float" office:value="47.7414839267731">
            <text:p>4,77E+001</text:p>
          </table:table-cell>
          <table:table-cell table:style-name="Default" office:value-type="float" office:value="24.351">
            <text:p>24,351</text:p>
          </table:table-cell>
          <table:table-cell table:style-name="Default" office:value-type="float" office:value="24.154">
            <text:p>24,15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9.082814963535">
            <text:p>159,0828149635</text:p>
          </table:table-cell>
          <table:table-cell table:style-name="Default" office:value-type="float" office:value="97.1481259096181">
            <text:p>97,1481259096</text:p>
          </table:table-cell>
          <table:table-cell table:style-name="ce2" office:value-type="float" office:value="46.4249999523163">
            <text:p>4,64E+001</text:p>
          </table:table-cell>
          <table:table-cell table:style-name="ce2" office:value-type="float" office:value="48.9044058322907">
            <text:p>4,89E+001</text:p>
          </table:table-cell>
          <table:table-cell table:style-name="Default" office:value-type="float" office:value="25.054">
            <text:p>25,054</text:p>
          </table:table-cell>
          <table:table-cell table:style-name="Default" office:value-type="float" office:value="24.75">
            <text:p>24,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3.210096889641">
            <text:p>163,2100968896</text:p>
          </table:table-cell>
          <table:table-cell table:style-name="Default" office:value-type="float" office:value="99.1931030993583">
            <text:p>99,1931030994</text:p>
          </table:table-cell>
          <table:table-cell table:style-name="ce2" office:value-type="float" office:value="49.5590000152588">
            <text:p>4,96E+001</text:p>
          </table:table-cell>
          <table:table-cell table:style-name="ce2" office:value-type="float" office:value="50.0270209312439">
            <text:p>5,00E+001</text:p>
          </table:table-cell>
          <table:table-cell table:style-name="Default" office:value-type="float" office:value="25.474">
            <text:p>25,474</text:p>
          </table:table-cell>
          <table:table-cell table:style-name="Default" office:value-type="float" office:value="25.328">
            <text:p>25,3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6.077413049294">
            <text:p>166,0774130493</text:p>
          </table:table-cell>
          <table:table-cell table:style-name="Default" office:value-type="float" office:value="100.708740067435">
            <text:p>100,7087400674</text:p>
          </table:table-cell>
          <table:table-cell table:style-name="ce2" office:value-type="float" office:value="48.8810000419617">
            <text:p>4,89E+001</text:p>
          </table:table-cell>
          <table:table-cell table:style-name="ce2" office:value-type="float" office:value="51.1729249954224">
            <text:p>5,12E+001</text:p>
          </table:table-cell>
          <table:table-cell table:style-name="Default" office:value-type="float" office:value="26.13">
            <text:p>26,13</text:p>
          </table:table-cell>
          <table:table-cell table:style-name="Default" office:value-type="float" office:value="25.795">
            <text:p>25,79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.994379118085">
            <text:p>168,9943791181</text:p>
          </table:table-cell>
          <table:table-cell table:style-name="Default" office:value-type="float" office:value="102.554433057434">
            <text:p>102,5544330574</text:p>
          </table:table-cell>
          <table:table-cell table:style-name="ce2" office:value-type="float" office:value="50.3040001392364">
            <text:p>5,03E+001</text:p>
          </table:table-cell>
          <table:table-cell table:style-name="ce2" office:value-type="float" office:value="52.1399199962616">
            <text:p>5,21E+001</text:p>
          </table:table-cell>
          <table:table-cell table:style-name="Default" office:value-type="float" office:value="26.411">
            <text:p>26,411</text:p>
          </table:table-cell>
          <table:table-cell table:style-name="Default" office:value-type="float" office:value="26.264">
            <text:p>26,2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2.741593091632">
            <text:p>172,7415930916</text:p>
          </table:table-cell>
          <table:table-cell table:style-name="Default" office:value-type="float" office:value="104.98971194448">
            <text:p>104,9897119445</text:p>
          </table:table-cell>
          <table:table-cell table:style-name="ce2" office:value-type="float" office:value="50.0150001049042">
            <text:p>5,00E+001</text:p>
          </table:table-cell>
          <table:table-cell table:style-name="ce2" office:value-type="float" office:value="53.1940031051636">
            <text:p>5,32E+001</text:p>
          </table:table-cell>
          <table:table-cell table:style-name="Default" office:value-type="float" office:value="27.05">
            <text:p>27,05</text:p>
          </table:table-cell>
          <table:table-cell table:style-name="Default" office:value-type="float" office:value="26.875">
            <text:p>26,8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delo S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raciones</text:p>
          </table:table-cell>
          <table:table-cell table:style-name="ce1" office:value-type="string">
            <text:p>Octave (win)</text:p>
          </table:table-cell>
          <table:table-cell office:value-type="string">
            <text:p>Octave (linux)</text:p>
          </table:table-cell>
          <table:table-cell office:value-type="string">
            <text:p>Python (win)</text:p>
          </table:table-cell>
          <table:table-cell office:value-type="string">
            <text:p>Python (linux)</text:p>
          </table:table-cell>
          <table:table-cell office:value-type="string">
            <text:p>Scilab (win)</text:p>
          </table:table-cell>
          <table:table-cell office:value-type="string">
            <text:p>Scilab (linu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,00000000</text:p>
          </table:table-cell>
          <table:table-cell table:number-columns-repeated="5" office:value-type="float" office:value="0">
            <text:p>0,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60010940162465">
            <text:p>0,016001094</text:p>
          </table:table-cell>
          <table:table-cell table:style-name="Default" office:value-type="float" office:value="0.00905591808259487">
            <text:p>0,0090559181</text:p>
          </table:table-cell>
          <table:table-cell table:style-name="ce2" office:value-type="float" office:value="0">
            <text:p>0,00E+000</text:p>
          </table:table-cell>
          <table:table-cell table:style-name="ce2" office:value-type="float" office:value="0.0000019073486328125">
            <text:p>1,91E-006</text:p>
          </table:table-cell>
          <table:table-cell table:style-name="Default" office:value-type="float" office:value="0.031">
            <text:p>0,031</text:p>
          </table:table-cell>
          <table:table-cell table:style-name="Default" office:value-type="float" office:value="0.014">
            <text:p>0,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00019648857415">
            <text:p>0,0300019649</text:p>
          </table:table-cell>
          <table:table-cell table:style-name="Default" office:value-type="float" office:value="0.0170079095987603">
            <text:p>0,0170079096</text:p>
          </table:table-cell>
          <table:table-cell table:style-name="ce2" office:value-type="float" office:value="0.0160000324249268">
            <text:p>1,60E-002</text:p>
          </table:table-cell>
          <table:table-cell table:style-name="ce2" office:value-type="float" office:value="0.00348782539367676">
            <text:p>3,49E-003</text:p>
          </table:table-cell>
          <table:table-cell table:style-name="Default" office:value-type="float" office:value="0.062">
            <text:p>0,062</text:p>
          </table:table-cell>
          <table:table-cell table:style-name="Default" office:value-type="float" office:value="0.027">
            <text:p>0,0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50030863285065">
            <text:p>0,0450030863</text:p>
          </table:table-cell>
          <table:table-cell table:style-name="Default" office:value-type="float" office:value="0.0252930076094344">
            <text:p>0,0252930076</text:p>
          </table:table-cell>
          <table:table-cell table:style-name="ce2" office:value-type="float" office:value="0.0320000648498535">
            <text:p>3,20E-002</text:p>
          </table:table-cell>
          <table:table-cell table:style-name="ce2" office:value-type="float" office:value="0.00681304931640625">
            <text:p>6,81E-003</text:p>
          </table:table-cell>
          <table:table-cell table:style-name="Default" office:value-type="float" office:value="0.094">
            <text:p>0,094</text:p>
          </table:table-cell>
          <table:table-cell table:style-name="Default" office:value-type="float" office:value="0.04">
            <text:p>0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30030749598518">
            <text:p>0,063003075</text:p>
          </table:table-cell>
          <table:table-cell table:style-name="Default" office:value-type="float" office:value="0.0337939230958">
            <text:p>0,0337939231</text:p>
          </table:table-cell>
          <table:table-cell table:style-name="ce2" office:value-type="float" office:value="0.0469999313354492">
            <text:p>4,70E-002</text:p>
          </table:table-cell>
          <table:table-cell table:style-name="ce2" office:value-type="float" office:value="0.00999307632446289">
            <text:p>9,99E-003</text:p>
          </table:table-cell>
          <table:table-cell table:style-name="Default" office:value-type="float" office:value="0.141">
            <text:p>0,141</text:p>
          </table:table-cell>
          <table:table-cell table:style-name="Default" office:value-type="float" office:value="0.053">
            <text:p>0,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49999040272087">
            <text:p>0,074999904</text:p>
          </table:table-cell>
          <table:table-cell table:style-name="Default" office:value-type="float" office:value="0.0422089779749513">
            <text:p>0,042208978</text:p>
          </table:table-cell>
          <table:table-cell table:style-name="ce2" office:value-type="float" office:value="0.062000036239624">
            <text:p>6,20E-002</text:p>
          </table:table-cell>
          <table:table-cell table:style-name="ce2" office:value-type="float" office:value="0.0132930278778076">
            <text:p>1,33E-002</text:p>
          </table:table-cell>
          <table:table-cell table:style-name="Default" office:value-type="float" office:value="0.156">
            <text:p>0,156</text:p>
          </table:table-cell>
          <table:table-cell table:style-name="Default" office:value-type="float" office:value="0.066">
            <text:p>0,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10049591911957">
            <text:p>0,0910049592</text:p>
          </table:table-cell>
          <table:table-cell table:style-name="Default" office:value-type="float" office:value="0.0507720274617896">
            <text:p>0,0507720275</text:p>
          </table:table-cell>
          <table:table-cell table:style-name="ce2" office:value-type="float" office:value="0.0780000686645508">
            <text:p>7,80E-002</text:p>
          </table:table-cell>
          <table:table-cell table:style-name="ce2" office:value-type="float" office:value="0.0163772106170654">
            <text:p>1,64E-002</text:p>
          </table:table-cell>
          <table:table-cell table:style-name="Default" office:value-type="float" office:value="0.234">
            <text:p>0,234</text:p>
          </table:table-cell>
          <table:table-cell table:style-name="Default" office:value-type="float" office:value="0.08">
            <text:p>0,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05005996534601">
            <text:p>0,1050059965</text:p>
          </table:table-cell>
          <table:table-cell table:style-name="Default" office:value-type="float" office:value="0.0594559203600511">
            <text:p>0,0594559204</text:p>
          </table:table-cell>
          <table:table-cell table:style-name="ce2" office:value-type="float" office:value="0.0939998626708984">
            <text:p>9,40E-002</text:p>
          </table:table-cell>
          <table:table-cell table:style-name="ce2" office:value-type="float" office:value="0.0196750164031982">
            <text:p>1,97E-002</text:p>
          </table:table-cell>
          <table:table-cell table:style-name="Default" office:value-type="float" office:value="0.234">
            <text:p>0,234</text:p>
          </table:table-cell>
          <table:table-cell table:style-name="Default" office:value-type="float" office:value="0.093">
            <text:p>0,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14006040734239">
            <text:p>0,1140060407</text:p>
          </table:table-cell>
          <table:table-cell table:style-name="Default" office:value-type="float" office:value="0.0672190339537337">
            <text:p>0,067219034</text:p>
          </table:table-cell>
          <table:table-cell table:style-name="ce2" office:value-type="float" office:value="0.108999967575073">
            <text:p>1,09E-001</text:p>
          </table:table-cell>
          <table:table-cell table:style-name="ce2" office:value-type="float" office:value="0.0230238437652588">
            <text:p>2,30E-002</text:p>
          </table:table-cell>
          <table:table-cell table:style-name="Default" office:value-type="float" office:value="0.281">
            <text:p>0,281</text:p>
          </table:table-cell>
          <table:table-cell table:style-name="Default" office:value-type="float" office:value="0.106">
            <text:p>0,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35007969220169">
            <text:p>0,1350079692</text:p>
          </table:table-cell>
          <table:table-cell table:style-name="Default" office:value-type="float" office:value="0.074716066592373">
            <text:p>0,0747160666</text:p>
          </table:table-cell>
          <table:table-cell table:style-name="ce2" office:value-type="float" office:value="0.124000072479248">
            <text:p>1,24E-001</text:p>
          </table:table-cell>
          <table:table-cell table:style-name="ce2" office:value-type="float" office:value="0.0264730453491211">
            <text:p>2,65E-002</text:p>
          </table:table-cell>
          <table:table-cell table:style-name="Default" office:value-type="float" office:value="0.312">
            <text:p>0,312</text:p>
          </table:table-cell>
          <table:table-cell table:style-name="Default" office:value-type="float" office:value="0.12">
            <text:p>0,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44999947398901">
            <text:p>0,1449999474</text:p>
          </table:table-cell>
          <table:table-cell table:style-name="Default" office:value-type="float" office:value="0.0834700105478987">
            <text:p>0,0834700105</text:p>
          </table:table-cell>
          <table:table-cell table:style-name="ce2" office:value-type="float" office:value="0.139999866485596">
            <text:p>1,40E-001</text:p>
          </table:table-cell>
          <table:table-cell table:style-name="ce2" office:value-type="float" office:value="0.029487133026123">
            <text:p>2,95E-002</text:p>
          </table:table-cell>
          <table:table-cell table:style-name="Default" office:value-type="float" office:value="0.343">
            <text:p>0,343</text:p>
          </table:table-cell>
          <table:table-cell table:style-name="Default" office:value-type="float" office:value="0.132">
            <text:p>0,1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94011095911264">
            <text:p>0,1940110959</text:p>
          </table:table-cell>
          <table:table-cell table:style-name="Default" office:value-type="float" office:value="0.0930801060749218">
            <text:p>0,0930801061</text:p>
          </table:table-cell>
          <table:table-cell table:style-name="ce2" office:value-type="float" office:value="0.155999898910522">
            <text:p>1,56E-001</text:p>
          </table:table-cell>
          <table:table-cell table:style-name="ce2" office:value-type="float" office:value="0.0326130390167236">
            <text:p>3,26E-002</text:p>
          </table:table-cell>
          <table:table-cell table:style-name="Default" office:value-type="float" office:value="0.375">
            <text:p>0,375</text:p>
          </table:table-cell>
          <table:table-cell table:style-name="Default" office:value-type="float" office:value="0.146">
            <text:p>0,1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8010066030547">
            <text:p>0,168010066</text:p>
          </table:table-cell>
          <table:table-cell table:style-name="Default" office:value-type="float" office:value="0.100434069056064">
            <text:p>0,1004340691</text:p>
          </table:table-cell>
          <table:table-cell table:style-name="ce2" office:value-type="float" office:value="0.171999931335449">
            <text:p>1,72E-001</text:p>
          </table:table-cell>
          <table:table-cell table:style-name="ce2" office:value-type="float" office:value="0.0360820293426514">
            <text:p>3,61E-002</text:p>
          </table:table-cell>
          <table:table-cell table:style-name="Default" office:value-type="float" office:value="0.422">
            <text:p>0,422</text:p>
          </table:table-cell>
          <table:table-cell table:style-name="Default" office:value-type="float" office:value="0.159">
            <text:p>0,1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79009952000342">
            <text:p>0,179009952</text:p>
          </table:table-cell>
          <table:table-cell table:style-name="Default" office:value-type="float" office:value="0.108442923170514">
            <text:p>0,1084429232</text:p>
          </table:table-cell>
          <table:table-cell table:style-name="ce2" office:value-type="float" office:value="0.20199990272522">
            <text:p>2,02E-001</text:p>
          </table:table-cell>
          <table:table-cell table:style-name="ce2" office:value-type="float" office:value="0.0393280982971191">
            <text:p>3,93E-002</text:p>
          </table:table-cell>
          <table:table-cell table:style-name="Default" office:value-type="float" office:value="0.437">
            <text:p>0,437</text:p>
          </table:table-cell>
          <table:table-cell table:style-name="Default" office:value-type="float" office:value="0.173">
            <text:p>0,1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14012959157117">
            <text:p>0,2140129592</text:p>
          </table:table-cell>
          <table:table-cell table:style-name="Default" office:value-type="float" office:value="0.113017052412033">
            <text:p>0,1130170524</text:p>
          </table:table-cell>
          <table:table-cell table:style-name="ce2" office:value-type="float" office:value="0.202999830245972">
            <text:p>2,03E-001</text:p>
          </table:table-cell>
          <table:table-cell table:style-name="ce2" office:value-type="float" office:value="0.0426709651947022">
            <text:p>4,27E-002</text:p>
          </table:table-cell>
          <table:table-cell table:style-name="Default" office:value-type="float" office:value="0.483">
            <text:p>0,483</text:p>
          </table:table-cell>
          <table:table-cell table:style-name="Default" office:value-type="float" office:value="0.186">
            <text:p>0,1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10011926013976">
            <text:p>0,210011926</text:p>
          </table:table-cell>
          <table:table-cell table:style-name="Default" office:value-type="float" office:value="0.120733112795278">
            <text:p>0,1207331128</text:p>
          </table:table-cell>
          <table:table-cell table:style-name="ce2" office:value-type="float" office:value="0.217999935150146">
            <text:p>2,18E-001</text:p>
          </table:table-cell>
          <table:table-cell table:style-name="ce2" office:value-type="float" office:value="0.0456361770629883">
            <text:p>4,56E-002</text:p>
          </table:table-cell>
          <table:table-cell table:style-name="Default" office:value-type="float" office:value="0.514">
            <text:p>0,514</text:p>
          </table:table-cell>
          <table:table-cell table:style-name="Default" office:value-type="float" office:value="0.198">
            <text:p>0,1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29013046715409">
            <text:p>0,2290130467</text:p>
          </table:table-cell>
          <table:table-cell table:style-name="Default" office:value-type="float" office:value="0.13000594987534">
            <text:p>0,1300059499</text:p>
          </table:table-cell>
          <table:table-cell table:style-name="ce2" office:value-type="float" office:value="0.234000205993652">
            <text:p>2,34E-001</text:p>
          </table:table-cell>
          <table:table-cell table:style-name="ce2" office:value-type="float" office:value="0.048893928527832">
            <text:p>4,89E-002</text:p>
          </table:table-cell>
          <table:table-cell table:style-name="Default" office:value-type="float" office:value="0.562">
            <text:p>0,562</text:p>
          </table:table-cell>
          <table:table-cell table:style-name="Default" office:value-type="float" office:value="0.212">
            <text:p>0,2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55014113849029">
            <text:p>0,2550141138</text:p>
          </table:table-cell>
          <table:table-cell table:style-name="Default" office:value-type="float" office:value="0.137595990556292">
            <text:p>0,1375959906</text:p>
          </table:table-cell>
          <table:table-cell table:style-name="ce2" office:value-type="float" office:value="0.249000072479248">
            <text:p>2,49E-001</text:p>
          </table:table-cell>
          <table:table-cell table:style-name="ce2" office:value-type="float" office:value="0.0519509315490723">
            <text:p>5,20E-002</text:p>
          </table:table-cell>
          <table:table-cell table:style-name="Default" office:value-type="float" office:value="0.593">
            <text:p>0,593</text:p>
          </table:table-cell>
          <table:table-cell table:style-name="Default" office:value-type="float" office:value="0.224">
            <text:p>0,2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110180265503">
            <text:p>0,3110180266</text:p>
          </table:table-cell>
          <table:table-cell table:style-name="Default" office:value-type="float" office:value="0.148039073683322">
            <text:p>0,1480390737</text:p>
          </table:table-cell>
          <table:table-cell table:style-name="ce2" office:value-type="float" office:value="0.25">
            <text:p>2,50E-001</text:p>
          </table:table-cell>
          <table:table-cell table:style-name="ce2" office:value-type="float" office:value="0.0551140308380127">
            <text:p>5,51E-002</text:p>
          </table:table-cell>
          <table:table-cell table:style-name="Default" office:value-type="float" office:value="0.608">
            <text:p>0,608</text:p>
          </table:table-cell>
          <table:table-cell table:style-name="Default" office:value-type="float" office:value="0.239">
            <text:p>0,2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85015923087485">
            <text:p>0,2850159231</text:p>
          </table:table-cell>
          <table:table-cell table:style-name="Default" office:value-type="float" office:value="0.155572981806472">
            <text:p>0,1555729818</text:p>
          </table:table-cell>
          <table:table-cell table:style-name="ce2" office:value-type="float" office:value="0.296000003814697">
            <text:p>2,96E-001</text:p>
          </table:table-cell>
          <table:table-cell table:style-name="ce2" office:value-type="float" office:value="0.0582590103149414">
            <text:p>5,83E-002</text:p>
          </table:table-cell>
          <table:table-cell table:style-name="Default" office:value-type="float" office:value="0.655">
            <text:p>0,655</text:p>
          </table:table-cell>
          <table:table-cell table:style-name="Default" office:value-type="float" office:value="0.249">
            <text:p>0,2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920099288458">
            <text:p>0,2920099288</text:p>
          </table:table-cell>
          <table:table-cell table:style-name="Default" office:value-type="float" office:value="0.163381021469831">
            <text:p>0,1633810215</text:p>
          </table:table-cell>
          <table:table-cell table:style-name="ce2" office:value-type="float" office:value="0.296999931335449">
            <text:p>2,97E-001</text:p>
          </table:table-cell>
          <table:table-cell table:style-name="ce2" office:value-type="float" office:value="0.0620520114898682">
            <text:p>6,21E-002</text:p>
          </table:table-cell>
          <table:table-cell table:style-name="Default" office:value-type="float" office:value="0.702">
            <text:p>0,702</text:p>
          </table:table-cell>
          <table:table-cell table:style-name="Default" office:value-type="float" office:value="0.263">
            <text:p>0,2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13018058193847">
            <text:p>0,3130180582</text:p>
          </table:table-cell>
          <table:table-cell table:style-name="Default" office:value-type="float" office:value="0.171483023092151">
            <text:p>0,1714830231</text:p>
          </table:table-cell>
          <table:table-cell table:style-name="ce2" office:value-type="float" office:value="0.312000036239624">
            <text:p>3,12E-001</text:p>
          </table:table-cell>
          <table:table-cell table:style-name="ce2" office:value-type="float" office:value="0.0650019645690918">
            <text:p>6,50E-002</text:p>
          </table:table-cell>
          <table:table-cell table:style-name="Default" office:value-type="float" office:value="0.718">
            <text:p>0,718</text:p>
          </table:table-cell>
          <table:table-cell table:style-name="Default" office:value-type="float" office:value="0.275">
            <text:p>0,2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91016957722604">
            <text:p>0,2910169577</text:p>
          </table:table-cell>
          <table:table-cell table:style-name="Default" office:value-type="float" office:value="0.178082046099007">
            <text:p>0,1780820461</text:p>
          </table:table-cell>
          <table:table-cell table:style-name="ce2" office:value-type="float" office:value="0.327999830245972">
            <text:p>3,28E-001</text:p>
          </table:table-cell>
          <table:table-cell table:style-name="ce2" office:value-type="float" office:value="0.0679619312286377">
            <text:p>6,80E-002</text:p>
          </table:table-cell>
          <table:table-cell table:style-name="Default" office:value-type="float" office:value="0.748">
            <text:p>0,748</text:p>
          </table:table-cell>
          <table:table-cell table:style-name="Default" office:value-type="float" office:value="0.289">
            <text:p>0,2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9680597409606">
            <text:p>0,2968059741</text:p>
          </table:table-cell>
          <table:table-cell table:style-name="Default" office:value-type="float" office:value="0.188230093917809">
            <text:p>0,1882300939</text:p>
          </table:table-cell>
          <table:table-cell table:style-name="ce2" office:value-type="float" office:value="0.344000101089478">
            <text:p>3,44E-001</text:p>
          </table:table-cell>
          <table:table-cell table:style-name="ce2" office:value-type="float" office:value="0.0711801052093506">
            <text:p>7,12E-002</text:p>
          </table:table-cell>
          <table:table-cell table:style-name="Default" office:value-type="float" office:value="0.795">
            <text:p>0,795</text:p>
          </table:table-cell>
          <table:table-cell table:style-name="Default" office:value-type="float" office:value="0.301">
            <text:p>0,3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25018970295787">
            <text:p>0,3250189703</text:p>
          </table:table-cell>
          <table:table-cell table:style-name="Default" office:value-type="float" office:value="0.198734104982577">
            <text:p>0,198734105</text:p>
          </table:table-cell>
          <table:table-cell table:style-name="ce2" office:value-type="float" office:value="0.390000104904175">
            <text:p>3,90E-001</text:p>
          </table:table-cell>
          <table:table-cell table:style-name="ce2" office:value-type="float" office:value="0.0746009349822998">
            <text:p>7,46E-002</text:p>
          </table:table-cell>
          <table:table-cell table:style-name="Default" office:value-type="float" office:value="1.014">
            <text:p>1,014</text:p>
          </table:table-cell>
          <table:table-cell table:style-name="Default" office:value-type="float" office:value="0.316">
            <text:p>0,3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29001096426509">
            <text:p>0,3290010964</text:p>
          </table:table-cell>
          <table:table-cell table:style-name="Default" office:value-type="float" office:value="0.206347115687095">
            <text:p>0,2063471157</text:p>
          </table:table-cell>
          <table:table-cell table:style-name="ce2" office:value-type="float" office:value="0.390000104904175">
            <text:p>3,90E-001</text:p>
          </table:table-cell>
          <table:table-cell table:style-name="ce2" office:value-type="float" office:value="0.0778520107269287">
            <text:p>7,79E-002</text:p>
          </table:table-cell>
          <table:table-cell table:style-name="Default" office:value-type="float" office:value="0.874">
            <text:p>0,874</text:p>
          </table:table-cell>
          <table:table-cell table:style-name="Default" office:value-type="float" office:value="0.329">
            <text:p>0,3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43200910137966">
            <text:p>0,3432009101</text:p>
          </table:table-cell>
          <table:table-cell table:style-name="Default" office:value-type="float" office:value="0.21419695741497">
            <text:p>0,2141969574</text:p>
          </table:table-cell>
          <table:table-cell table:style-name="ce2" office:value-type="float" office:value="0.389999866485596">
            <text:p>3,90E-001</text:p>
          </table:table-cell>
          <table:table-cell table:style-name="ce2" office:value-type="float" office:value="0.0808470249176025">
            <text:p>8,08E-002</text:p>
          </table:table-cell>
          <table:table-cell table:style-name="Default" office:value-type="float" office:value="0.905">
            <text:p>0,905</text:p>
          </table:table-cell>
          <table:table-cell table:style-name="Default" office:value-type="float" office:value="0.342">
            <text:p>0,3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49019928718917">
            <text:p>0,3490199287</text:p>
          </table:table-cell>
          <table:table-cell table:style-name="Default" office:value-type="float" office:value="0.22182210360188">
            <text:p>0,2218221036</text:p>
          </table:table-cell>
          <table:table-cell table:style-name="ce2" office:value-type="float" office:value="0.404999971389771">
            <text:p>4,05E-001</text:p>
          </table:table-cell>
          <table:table-cell table:style-name="ce2" office:value-type="float" office:value="0.0842149257659912">
            <text:p>8,42E-002</text:p>
          </table:table-cell>
          <table:table-cell table:style-name="Default" office:value-type="float" office:value="0.936">
            <text:p>0,936</text:p>
          </table:table-cell>
          <table:table-cell table:style-name="Default" office:value-type="float" office:value="0.355">
            <text:p>0,3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66021040710621">
            <text:p>0,3660210407</text:p>
          </table:table-cell>
          <table:table-cell table:style-name="Default" office:value-type="float" office:value="0.230309106176719">
            <text:p>0,2303091062</text:p>
          </table:table-cell>
          <table:table-cell table:style-name="ce2" office:value-type="float" office:value="0.452000141143799">
            <text:p>4,52E-001</text:p>
          </table:table-cell>
          <table:table-cell table:style-name="ce2" office:value-type="float" office:value="0.0869619846343994">
            <text:p>8,70E-002</text:p>
          </table:table-cell>
          <table:table-cell table:style-name="Default" office:value-type="float" office:value="0.982">
            <text:p>0,982</text:p>
          </table:table-cell>
          <table:table-cell table:style-name="Default" office:value-type="float" office:value="0.368">
            <text:p>0,36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90014096279629">
            <text:p>0,3900140963</text:p>
          </table:table-cell>
          <table:table-cell table:style-name="Default" office:value-type="float" office:value="0.23825893655885">
            <text:p>0,2382589366</text:p>
          </table:table-cell>
          <table:table-cell table:style-name="ce2" office:value-type="float" office:value="0.437000036239624">
            <text:p>4,37E-001</text:p>
          </table:table-cell>
          <table:table-cell table:style-name="ce2" office:value-type="float" office:value="0.0902409553527832">
            <text:p>9,02E-002</text:p>
          </table:table-cell>
          <table:table-cell table:style-name="Default" office:value-type="float" office:value="0.999">
            <text:p>0,999</text:p>
          </table:table-cell>
          <table:table-cell table:style-name="Default" office:value-type="float" office:value="0.381">
            <text:p>0,3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01022886275314">
            <text:p>0,4010228863</text:p>
          </table:table-cell>
          <table:table-cell table:style-name="Default" office:value-type="float" office:value="0.246201908797957">
            <text:p>0,2462019088</text:p>
          </table:table-cell>
          <table:table-cell table:style-name="ce2" office:value-type="float" office:value="0.467999935150147">
            <text:p>4,68E-001</text:p>
          </table:table-cell>
          <table:table-cell table:style-name="ce2" office:value-type="float" office:value="0.0932788848876953">
            <text:p>9,33E-002</text:p>
          </table:table-cell>
          <table:table-cell table:style-name="Default" office:value-type="float" office:value="1.029">
            <text:p>1,029</text:p>
          </table:table-cell>
          <table:table-cell table:style-name="Default" office:value-type="float" office:value="0.394">
            <text:p>0,3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14023939520121">
            <text:p>0,4140239395</text:p>
          </table:table-cell>
          <table:table-cell table:style-name="Default" office:value-type="float" office:value="0.258587910211645">
            <text:p>0,2585879102</text:p>
          </table:table-cell>
          <table:table-cell table:style-name="ce2" office:value-type="float" office:value="0.468000173568726">
            <text:p>4,68E-001</text:p>
          </table:table-cell>
          <table:table-cell table:style-name="ce2" office:value-type="float" office:value="0.0972650051116943">
            <text:p>9,73E-002</text:p>
          </table:table-cell>
          <table:table-cell table:style-name="Default" office:value-type="float" office:value="1.076">
            <text:p>1,076</text:p>
          </table:table-cell>
          <table:table-cell table:style-name="Default" office:value-type="float" office:value="0.406">
            <text:p>0,4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21200979617424">
            <text:p>0,4212009796</text:p>
          </table:table-cell>
          <table:table-cell table:style-name="Default" office:value-type="float" office:value="0.268093071761541">
            <text:p>0,2680930718</text:p>
          </table:table-cell>
          <table:table-cell table:style-name="ce2" office:value-type="float" office:value="0.499000072479248">
            <text:p>4,99E-001</text:p>
          </table:table-cell>
          <table:table-cell table:style-name="ce2" office:value-type="float" office:value="0.100822925567627">
            <text:p>1,01E-001</text:p>
          </table:table-cell>
          <table:table-cell table:style-name="Default" office:value-type="float" office:value="1.108">
            <text:p>1,108</text:p>
          </table:table-cell>
          <table:table-cell table:style-name="Default" office:value-type="float" office:value="0.419">
            <text:p>0,4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32020062464289">
            <text:p>0,4320200625</text:p>
          </table:table-cell>
          <table:table-cell table:style-name="Default" office:value-type="float" office:value="0.275591023731977">
            <text:p>0,2755910237</text:p>
          </table:table-cell>
          <table:table-cell table:style-name="ce2" office:value-type="float" office:value="0.514999866485596">
            <text:p>5,15E-001</text:p>
          </table:table-cell>
          <table:table-cell table:style-name="ce2" office:value-type="float" office:value="0.103502988815308">
            <text:p>1,04E-001</text:p>
          </table:table-cell>
          <table:table-cell table:style-name="Default" office:value-type="float" office:value="1.139">
            <text:p>1,139</text:p>
          </table:table-cell>
          <table:table-cell table:style-name="Default" office:value-type="float" office:value="0.433">
            <text:p>0,4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2401065151207">
            <text:p>0,4524010652</text:p>
          </table:table-cell>
          <table:table-cell table:style-name="Default" office:value-type="float" office:value="0.284280022839084">
            <text:p>0,2842800228</text:p>
          </table:table-cell>
          <table:table-cell table:style-name="ce2" office:value-type="float" office:value="0.513999938964844">
            <text:p>5,14E-001</text:p>
          </table:table-cell>
          <table:table-cell table:style-name="ce2" office:value-type="float" office:value="0.107244968414307">
            <text:p>1,07E-001</text:p>
          </table:table-cell>
          <table:table-cell table:style-name="Default" office:value-type="float" office:value="1.185">
            <text:p>1,185</text:p>
          </table:table-cell>
          <table:table-cell table:style-name="Default" office:value-type="float" office:value="0.446">
            <text:p>0,4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56815103651024">
            <text:p>0,4568151037</text:p>
          </table:table-cell>
          <table:table-cell table:style-name="Default" office:value-type="float" office:value="0.292376933386549">
            <text:p>0,2923769334</text:p>
          </table:table-cell>
          <table:table-cell table:style-name="ce2" office:value-type="float" office:value="0.530999898910522">
            <text:p>5,31E-001</text:p>
          </table:table-cell>
          <table:table-cell table:style-name="ce2" office:value-type="float" office:value="0.110137939453125">
            <text:p>1,10E-001</text:p>
          </table:table-cell>
          <table:table-cell table:style-name="Default" office:value-type="float" office:value="1.217">
            <text:p>1,217</text:p>
          </table:table-cell>
          <table:table-cell table:style-name="Default" office:value-type="float" office:value="0.458">
            <text:p>0,4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74026914453134">
            <text:p>0,4740269145</text:p>
          </table:table-cell>
          <table:table-cell table:style-name="Default" office:value-type="float" office:value="0.299407885875553">
            <text:p>0,2994078859</text:p>
          </table:table-cell>
          <table:table-cell table:style-name="ce2" office:value-type="float" office:value="0.562000036239624">
            <text:p>5,62E-001</text:p>
          </table:table-cell>
          <table:table-cell table:style-name="ce2" office:value-type="float" office:value="0.11340594291687">
            <text:p>1,13E-001</text:p>
          </table:table-cell>
          <table:table-cell table:style-name="Default" office:value-type="float" office:value="1.264">
            <text:p>1,264</text:p>
          </table:table-cell>
          <table:table-cell table:style-name="Default" office:value-type="float" office:value="0.472">
            <text:p>0,4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74006034666672">
            <text:p>0,4740060347</text:p>
          </table:table-cell>
          <table:table-cell table:style-name="Default" office:value-type="float" office:value="0.307362997089513">
            <text:p>0,3073629971</text:p>
          </table:table-cell>
          <table:table-cell table:style-name="ce2" office:value-type="float" office:value="0.577000141143799">
            <text:p>5,77E-001</text:p>
          </table:table-cell>
          <table:table-cell table:style-name="ce2" office:value-type="float" office:value="0.11611008644104">
            <text:p>1,16E-001</text:p>
          </table:table-cell>
          <table:table-cell table:style-name="Default" office:value-type="float" office:value="1.31">
            <text:p>1,31</text:p>
          </table:table-cell>
          <table:table-cell table:style-name="Default" office:value-type="float" office:value="0.487">
            <text:p>0,48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503029032726772">
            <text:p>0,5030290327</text:p>
          </table:table-cell>
          <table:table-cell table:style-name="Default" office:value-type="float" office:value="0.314079935546033">
            <text:p>0,3140799355</text:p>
          </table:table-cell>
          <table:table-cell table:style-name="ce2" office:value-type="float" office:value="0.592999935150147">
            <text:p>5,93E-001</text:p>
          </table:table-cell>
          <table:table-cell table:style-name="ce2" office:value-type="float" office:value="0.119749069213867">
            <text:p>1,20E-001</text:p>
          </table:table-cell>
          <table:table-cell table:style-name="Default" office:value-type="float" office:value="1.295">
            <text:p>1,295</text:p>
          </table:table-cell>
          <table:table-cell table:style-name="Default" office:value-type="float" office:value="0.499">
            <text:p>0,49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34427035367116">
            <text:p>0,5344270354</text:p>
          </table:table-cell>
          <table:table-cell table:style-name="Default" office:value-type="float" office:value="0.325179117615335">
            <text:p>0,3251791176</text:p>
          </table:table-cell>
          <table:table-cell table:style-name="ce2" office:value-type="float" office:value="0.592999935150147">
            <text:p>5,93E-001</text:p>
          </table:table-cell>
          <table:table-cell table:style-name="ce2" office:value-type="float" office:value="0.123273849487305">
            <text:p>1,23E-001</text:p>
          </table:table-cell>
          <table:table-cell table:style-name="Default" office:value-type="float" office:value="1.342">
            <text:p>1,342</text:p>
          </table:table-cell>
          <table:table-cell table:style-name="Default" office:value-type="float" office:value="0.512">
            <text:p>0,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14801049605012">
            <text:p>0,5148010496</text:p>
          </table:table-cell>
          <table:table-cell table:style-name="Default" office:value-type="float" office:value="0.331620910437778">
            <text:p>0,3316209104</text:p>
          </table:table-cell>
          <table:table-cell table:style-name="ce2" office:value-type="float" office:value="0.608000040054321">
            <text:p>6,08E-001</text:p>
          </table:table-cell>
          <table:table-cell table:style-name="ce2" office:value-type="float" office:value="0.124331951141357">
            <text:p>1,24E-001</text:p>
          </table:table-cell>
          <table:table-cell table:style-name="Default" office:value-type="float" office:value="1.373">
            <text:p>1,373</text:p>
          </table:table-cell>
          <table:table-cell table:style-name="Default" office:value-type="float" office:value="0.524">
            <text:p>0,5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42401991318911">
            <text:p>0,5424019913</text:p>
          </table:table-cell>
          <table:table-cell table:style-name="Default" office:value-type="float" office:value="0.339671005960554">
            <text:p>0,339671006</text:p>
          </table:table-cell>
          <table:table-cell table:style-name="ce2" office:value-type="float" office:value="0.624000072479248">
            <text:p>6,24E-001</text:p>
          </table:table-cell>
          <table:table-cell table:style-name="ce2" office:value-type="float" office:value="0.128495931625366">
            <text:p>1,28E-001</text:p>
          </table:table-cell>
          <table:table-cell table:style-name="Default" office:value-type="float" office:value="1.435">
            <text:p>1,435</text:p>
          </table:table-cell>
          <table:table-cell table:style-name="Default" office:value-type="float" office:value="0.538">
            <text:p>0,53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61600977904163">
            <text:p>0,5616009779</text:p>
          </table:table-cell>
          <table:table-cell table:style-name="Default" office:value-type="float" office:value="0.349628926487639">
            <text:p>0,3496289265</text:p>
          </table:table-cell>
          <table:table-cell table:style-name="ce2" office:value-type="float" office:value="0.639999866485596">
            <text:p>6,40E-001</text:p>
          </table:table-cell>
          <table:table-cell table:style-name="ce2" office:value-type="float" office:value="0.131221055984497">
            <text:p>1,31E-001</text:p>
          </table:table-cell>
          <table:table-cell table:style-name="Default" office:value-type="float" office:value="1.451">
            <text:p>1,451</text:p>
          </table:table-cell>
          <table:table-cell table:style-name="Default" office:value-type="float" office:value="0.549">
            <text:p>0,54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58608987717889">
            <text:p>0,5586089877</text:p>
          </table:table-cell>
          <table:table-cell table:style-name="Default" office:value-type="float" office:value="0.351891944068484">
            <text:p>0,3518919441</text:p>
          </table:table-cell>
          <table:table-cell table:style-name="ce2" office:value-type="float" office:value="0.654999971389771">
            <text:p>6,55E-001</text:p>
          </table:table-cell>
          <table:table-cell table:style-name="ce2" office:value-type="float" office:value="0.134374141693115">
            <text:p>1,34E-001</text:p>
          </table:table-cell>
          <table:table-cell table:style-name="Default" office:value-type="float" office:value="1.497">
            <text:p>1,497</text:p>
          </table:table-cell>
          <table:table-cell table:style-name="Default" office:value-type="float" office:value="0.564">
            <text:p>0,5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81231981981546">
            <text:p>0,581231982</text:p>
          </table:table-cell>
          <table:table-cell table:style-name="Default" office:value-type="float" office:value="0.362528885249048">
            <text:p>0,3625288852</text:p>
          </table:table-cell>
          <table:table-cell table:style-name="ce2" office:value-type="float" office:value="0.686000108718872">
            <text:p>6,86E-001</text:p>
          </table:table-cell>
          <table:table-cell table:style-name="ce2" office:value-type="float" office:value="0.137845993041992">
            <text:p>1,38E-001</text:p>
          </table:table-cell>
          <table:table-cell table:style-name="Default" office:value-type="float" office:value="1.513">
            <text:p>1,513</text:p>
          </table:table-cell>
          <table:table-cell table:style-name="Default" office:value-type="float" office:value="0.571">
            <text:p>0,57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92801014427096">
            <text:p>0,5928010144</text:p>
          </table:table-cell>
          <table:table-cell table:style-name="Default" office:value-type="float" office:value="0.370512983994558">
            <text:p>0,370512984</text:p>
          </table:table-cell>
          <table:table-cell table:style-name="ce2" office:value-type="float" office:value="0.687000036239624">
            <text:p>6,87E-001</text:p>
          </table:table-cell>
          <table:table-cell table:style-name="ce2" office:value-type="float" office:value="0.141395092010498">
            <text:p>1,41E-001</text:p>
          </table:table-cell>
          <table:table-cell table:style-name="Default" office:value-type="float" office:value="1.56">
            <text:p>1,56</text:p>
          </table:table-cell>
          <table:table-cell table:style-name="Default" office:value-type="float" office:value="0.583">
            <text:p>0,5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99819031660445">
            <text:p>0,5998190317</text:p>
          </table:table-cell>
          <table:table-cell table:style-name="Default" office:value-type="float" office:value="0.37566398200579">
            <text:p>0,375663982</text:p>
          </table:table-cell>
          <table:table-cell table:style-name="ce2" office:value-type="float" office:value="0.702000141143799">
            <text:p>7,02E-001</text:p>
          </table:table-cell>
          <table:table-cell table:style-name="ce2" office:value-type="float" office:value="0.144706964492798">
            <text:p>1,45E-001</text:p>
          </table:table-cell>
          <table:table-cell table:style-name="Default" office:value-type="float" office:value="1.544">
            <text:p>1,544</text:p>
          </table:table-cell>
          <table:table-cell table:style-name="Default" office:value-type="float" office:value="0.596">
            <text:p>0,5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2103505351115">
            <text:p>0,6210350535</text:p>
          </table:table-cell>
          <table:table-cell table:style-name="Default" office:value-type="float" office:value="0.38634098356124">
            <text:p>0,3863409836</text:p>
          </table:table-cell>
          <table:table-cell table:style-name="ce2" office:value-type="float" office:value="0.286999940872192">
            <text:p>2,87E-001</text:p>
          </table:table-cell>
          <table:table-cell table:style-name="ce2" office:value-type="float" office:value="0.147479057312012">
            <text:p>1,47E-001</text:p>
          </table:table-cell>
          <table:table-cell table:style-name="Default" office:value-type="float" office:value="1.623">
            <text:p>1,623</text:p>
          </table:table-cell>
          <table:table-cell table:style-name="Default" office:value-type="float" office:value="0.608">
            <text:p>0,60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36807967210189">
            <text:p>0,6368079672</text:p>
          </table:table-cell>
          <table:table-cell table:style-name="Default" office:value-type="float" office:value="0.395201030769385">
            <text:p>0,3952010308</text:p>
          </table:table-cell>
          <table:table-cell table:style-name="ce2" office:value-type="float" office:value="0.269999980926514">
            <text:p>2,70E-001</text:p>
          </table:table-cell>
          <table:table-cell table:style-name="ce2" office:value-type="float" office:value="0.150941133499146">
            <text:p>1,51E-001</text:p>
          </table:table-cell>
          <table:table-cell table:style-name="Default" office:value-type="float" office:value="1.685">
            <text:p>1,685</text:p>
          </table:table-cell>
          <table:table-cell table:style-name="Default" office:value-type="float" office:value="0.621">
            <text:p>0,62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5520107455086">
            <text:p>0,6552010746</text:p>
          </table:table-cell>
          <table:table-cell table:style-name="Default" office:value-type="float" office:value="0.40223695570603">
            <text:p>0,4022369557</text:p>
          </table:table-cell>
          <table:table-cell table:style-name="ce2" office:value-type="float" office:value="0.282999992370605">
            <text:p>2,83E-001</text:p>
          </table:table-cell>
          <table:table-cell table:style-name="ce2" office:value-type="float" office:value="0.153486013412476">
            <text:p>1,53E-001</text:p>
          </table:table-cell>
          <table:table-cell table:style-name="Default" office:value-type="float" office:value="1.685">
            <text:p>1,685</text:p>
          </table:table-cell>
          <table:table-cell table:style-name="Default" office:value-type="float" office:value="0.636">
            <text:p>0,63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70201969216578">
            <text:p>0,6702019692</text:p>
          </table:table-cell>
          <table:table-cell table:style-name="Default" office:value-type="float" office:value="0.410443950211629">
            <text:p>0,4104439502</text:p>
          </table:table-cell>
          <table:table-cell table:style-name="ce2" office:value-type="float" office:value="0.277999877929687">
            <text:p>2,78E-001</text:p>
          </table:table-cell>
          <table:table-cell table:style-name="ce2" office:value-type="float" office:value="0.156819820404053">
            <text:p>1,57E-001</text:p>
          </table:table-cell>
          <table:table-cell table:style-name="Default" office:value-type="float" office:value="1.716">
            <text:p>1,716</text:p>
          </table:table-cell>
          <table:table-cell table:style-name="Default" office:value-type="float" office:value="0.648">
            <text:p>0,6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delo Polan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raciones</text:p>
          </table:table-cell>
          <table:table-cell table:style-name="ce1" office:value-type="string">
            <text:p>Octave (win)</text:p>
          </table:table-cell>
          <table:table-cell office:value-type="string">
            <text:p>Octave (linux)</text:p>
          </table:table-cell>
          <table:table-cell office:value-type="string">
            <text:p>Python (win)</text:p>
          </table:table-cell>
          <table:table-cell office:value-type="string">
            <text:p>Python (linux)</text:p>
          </table:table-cell>
          <table:table-cell office:value-type="string">
            <text:p>Scilab (win)</text:p>
          </table:table-cell>
          <table:table-cell office:value-type="string">
            <text:p>Scilab (linu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,00000000</text:p>
          </table:table-cell>
          <table:table-cell table:number-columns-repeated="5" office:value-type="float" office:value="0">
            <text:p>0,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60011078696698">
            <text:p>0,0160011079</text:p>
          </table:table-cell>
          <table:table-cell table:style-name="Default" office:value-type="float" office:value="0.00906408426817507">
            <text:p>0,0090640843</text:p>
          </table:table-cell>
          <table:table-cell table:style-name="ce2" office:value-type="float" office:value="0">
            <text:p>0,00E+000</text:p>
          </table:table-cell>
          <table:table-cell table:style-name="ce2" office:value-type="float" office:value="0.00000095367431640625">
            <text:p>9,54E-007</text:p>
          </table:table-cell>
          <table:table-cell table:style-name="Default" office:value-type="float" office:value="0.032">
            <text:p>0,032</text:p>
          </table:table-cell>
          <table:table-cell table:style-name="Default" office:value-type="float" office:value="0.013">
            <text:p>0,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80020860955119">
            <text:p>0,0280020861</text:p>
          </table:table-cell>
          <table:table-cell table:style-name="Default" office:value-type="float" office:value="0.0175809551728889">
            <text:p>0,0175809552</text:p>
          </table:table-cell>
          <table:table-cell table:style-name="ce2" office:value-type="float" office:value="0.0150001049041748">
            <text:p>1,50E-002</text:p>
          </table:table-cell>
          <table:table-cell table:style-name="ce2" office:value-type="float" office:value="0.00329089164733887">
            <text:p>3,29E-003</text:p>
          </table:table-cell>
          <table:table-cell table:style-name="Default" office:value-type="float" office:value="0.078">
            <text:p>0,078</text:p>
          </table:table-cell>
          <table:table-cell table:style-name="Default" office:value-type="float" office:value="0.027">
            <text:p>0,0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40019106026739">
            <text:p>0,0440019106</text:p>
          </table:table-cell>
          <table:table-cell table:style-name="Default" office:value-type="float" office:value="0.0261930144624785">
            <text:p>0,0261930145</text:p>
          </table:table-cell>
          <table:table-cell table:style-name="ce2" office:value-type="float" office:value="0.0309998989105225">
            <text:p>3,10E-002</text:p>
          </table:table-cell>
          <table:table-cell table:style-name="ce2" office:value-type="float" office:value="0.00651097297668457">
            <text:p>6,51E-003</text:p>
          </table:table-cell>
          <table:table-cell table:style-name="Default" office:value-type="float" office:value="0.109">
            <text:p>0,109</text:p>
          </table:table-cell>
          <table:table-cell table:style-name="Default" office:value-type="float" office:value="0.04">
            <text:p>0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40040116850287">
            <text:p>0,0640040117</text:p>
          </table:table-cell>
          <table:table-cell table:style-name="Default" office:value-type="float" office:value="0.0350140624213964">
            <text:p>0,0350140624</text:p>
          </table:table-cell>
          <table:table-cell table:style-name="ce2" office:value-type="float" office:value="0.0470001697540283">
            <text:p>4,70E-002</text:p>
          </table:table-cell>
          <table:table-cell table:style-name="ce2" office:value-type="float" office:value="0.00964617729187012">
            <text:p>9,65E-003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.053">
            <text:p>0,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50000947155059">
            <text:p>0,0750000947</text:p>
          </table:table-cell>
          <table:table-cell table:style-name="Default" office:value-type="float" office:value="0.0436419944744557">
            <text:p>0,0436419945</text:p>
          </table:table-cell>
          <table:table-cell table:style-name="ce2" office:value-type="float" office:value="0.062999963760376">
            <text:p>6,30E-002</text:p>
          </table:table-cell>
          <table:table-cell table:style-name="ce2" office:value-type="float" office:value="0.0128500461578369">
            <text:p>1,29E-002</text:p>
          </table:table-cell>
          <table:table-cell table:style-name="Default" office:value-type="float" office:value="0.171">
            <text:p>0,171</text:p>
          </table:table-cell>
          <table:table-cell table:style-name="Default" office:value-type="float" office:value="0.066">
            <text:p>0,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80011107167229">
            <text:p>0,0980011107</text:p>
          </table:table-cell>
          <table:table-cell table:style-name="Default" office:value-type="float" office:value="0.0523869559401646">
            <text:p>0,0523869559</text:p>
          </table:table-cell>
          <table:table-cell table:style-name="ce2" office:value-type="float" office:value="0.0779998302459717">
            <text:p>7,80E-002</text:p>
          </table:table-cell>
          <table:table-cell table:style-name="ce2" office:value-type="float" office:value="0.0160009860992432">
            <text:p>1,60E-002</text:p>
          </table:table-cell>
          <table:table-cell table:style-name="Default" office:value-type="float" office:value="0.203">
            <text:p>0,203</text:p>
          </table:table-cell>
          <table:table-cell table:style-name="Default" office:value-type="float" office:value="0.079">
            <text:p>0,0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07006017002277">
            <text:p>0,107006017</text:p>
          </table:table-cell>
          <table:table-cell table:style-name="Default" office:value-type="float" office:value="0.061731975292787">
            <text:p>0,0617319753</text:p>
          </table:table-cell>
          <table:table-cell table:style-name="ce2" office:value-type="float" office:value="0.0929999351501465">
            <text:p>9,30E-002</text:p>
          </table:table-cell>
          <table:table-cell table:style-name="ce2" office:value-type="float" office:value="0.0192711353302002">
            <text:p>1,93E-002</text:p>
          </table:table-cell>
          <table:table-cell table:style-name="Default" office:value-type="float" office:value="0.234">
            <text:p>0,234</text:p>
          </table:table-cell>
          <table:table-cell table:style-name="Default" office:value-type="float" office:value="0.093">
            <text:p>0,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27006998285651">
            <text:p>0,1270069983</text:p>
          </table:table-cell>
          <table:table-cell table:style-name="Default" office:value-type="float" office:value="0.0704530805815011">
            <text:p>0,0704530806</text:p>
          </table:table-cell>
          <table:table-cell table:style-name="ce2" office:value-type="float" office:value="0.110000133514404">
            <text:p>1,10E-001</text:p>
          </table:table-cell>
          <table:table-cell table:style-name="ce2" office:value-type="float" office:value="0.0225610733032227">
            <text:p>2,26E-002</text:p>
          </table:table-cell>
          <table:table-cell table:style-name="Default" office:value-type="float" office:value="0.281">
            <text:p>0,281</text:p>
          </table:table-cell>
          <table:table-cell table:style-name="Default" office:value-type="float" office:value="0.106">
            <text:p>0,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45008110906929">
            <text:p>0,1450081109</text:p>
          </table:table-cell>
          <table:table-cell table:style-name="Default" office:value-type="float" office:value="0.0786190940998495">
            <text:p>0,0786190941</text:p>
          </table:table-cell>
          <table:table-cell table:style-name="ce2" office:value-type="float" office:value="0.125">
            <text:p>1,25E-001</text:p>
          </table:table-cell>
          <table:table-cell table:style-name="ce2" office:value-type="float" office:value="0.0255489349365234">
            <text:p>2,55E-002</text:p>
          </table:table-cell>
          <table:table-cell table:style-name="Default" office:value-type="float" office:value="0.296">
            <text:p>0,296</text:p>
          </table:table-cell>
          <table:table-cell table:style-name="Default" office:value-type="float" office:value="0.12">
            <text:p>0,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6001966446638">
            <text:p>0,1560019664</text:p>
          </table:table-cell>
          <table:table-cell table:style-name="Default" office:value-type="float" office:value="0.0873241156805307">
            <text:p>0,0873241157</text:p>
          </table:table-cell>
          <table:table-cell table:style-name="ce2" office:value-type="float" office:value="0.141000032424927">
            <text:p>1,41E-001</text:p>
          </table:table-cell>
          <table:table-cell table:style-name="ce2" office:value-type="float" office:value="0.028670072555542">
            <text:p>2,87E-002</text:p>
          </table:table-cell>
          <table:table-cell table:style-name="Default" office:value-type="float" office:value="0.359">
            <text:p>0,359</text:p>
          </table:table-cell>
          <table:table-cell table:style-name="Default" office:value-type="float" office:value="0.132">
            <text:p>0,1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82009884505533">
            <text:p>0,1820098845</text:p>
          </table:table-cell>
          <table:table-cell table:style-name="Default" office:value-type="float" office:value="0.0967660814058036">
            <text:p>0,0967660814</text:p>
          </table:table-cell>
          <table:table-cell table:style-name="ce2" office:value-type="float" office:value="0.156000137329102">
            <text:p>1,56E-001</text:p>
          </table:table-cell>
          <table:table-cell table:style-name="ce2" office:value-type="float" office:value="0.0317490100860596">
            <text:p>3,17E-002</text:p>
          </table:table-cell>
          <table:table-cell table:style-name="Default" office:value-type="float" office:value="0.39">
            <text:p>0,39</text:p>
          </table:table-cell>
          <table:table-cell table:style-name="Default" office:value-type="float" office:value="0.145">
            <text:p>0,1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87011069618166">
            <text:p>0,1870110696</text:p>
          </table:table-cell>
          <table:table-cell table:style-name="Default" office:value-type="float" office:value="0.105367977055721">
            <text:p>0,1053679771</text:p>
          </table:table-cell>
          <table:table-cell table:style-name="ce2" office:value-type="float" office:value="0.171999931335449">
            <text:p>1,72E-001</text:p>
          </table:table-cell>
          <table:table-cell table:style-name="ce2" office:value-type="float" office:value="0.0348269939422607">
            <text:p>3,48E-002</text:p>
          </table:table-cell>
          <table:table-cell table:style-name="Default" office:value-type="float" office:value="0.405">
            <text:p>0,405</text:p>
          </table:table-cell>
          <table:table-cell table:style-name="Default" office:value-type="float" office:value="0.159">
            <text:p>0,1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92011037608609">
            <text:p>0,1920110376</text:p>
          </table:table-cell>
          <table:table-cell table:style-name="Default" office:value-type="float" office:value="0.113624973688275">
            <text:p>0,1136249737</text:p>
          </table:table-cell>
          <table:table-cell table:style-name="ce2" office:value-type="float" office:value="0.188000202178955">
            <text:p>1,88E-001</text:p>
          </table:table-cell>
          <table:table-cell table:style-name="ce2" office:value-type="float" office:value="0.0378649234771729">
            <text:p>3,79E-002</text:p>
          </table:table-cell>
          <table:table-cell table:style-name="Default" office:value-type="float" office:value="0.437">
            <text:p>0,437</text:p>
          </table:table-cell>
          <table:table-cell table:style-name="Default" office:value-type="float" office:value="0.172">
            <text:p>0,1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23012097994797">
            <text:p>0,223012098</text:p>
          </table:table-cell>
          <table:table-cell table:style-name="Default" office:value-type="float" office:value="0.118230942985974">
            <text:p>0,118230943</text:p>
          </table:table-cell>
          <table:table-cell table:style-name="ce2" office:value-type="float" office:value="0.203000068664551">
            <text:p>2,03E-001</text:p>
          </table:table-cell>
          <table:table-cell table:style-name="ce2" office:value-type="float" office:value="0.0410559177398682">
            <text:p>4,11E-002</text:p>
          </table:table-cell>
          <table:table-cell table:style-name="Default" office:value-type="float" office:value="0.484">
            <text:p>0,484</text:p>
          </table:table-cell>
          <table:table-cell table:style-name="Default" office:value-type="float" office:value="0.185">
            <text:p>0,1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9012966970913">
            <text:p>0,229012967</text:p>
          </table:table-cell>
          <table:table-cell table:style-name="Default" office:value-type="float" office:value="0.126582062919624">
            <text:p>0,1265820629</text:p>
          </table:table-cell>
          <table:table-cell table:style-name="ce2" office:value-type="float" office:value="0.219000101089478">
            <text:p>2,19E-001</text:p>
          </table:table-cell>
          <table:table-cell table:style-name="ce2" office:value-type="float" office:value="0.0440759658813477">
            <text:p>4,41E-002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198">
            <text:p>0,1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49014080502093">
            <text:p>0,2490140805</text:p>
          </table:table-cell>
          <table:table-cell table:style-name="Default" office:value-type="float" office:value="0.135386079433374">
            <text:p>0,1353860794</text:p>
          </table:table-cell>
          <table:table-cell table:style-name="ce2" office:value-type="float" office:value="0.233999967575073">
            <text:p>2,34E-001</text:p>
          </table:table-cell>
          <table:table-cell table:style-name="ce2" office:value-type="float" office:value="0.0472230911254883">
            <text:p>4,72E-002</text:p>
          </table:table-cell>
          <table:table-cell table:style-name="Default" office:value-type="float" office:value="0.546">
            <text:p>0,546</text:p>
          </table:table-cell>
          <table:table-cell table:style-name="Default" office:value-type="float" office:value="0.212">
            <text:p>0,2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71007932722569">
            <text:p>0,2710079327</text:p>
          </table:table-cell>
          <table:table-cell table:style-name="Default" office:value-type="float" office:value="0.143470025155693">
            <text:p>0,1434700252</text:p>
          </table:table-cell>
          <table:table-cell table:style-name="ce2" office:value-type="float" office:value="0.25">
            <text:p>2,50E-001</text:p>
          </table:table-cell>
          <table:table-cell table:style-name="ce2" office:value-type="float" office:value="0.0501830577850342">
            <text:p>5,02E-002</text:p>
          </table:table-cell>
          <table:table-cell table:style-name="Default" office:value-type="float" office:value="0.592">
            <text:p>0,592</text:p>
          </table:table-cell>
          <table:table-cell table:style-name="Default" office:value-type="float" office:value="0.224">
            <text:p>0,2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00017036381178">
            <text:p>0,3000170364</text:p>
          </table:table-cell>
          <table:table-cell table:style-name="Default" office:value-type="float" office:value="0.155035943957046">
            <text:p>0,155035944</text:p>
          </table:table-cell>
          <table:table-cell table:style-name="ce2" office:value-type="float" office:value="0.265000104904175">
            <text:p>2,65E-001</text:p>
          </table:table-cell>
          <table:table-cell table:style-name="ce2" office:value-type="float" office:value="0.053386926651001">
            <text:p>5,34E-002</text:p>
          </table:table-cell>
          <table:table-cell table:style-name="Default" office:value-type="float" office:value="0.624">
            <text:p>0,624</text:p>
          </table:table-cell>
          <table:table-cell table:style-name="Default" office:value-type="float" office:value="0.239">
            <text:p>0,2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9001710168086">
            <text:p>0,2900171017</text:p>
          </table:table-cell>
          <table:table-cell table:style-name="Default" office:value-type="float" office:value="0.163762109703384">
            <text:p>0,1637621097</text:p>
          </table:table-cell>
          <table:table-cell table:style-name="ce2" office:value-type="float" office:value="0.265000104904175">
            <text:p>2,65E-001</text:p>
          </table:table-cell>
          <table:table-cell table:style-name="ce2" office:value-type="float" office:value="0.0568239688873291">
            <text:p>5,68E-002</text:p>
          </table:table-cell>
          <table:table-cell table:style-name="Default" office:value-type="float" office:value="0.656">
            <text:p>0,656</text:p>
          </table:table-cell>
          <table:table-cell table:style-name="Default" office:value-type="float" office:value="0.249">
            <text:p>0,2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35017098346725">
            <text:p>0,3350170983</text:p>
          </table:table-cell>
          <table:table-cell table:style-name="Default" office:value-type="float" office:value="0.171356894657947">
            <text:p>0,1713568947</text:p>
          </table:table-cell>
          <table:table-cell table:style-name="ce2" office:value-type="float" office:value="0.296000003814697">
            <text:p>2,96E-001</text:p>
          </table:table-cell>
          <table:table-cell table:style-name="ce2" office:value-type="float" office:value="0.0606060028076172">
            <text:p>6,06E-002</text:p>
          </table:table-cell>
          <table:table-cell table:style-name="Default" office:value-type="float" office:value="0.686">
            <text:p>0,686</text:p>
          </table:table-cell>
          <table:table-cell table:style-name="Default" office:value-type="float" office:value="0.262">
            <text:p>0,2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44019974698313">
            <text:p>0,3440199747</text:p>
          </table:table-cell>
          <table:table-cell table:style-name="Default" office:value-type="float" office:value="0.18164195609279">
            <text:p>0,1816419561</text:p>
          </table:table-cell>
          <table:table-cell table:style-name="ce2" office:value-type="float" office:value="0.312000036239624">
            <text:p>3,12E-001</text:p>
          </table:table-cell>
          <table:table-cell table:style-name="ce2" office:value-type="float" office:value="0.0626709461212158">
            <text:p>6,27E-002</text:p>
          </table:table-cell>
          <table:table-cell table:style-name="Default" office:value-type="float" office:value="0.733">
            <text:p>0,733</text:p>
          </table:table-cell>
          <table:table-cell table:style-name="Default" office:value-type="float" office:value="0.275">
            <text:p>0,2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12017902266234">
            <text:p>0,3120179023</text:p>
          </table:table-cell>
          <table:table-cell table:style-name="Default" office:value-type="float" office:value="0.189258029568009">
            <text:p>0,1892580296</text:p>
          </table:table-cell>
          <table:table-cell table:style-name="ce2" office:value-type="float" office:value="0.328000068664551">
            <text:p>3,28E-001</text:p>
          </table:table-cell>
          <table:table-cell table:style-name="ce2" office:value-type="float" office:value="0.0660591125488281">
            <text:p>6,61E-002</text:p>
          </table:table-cell>
          <table:table-cell table:style-name="Default" office:value-type="float" office:value="0.765">
            <text:p>0,765</text:p>
          </table:table-cell>
          <table:table-cell table:style-name="Default" office:value-type="float" office:value="0.289">
            <text:p>0,2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43201115494594">
            <text:p>0,3432011155</text:p>
          </table:table-cell>
          <table:table-cell table:style-name="Default" office:value-type="float" office:value="0.199220982729457">
            <text:p>0,1992209827</text:p>
          </table:table-cell>
          <table:table-cell table:style-name="ce2" office:value-type="float" office:value="0.342999935150146">
            <text:p>3,43E-001</text:p>
          </table:table-cell>
          <table:table-cell table:style-name="ce2" office:value-type="float" office:value="0.0695338249206543">
            <text:p>6,95E-002</text:p>
          </table:table-cell>
          <table:table-cell table:style-name="Default" office:value-type="float" office:value="0.812">
            <text:p>0,812</text:p>
          </table:table-cell>
          <table:table-cell table:style-name="Default" office:value-type="float" office:value="0.301">
            <text:p>0,3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51020087487996">
            <text:p>0,3510200875</text:p>
          </table:table-cell>
          <table:table-cell table:style-name="Default" office:value-type="float" office:value="0.207558032707311">
            <text:p>0,2075580327</text:p>
          </table:table-cell>
          <table:table-cell table:style-name="ce2" office:value-type="float" office:value="0.358000040054321">
            <text:p>3,58E-001</text:p>
          </table:table-cell>
          <table:table-cell table:style-name="ce2" office:value-type="float" office:value="0.0726611614227295">
            <text:p>7,27E-002</text:p>
          </table:table-cell>
          <table:table-cell table:style-name="Default" office:value-type="float" office:value="0.842">
            <text:p>0,842</text:p>
          </table:table-cell>
          <table:table-cell table:style-name="Default" office:value-type="float" office:value="0.315">
            <text:p>0,3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67607908090576">
            <text:p>0,3676079081</text:p>
          </table:table-cell>
          <table:table-cell table:style-name="Default" office:value-type="float" office:value="0.215525099774823">
            <text:p>0,2155250998</text:p>
          </table:table-cell>
          <table:table-cell table:style-name="ce2" office:value-type="float" office:value="0.374000072479248">
            <text:p>3,74E-001</text:p>
          </table:table-cell>
          <table:table-cell table:style-name="ce2" office:value-type="float" office:value="0.0757238864898682">
            <text:p>7,57E-002</text:p>
          </table:table-cell>
          <table:table-cell table:style-name="Default" office:value-type="float" office:value="0.873">
            <text:p>0,873</text:p>
          </table:table-cell>
          <table:table-cell table:style-name="Default" office:value-type="float" office:value="0.328">
            <text:p>0,3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80615988164209">
            <text:p>0,3806159882</text:p>
          </table:table-cell>
          <table:table-cell table:style-name="Default" office:value-type="float" office:value="0.222914963611402">
            <text:p>0,2229149636</text:p>
          </table:table-cell>
          <table:table-cell table:style-name="ce2" office:value-type="float" office:value="0.404999971389771">
            <text:p>4,05E-001</text:p>
          </table:table-cell>
          <table:table-cell table:style-name="ce2" office:value-type="float" office:value="0.0788800716400147">
            <text:p>7,89E-002</text:p>
          </table:table-cell>
          <table:table-cell table:style-name="Default" office:value-type="float" office:value="0.889">
            <text:p>0,889</text:p>
          </table:table-cell>
          <table:table-cell table:style-name="Default" office:value-type="float" office:value="0.342">
            <text:p>0,3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84021924459375">
            <text:p>0,3840219245</text:p>
          </table:table-cell>
          <table:table-cell table:style-name="Default" office:value-type="float" office:value="0.232022053096443">
            <text:p>0,2320220531</text:p>
          </table:table-cell>
          <table:table-cell table:style-name="ce2" office:value-type="float" office:value="0.406000137329102">
            <text:p>4,06E-001</text:p>
          </table:table-cell>
          <table:table-cell table:style-name="ce2" office:value-type="float" office:value="0.0815930366516113">
            <text:p>8,16E-002</text:p>
          </table:table-cell>
          <table:table-cell table:style-name="Default" office:value-type="float" office:value="0.936">
            <text:p>0,936</text:p>
          </table:table-cell>
          <table:table-cell table:style-name="Default" office:value-type="float" office:value="0.354">
            <text:p>0,3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86021884391084">
            <text:p>0,3860218844</text:p>
          </table:table-cell>
          <table:table-cell table:style-name="Default" office:value-type="float" office:value="0.239955069497228">
            <text:p>0,2399550695</text:p>
          </table:table-cell>
          <table:table-cell table:style-name="ce2" office:value-type="float" office:value="0.437000036239624">
            <text:p>4,37E-001</text:p>
          </table:table-cell>
          <table:table-cell table:style-name="ce2" office:value-type="float" office:value="0.0849730968475342">
            <text:p>8,50E-002</text:p>
          </table:table-cell>
          <table:table-cell table:style-name="Default" office:value-type="float" office:value="0.968">
            <text:p>0,968</text:p>
          </table:table-cell>
          <table:table-cell table:style-name="Default" office:value-type="float" office:value="0.368">
            <text:p>0,36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02022924739867">
            <text:p>0,4020229247</text:p>
          </table:table-cell>
          <table:table-cell table:style-name="Default" office:value-type="float" office:value="0.248938117059879">
            <text:p>0,2489381171</text:p>
          </table:table-cell>
          <table:table-cell table:style-name="ce2" office:value-type="float" office:value="0.437000036239624">
            <text:p>4,37E-001</text:p>
          </table:table-cell>
          <table:table-cell table:style-name="ce2" office:value-type="float" office:value="0.0882620811462402">
            <text:p>8,83E-002</text:p>
          </table:table-cell>
          <table:table-cell table:style-name="Default" office:value-type="float" office:value="0.998">
            <text:p>0,998</text:p>
          </table:table-cell>
          <table:table-cell table:style-name="Default" office:value-type="float" office:value="0.38">
            <text:p>0,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28023975226097">
            <text:p>0,4280239752</text:p>
          </table:table-cell>
          <table:table-cell table:style-name="Default" office:value-type="float" office:value="0.257561889593489">
            <text:p>0,2575618896</text:p>
          </table:table-cell>
          <table:table-cell table:style-name="ce2" office:value-type="float" office:value="0.45199990272522">
            <text:p>4,52E-001</text:p>
          </table:table-cell>
          <table:table-cell table:style-name="ce2" office:value-type="float" office:value="0.0913920402526856">
            <text:p>9,14E-002</text:p>
          </table:table-cell>
          <table:table-cell table:style-name="Default" office:value-type="float" office:value="1.03">
            <text:p>1,03</text:p>
          </table:table-cell>
          <table:table-cell table:style-name="Default" office:value-type="float" office:value="0.392">
            <text:p>0,3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72027063253336">
            <text:p>0,4720270633</text:p>
          </table:table-cell>
          <table:table-cell table:style-name="Default" office:value-type="float" office:value="0.268049045815133">
            <text:p>0,2680490458</text:p>
          </table:table-cell>
          <table:table-cell table:style-name="ce2" office:value-type="float" office:value="0.467999935150147">
            <text:p>4,68E-001</text:p>
          </table:table-cell>
          <table:table-cell table:style-name="ce2" office:value-type="float" office:value="0.0958731174468994">
            <text:p>9,59E-002</text:p>
          </table:table-cell>
          <table:table-cell table:style-name="Default" office:value-type="float" office:value="1.061">
            <text:p>1,061</text:p>
          </table:table-cell>
          <table:table-cell table:style-name="Default" office:value-type="float" office:value="0.407">
            <text:p>0,40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67999989050441">
            <text:p>0,4679999891</text:p>
          </table:table-cell>
          <table:table-cell table:style-name="Default" office:value-type="float" office:value="0.279785908292979">
            <text:p>0,2797859083</text:p>
          </table:table-cell>
          <table:table-cell table:style-name="ce2" office:value-type="float" office:value="0.483999967575073">
            <text:p>4,84E-001</text:p>
          </table:table-cell>
          <table:table-cell table:style-name="ce2" office:value-type="float" office:value="0.0991761684417725">
            <text:p>9,92E-002</text:p>
          </table:table-cell>
          <table:table-cell table:style-name="Default" office:value-type="float" office:value="1.107">
            <text:p>1,107</text:p>
          </table:table-cell>
          <table:table-cell table:style-name="Default" office:value-type="float" office:value="0.418">
            <text:p>0,4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68001113506034">
            <text:p>0,4680011135</text:p>
          </table:table-cell>
          <table:table-cell table:style-name="Default" office:value-type="float" office:value="0.289076907909475">
            <text:p>0,2890769079</text:p>
          </table:table-cell>
          <table:table-cell table:style-name="ce2" office:value-type="float" office:value="0.499000072479248">
            <text:p>4,99E-001</text:p>
          </table:table-cell>
          <table:table-cell table:style-name="ce2" office:value-type="float" office:value="0.102193117141724">
            <text:p>1,02E-001</text:p>
          </table:table-cell>
          <table:table-cell table:style-name="Default" office:value-type="float" office:value="1.154">
            <text:p>1,154</text:p>
          </table:table-cell>
          <table:table-cell table:style-name="Default" office:value-type="float" office:value="0.434">
            <text:p>0,4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83600904000923">
            <text:p>0,483600904</text:p>
          </table:table-cell>
          <table:table-cell table:style-name="Default" office:value-type="float" office:value="0.296642887638882">
            <text:p>0,2966428876</text:p>
          </table:table-cell>
          <table:table-cell table:style-name="ce2" office:value-type="float" office:value="0.531000137329102">
            <text:p>5,31E-001</text:p>
          </table:table-cell>
          <table:table-cell table:style-name="ce2" office:value-type="float" office:value="0.105121850967407">
            <text:p>1,05E-001</text:p>
          </table:table-cell>
          <table:table-cell table:style-name="Default" office:value-type="float" office:value="1.17">
            <text:p>1,17</text:p>
          </table:table-cell>
          <table:table-cell table:style-name="Default" office:value-type="float" office:value="0.445">
            <text:p>0,4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83600099338219">
            <text:p>0,4836000993</text:p>
          </table:table-cell>
          <table:table-cell table:style-name="Default" office:value-type="float" office:value="0.305923003819771">
            <text:p>0,3059230038</text:p>
          </table:table-cell>
          <table:table-cell table:style-name="ce2" office:value-type="float" office:value="0.529999971389771">
            <text:p>5,30E-001</text:p>
          </table:table-cell>
          <table:table-cell table:style-name="ce2" office:value-type="float" office:value="0.108121871948242">
            <text:p>1,08E-001</text:p>
          </table:table-cell>
          <table:table-cell table:style-name="Default" office:value-type="float" office:value="1.217">
            <text:p>1,217</text:p>
          </table:table-cell>
          <table:table-cell table:style-name="Default" office:value-type="float" office:value="0.459">
            <text:p>0,45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09020996047184">
            <text:p>0,509020996</text:p>
          </table:table-cell>
          <table:table-cell table:style-name="Default" office:value-type="float" office:value="0.314323992352001">
            <text:p>0,3143239924</text:p>
          </table:table-cell>
          <table:table-cell table:style-name="ce2" office:value-type="float" office:value="0.546000003814697">
            <text:p>5,46E-001</text:p>
          </table:table-cell>
          <table:table-cell table:style-name="ce2" office:value-type="float" office:value="0.111487865447998">
            <text:p>1,11E-001</text:p>
          </table:table-cell>
          <table:table-cell table:style-name="Default" office:value-type="float" office:value="1.248">
            <text:p>1,248</text:p>
          </table:table-cell>
          <table:table-cell table:style-name="Default" office:value-type="float" office:value="0.472">
            <text:p>0,4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18827097024769">
            <text:p>0,518827097</text:p>
          </table:table-cell>
          <table:table-cell table:style-name="Default" office:value-type="float" office:value="0.322068936657161">
            <text:p>0,3220689367</text:p>
          </table:table-cell>
          <table:table-cell table:style-name="ce2" office:value-type="float" office:value="0.562000036239624">
            <text:p>5,62E-001</text:p>
          </table:table-cell>
          <table:table-cell table:style-name="ce2" office:value-type="float" office:value="0.114681959152222">
            <text:p>1,15E-001</text:p>
          </table:table-cell>
          <table:table-cell table:style-name="Default" office:value-type="float" office:value="1.279">
            <text:p>1,279</text:p>
          </table:table-cell>
          <table:table-cell table:style-name="Default" office:value-type="float" office:value="0.485">
            <text:p>0,4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527029924676754">
            <text:p>0,5270299247</text:p>
          </table:table-cell>
          <table:table-cell table:style-name="Default" office:value-type="float" office:value="0.330695001059212">
            <text:p>0,3306950011</text:p>
          </table:table-cell>
          <table:table-cell table:style-name="ce2" office:value-type="float" office:value="0.57699990272522">
            <text:p>5,77E-001</text:p>
          </table:table-cell>
          <table:table-cell table:style-name="ce2" office:value-type="float" office:value="0.117998838424683">
            <text:p>1,18E-001</text:p>
          </table:table-cell>
          <table:table-cell table:style-name="Default" office:value-type="float" office:value="1.294">
            <text:p>1,294</text:p>
          </table:table-cell>
          <table:table-cell table:style-name="Default" office:value-type="float" office:value="0.498">
            <text:p>0,49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38031107746065">
            <text:p>0,5380311077</text:p>
          </table:table-cell>
          <table:table-cell table:style-name="Default" office:value-type="float" office:value="0.340530990390107">
            <text:p>0,3405309904</text:p>
          </table:table-cell>
          <table:table-cell table:style-name="ce2" office:value-type="float" office:value="0.592999935150147">
            <text:p>5,93E-001</text:p>
          </table:table-cell>
          <table:table-cell table:style-name="ce2" office:value-type="float" office:value="0.121092081069946">
            <text:p>1,21E-001</text:p>
          </table:table-cell>
          <table:table-cell table:style-name="Default" office:value-type="float" office:value="1.341">
            <text:p>1,341</text:p>
          </table:table-cell>
          <table:table-cell table:style-name="Default" office:value-type="float" office:value="0.511">
            <text:p>0,5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75417024199851">
            <text:p>0,5754170242</text:p>
          </table:table-cell>
          <table:table-cell table:style-name="Default" office:value-type="float" office:value="0.348008951637894">
            <text:p>0,3480089516</text:p>
          </table:table-cell>
          <table:table-cell table:style-name="ce2" office:value-type="float" office:value="0.608999967575073">
            <text:p>6,09E-001</text:p>
          </table:table-cell>
          <table:table-cell table:style-name="ce2" office:value-type="float" office:value="0.122988939285278">
            <text:p>1,23E-001</text:p>
          </table:table-cell>
          <table:table-cell table:style-name="Default" office:value-type="float" office:value="1.373">
            <text:p>1,373</text:p>
          </table:table-cell>
          <table:table-cell table:style-name="Default" office:value-type="float" office:value="0.524">
            <text:p>0,5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67031962214969">
            <text:p>0,5670319622</text:p>
          </table:table-cell>
          <table:table-cell table:style-name="Default" office:value-type="float" office:value="0.356558936531655">
            <text:p>0,3565589365</text:p>
          </table:table-cell>
          <table:table-cell table:style-name="ce2" office:value-type="float" office:value="0.623999834060669">
            <text:p>6,24E-001</text:p>
          </table:table-cell>
          <table:table-cell table:style-name="ce2" office:value-type="float" office:value="0.126321077346802">
            <text:p>1,26E-001</text:p>
          </table:table-cell>
          <table:table-cell table:style-name="Default" office:value-type="float" office:value="1.419">
            <text:p>1,419</text:p>
          </table:table-cell>
          <table:table-cell table:style-name="Default" office:value-type="float" office:value="0.537">
            <text:p>0,53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06203054310754">
            <text:p>0,6062030543</text:p>
          </table:table-cell>
          <table:table-cell table:style-name="Default" office:value-type="float" office:value="0.36200497392565">
            <text:p>0,3620049739</text:p>
          </table:table-cell>
          <table:table-cell table:style-name="ce2" office:value-type="float" office:value="0.639000177383423">
            <text:p>6,39E-001</text:p>
          </table:table-cell>
          <table:table-cell table:style-name="ce2" office:value-type="float" office:value="0.129475116729736">
            <text:p>1,29E-001</text:p>
          </table:table-cell>
          <table:table-cell table:style-name="Default" office:value-type="float" office:value="1.435">
            <text:p>1,435</text:p>
          </table:table-cell>
          <table:table-cell table:style-name="Default" office:value-type="float" office:value="0.55">
            <text:p>0,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18401978863403">
            <text:p>0,6184019789</text:p>
          </table:table-cell>
          <table:table-cell table:style-name="Default" office:value-type="float" office:value="0.369498114450835">
            <text:p>0,3694981145</text:p>
          </table:table-cell>
          <table:table-cell table:style-name="ce2" office:value-type="float" office:value="0.671000003814697">
            <text:p>6,71E-001</text:p>
          </table:table-cell>
          <table:table-cell table:style-name="ce2" office:value-type="float" office:value="0.132830858230591">
            <text:p>1,33E-001</text:p>
          </table:table-cell>
          <table:table-cell table:style-name="Default" office:value-type="float" office:value="1.482">
            <text:p>1,482</text:p>
          </table:table-cell>
          <table:table-cell table:style-name="Default" office:value-type="float" office:value="0.564">
            <text:p>0,5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08400911092758">
            <text:p>0,6084009111</text:p>
          </table:table-cell>
          <table:table-cell table:style-name="Default" office:value-type="float" office:value="0.37886205711402">
            <text:p>0,3788620571</text:p>
          </table:table-cell>
          <table:table-cell table:style-name="ce2" office:value-type="float" office:value="0.671000003814697">
            <text:p>6,71E-001</text:p>
          </table:table-cell>
          <table:table-cell table:style-name="ce2" office:value-type="float" office:value="0.135491847991943">
            <text:p>1,35E-001</text:p>
          </table:table-cell>
          <table:table-cell table:style-name="Default" office:value-type="float" office:value="1.732">
            <text:p>1,732</text:p>
          </table:table-cell>
          <table:table-cell table:style-name="Default" office:value-type="float" office:value="0.569">
            <text:p>0,56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35415920405649">
            <text:p>0,6354159204</text:p>
          </table:table-cell>
          <table:table-cell table:style-name="Default" office:value-type="float" office:value="0.387780994526111">
            <text:p>0,3877809945</text:p>
          </table:table-cell>
          <table:table-cell table:style-name="ce2" office:value-type="float" office:value="0.717000007629395">
            <text:p>7,17E-001</text:p>
          </table:table-cell>
          <table:table-cell table:style-name="ce2" office:value-type="float" office:value="0.138736963272095">
            <text:p>1,39E-001</text:p>
          </table:table-cell>
          <table:table-cell table:style-name="Default" office:value-type="float" office:value="1.529">
            <text:p>1,529</text:p>
          </table:table-cell>
          <table:table-cell table:style-name="Default" office:value-type="float" office:value="0.583">
            <text:p>0,5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57620086683892">
            <text:p>0,6576200867</text:p>
          </table:table-cell>
          <table:table-cell table:style-name="Default" office:value-type="float" office:value="0.396375912823714">
            <text:p>0,3963759128</text:p>
          </table:table-cell>
          <table:table-cell table:style-name="ce2" office:value-type="float" office:value="0.717999935150147">
            <text:p>7,18E-001</text:p>
          </table:table-cell>
          <table:table-cell table:style-name="ce2" office:value-type="float" office:value="0.142230987548828">
            <text:p>1,42E-001</text:p>
          </table:table-cell>
          <table:table-cell table:style-name="Default" office:value-type="float" office:value="1.607">
            <text:p>1,607</text:p>
          </table:table-cell>
          <table:table-cell table:style-name="Default" office:value-type="float" office:value="0.596">
            <text:p>0,5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65037954458967">
            <text:p>0,6650379545</text:p>
          </table:table-cell>
          <table:table-cell table:style-name="Default" office:value-type="float" office:value="0.40446495404467">
            <text:p>0,404464954</text:p>
          </table:table-cell>
          <table:table-cell table:style-name="ce2" office:value-type="float" office:value="0.26800012588501">
            <text:p>2,68E-001</text:p>
          </table:table-cell>
          <table:table-cell table:style-name="ce2" office:value-type="float" office:value="0.144603967666626">
            <text:p>1,45E-001</text:p>
          </table:table-cell>
          <table:table-cell table:style-name="Default" office:value-type="float" office:value="1.607">
            <text:p>1,607</text:p>
          </table:table-cell>
          <table:table-cell table:style-name="Default" office:value-type="float" office:value="0.609">
            <text:p>0,60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81211048620753">
            <text:p>0,6812110486</text:p>
          </table:table-cell>
          <table:table-cell table:style-name="Default" office:value-type="float" office:value="0.411039989558048">
            <text:p>0,4110399896</text:p>
          </table:table-cell>
          <table:table-cell table:style-name="ce2" office:value-type="float" office:value="0.263000011444092">
            <text:p>2,63E-001</text:p>
          </table:table-cell>
          <table:table-cell table:style-name="ce2" office:value-type="float" office:value="0.147764921188355">
            <text:p>1,48E-001</text:p>
          </table:table-cell>
          <table:table-cell table:style-name="Default" office:value-type="float" office:value="1.638">
            <text:p>1,638</text:p>
          </table:table-cell>
          <table:table-cell table:style-name="Default" office:value-type="float" office:value="0.622">
            <text:p>0,62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97023116284981">
            <text:p>0,6970231163</text:p>
          </table:table-cell>
          <table:table-cell table:style-name="Default" office:value-type="float" office:value="0.419160897377878">
            <text:p>0,4191608974</text:p>
          </table:table-cell>
          <table:table-cell table:style-name="ce2" office:value-type="float" office:value="0.276000022888184">
            <text:p>2,76E-001</text:p>
          </table:table-cell>
          <table:table-cell table:style-name="ce2" office:value-type="float" office:value="0.151024103164673">
            <text:p>1,51E-001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0.634">
            <text:p>0,6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97039952385239">
            <text:p>0,6970399524</text:p>
          </table:table-cell>
          <table:table-cell table:style-name="Default" office:value-type="float" office:value="0.429123093839735">
            <text:p>0,4291230938</text:p>
          </table:table-cell>
          <table:table-cell table:style-name="ce2" office:value-type="float" office:value="0.276000022888184">
            <text:p>2,76E-001</text:p>
          </table:table-cell>
          <table:table-cell table:style-name="ce2" office:value-type="float" office:value="0.154258012771606">
            <text:p>1,54E-001</text:p>
          </table:table-cell>
          <table:table-cell table:style-name="Default" office:value-type="float" office:value="1.748">
            <text:p>1,748</text:p>
          </table:table-cell>
          <table:table-cell table:style-name="Default" office:value-type="float" office:value="0.649">
            <text:p>0,649</text:p>
          </table:table-cell>
        </table:table-row>
        <table:table-row table:style-name="ro1" table:number-rows-repeated="10483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3/02/2012</text:date>, <text:time>22:2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Gómez</meta:initial-creator>
    <meta:creation-date>2012-02-02T16:49:59</meta:creation-date>
    <dc:date>2012-02-03T22:24:42.28</dc:date>
    <meta:editing-duration>PT1H31M29S</meta:editing-duration>
    <meta:editing-cycles>4</meta:editing-cycles>
    <meta:generator>LibreOffice/3.4$Win32 LibreOffice_project/340m1$Build-103</meta:generator>
    <meta:document-statistic meta:table-count="3" meta:cell-count="182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748cm" svg:height="10.213cm" xlink:href=".." xlink:type="simple" chart:class="chart:line" chart:style-name="ch1">
        <chart:title svg:x="7.497cm" svg:y="0.34cm" chart:style-name="ch2">
          <text:p>Tiempo de estimación de computo</text:p>
        </chart:title>
        <chart:subtitle svg:x="9.468cm" svg:y="1.323cm" chart:style-name="ch3">
          <text:p>Modelo "Carter"</text:p>
        </chart:subtitle>
        <chart:legend chart:legend-position="end" svg:x="18.287cm" svg:y="3.484cm" style:legend-expansion="high" chart:style-name="ch4"/>
        <chart:plot-area chart:style-name="ch5" table:cell-range-address="Hoja1.A3:Hoja1.G54" chart:data-source-has-labels="both" svg:x="1.472cm" svg:y="2.414cm" svg:width="15.947cm" svg:height="6.587cm">
          <chartooo:coordinate-region svg:x="3.602cm" svg:y="2.626cm" svg:width="13.63cm" svg:height="6.163cm"/>
          <chart:axis chart:dimension="x" chart:name="primary-x" chart:style-name="ch6" chartooo:axis-type="auto">
            <chartooo:date-scale/>
            <chart:title svg:x="8.581cm" svg:y="9.206cm" chart:style-name="ch7">
              <text:p>Iteraciones</text:p>
            </chart:title>
            <chart:categories table:cell-range-address="Hoja1.A4:Hoja1.A54"/>
            <chart:grid chart:style-name="ch8" chart:class="major"/>
          </chart:axis>
          <chart:axis chart:dimension="y" chart:name="primary-y" chart:style-name="ch9">
            <chart:title svg:x="0.451cm" svg:y="6.558cm" chart:style-name="ch10">
              <text:p>Tiempo (s)</text:p>
            </chart:title>
            <chart:grid chart:style-name="ch8" chart:class="major"/>
          </chart:axis>
          <chart:series chart:style-name="ch11" chart:values-cell-range-address="Hoja1.B4:Hoja1.B54" chart:label-cell-address="Hoja1.B3:Hoja1.B3" chart:class="chart:line">
            <chart:data-point chart:repeated="51"/>
          </chart:series>
          <chart:series chart:style-name="ch12" chart:values-cell-range-address="Hoja1.C4:Hoja1.C54" chart:label-cell-address="Hoja1.C3:Hoja1.C3" chart:class="chart:line">
            <chart:data-point chart:repeated="51"/>
          </chart:series>
          <chart:series chart:style-name="ch13" chart:values-cell-range-address="Hoja1.D4:Hoja1.D54" chart:label-cell-address="Hoja1.D3:Hoja1.D3" chart:class="chart:line">
            <chart:data-point chart:repeated="51"/>
          </chart:series>
          <chart:series chart:style-name="ch14" chart:values-cell-range-address="Hoja1.E4:Hoja1.E54" chart:label-cell-address="Hoja1.E3:Hoja1.E3" chart:class="chart:line">
            <chart:data-point chart:repeated="51"/>
          </chart:series>
          <chart:series chart:style-name="ch15" chart:values-cell-range-address="Hoja1.F4:Hoja1.F54" chart:label-cell-address="Hoja1.F3:Hoja1.F3" chart:class="chart:line">
            <chart:data-point chart:repeated="51"/>
          </chart:series>
          <chart:series chart:style-name="ch16" chart:values-cell-range-address="Hoja1.G4:Hoja1.G54" chart:label-cell-address="Hoja1.G3:Hoja1.G3" chart:class="chart:line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 (win)</text:p>
                <draw:g>
                  <svg:desc>Hoja1.B3:Hoja1.B3</svg:desc>
                </draw:g>
              </table:table-cell>
              <table:table-cell office:value-type="string">
                <text:p>Octave (linux)</text:p>
                <draw:g>
                  <svg:desc>Hoja1.C3:Hoja1.C3</svg:desc>
                </draw:g>
              </table:table-cell>
              <table:table-cell office:value-type="string">
                <text:p>Python (win)</text:p>
                <draw:g>
                  <svg:desc>Hoja1.D3:Hoja1.D3</svg:desc>
                </draw:g>
              </table:table-cell>
              <table:table-cell office:value-type="string">
                <text:p>Python (linux)</text:p>
                <draw:g>
                  <svg:desc>Hoja1.E3:Hoja1.E3</svg:desc>
                </draw:g>
              </table:table-cell>
              <table:table-cell office:value-type="string">
                <text:p>Scilab (win)</text:p>
                <draw:g>
                  <svg:desc>Hoja1.F3:Hoja1.F3</svg:desc>
                </draw:g>
              </table:table-cell>
              <table:table-cell office:value-type="string">
                <text:p>Scilab (linux)</text:p>
                <draw:g>
                  <svg:desc>Hoja1.G3:Hoja1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4:Hoja1.A54</svg:desc>
                </draw:g>
              </table:table-cell>
              <table:table-cell office:value-type="float" office:value="0">
                <text:p>0</text:p>
                <draw:g>
                  <svg:desc>Hoja1.B4:Hoja1.B54</svg:desc>
                </draw:g>
              </table:table-cell>
              <table:table-cell office:value-type="float" office:value="0">
                <text:p>0</text:p>
                <draw:g>
                  <svg:desc>Hoja1.C4:Hoja1.C54</svg:desc>
                </draw:g>
              </table:table-cell>
              <table:table-cell office:value-type="float" office:value="0">
                <text:p>0</text:p>
                <draw:g>
                  <svg:desc>Hoja1.D4:Hoja1.D54</svg:desc>
                </draw:g>
              </table:table-cell>
              <table:table-cell office:value-type="float" office:value="0">
                <text:p>0</text:p>
                <draw:g>
                  <svg:desc>Hoja1.E4:Hoja1.E54</svg:desc>
                </draw:g>
              </table:table-cell>
              <table:table-cell office:value-type="float" office:value="0">
                <text:p>0</text:p>
                <draw:g>
                  <svg:desc>Hoja1.F4:Hoja1.F54</svg:desc>
                </draw:g>
              </table:table-cell>
              <table:table-cell office:value-type="float" office:value="0">
                <text:p>0</text:p>
                <draw:g>
                  <svg:desc>Hoja1.G4:Hoja1.G5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000000110594555735588">
                <text:p>-0.0000000110594555735588</text:p>
              </table:table-cell>
              <table:table-cell office:value-type="float" office:value="0.000243934569880366">
                <text:p>0.000243934569880366</text:p>
              </table:table-cell>
              <table:table-cell office:value-type="float" office:value="0">
                <text:p>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999883399344981">
                <text:p>0.000999883399344981</text:p>
              </table:table-cell>
              <table:table-cell office:value-type="float" office:value="0.000221098074689507">
                <text:p>0.000221098074689507</text:p>
              </table:table-cell>
              <table:table-cell office:value-type="float" office:value="0">
                <text:p>0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0623986124992371">
                <text:p>0.0000000623986124992371</text:p>
              </table:table-cell>
              <table:table-cell office:value-type="float" office:value="0.000290081021375954">
                <text:p>0.000290081021375954</text:p>
              </table:table-cell>
              <table:table-cell office:value-type="float" office:value="0">
                <text:p>0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092899426817894">
                <text:p>0.000000092899426817894</text:p>
              </table:table-cell>
              <table:table-cell office:value-type="float" office:value="0.000355083728209138">
                <text:p>0.000355083728209138</text:p>
              </table:table-cell>
              <table:table-cell office:value-type="float" office:value="0">
                <text:p>0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000672880560159683">
                <text:p>0.0000000672880560159683</text:p>
              </table:table-cell>
              <table:table-cell office:value-type="float" office:value="0.000422021723352373">
                <text:p>0.000422021723352373</text:p>
              </table:table-cell>
              <table:table-cell office:value-type="float" office:value="0">
                <text:p>0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0000470317900180817">
                <text:p>0.0000000470317900180817</text:p>
              </table:table-cell>
              <table:table-cell office:value-type="float" office:value="0.000504115363582969">
                <text:p>0.000504115363582969</text:p>
              </table:table-cell>
              <table:table-cell office:value-type="float" office:value="0">
                <text:p>0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500010745599866">
                <text:p>0.00500010745599866</text:p>
              </table:table-cell>
              <table:table-cell office:value-type="float" office:value="0.000561929657123983">
                <text:p>0.000561929657123983</text:p>
              </table:table-cell>
              <table:table-cell office:value-type="float" office:value="0">
                <text:p>0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000000559957697987556">
                <text:p>-0.0000000559957697987556</text:p>
              </table:table-cell>
              <table:table-cell office:value-type="float" office:value="0.000658033299259841">
                <text:p>0.000658033299259841</text:p>
              </table:table-cell>
              <table:table-cell office:value-type="float" office:value="0">
                <text:p>0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999990734271705">
                <text:p>0.000999990734271705</text:p>
              </table:table-cell>
              <table:table-cell office:value-type="float" office:value="0.000727071659639478">
                <text:p>0.000727071659639478</text:p>
              </table:table-cell>
              <table:table-cell office:value-type="float" office:value="0">
                <text:p>0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0000237962231">
                <text:p>0.0010000237962231</text:p>
              </table:table-cell>
              <table:table-cell office:value-type="float" office:value="0.00081606360618025">
                <text:p>0.00081606360618025</text:p>
              </table:table-cell>
              <table:table-cell office:value-type="float" office:value="0">
                <text:p>0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999921816401184">
                <text:p>0.000999921816401184</text:p>
              </table:table-cell>
              <table:table-cell office:value-type="float" office:value="0.000873992452397942">
                <text:p>0.000873992452397942</text:p>
              </table:table-cell>
              <table:table-cell office:value-type="float" office:value="0">
                <text:p>0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999949174001813">
                <text:p>0.000999949174001813</text:p>
              </table:table-cell>
              <table:table-cell office:value-type="float" office:value="0.000922966515645385">
                <text:p>0.000922966515645385</text:p>
              </table:table-cell>
              <table:table-cell office:value-type="float" office:value="0">
                <text:p>0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0006617140025">
                <text:p>0.00100006617140025</text:p>
              </table:table-cell>
              <table:table-cell office:value-type="float" office:value="0.00100609729997814">
                <text:p>0.00100609729997814</text:p>
              </table:table-cell>
              <table:table-cell office:value-type="float" office:value="0">
                <text:p>0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999919720925391">
                <text:p>0.000999919720925391</text:p>
              </table:table-cell>
              <table:table-cell office:value-type="float" office:value="0.0011129432823509">
                <text:p>0.0011129432823509</text:p>
              </table:table-cell>
              <table:table-cell office:value-type="float" office:value="0">
                <text:p>0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999888987280428">
                <text:p>0.000999888987280428</text:p>
              </table:table-cell>
              <table:table-cell office:value-type="float" office:value="0.00109304976649582">
                <text:p>0.00109304976649582</text:p>
              </table:table-cell>
              <table:table-cell office:value-type="float" office:value="0">
                <text:p>0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814907252788544">
                <text:p>0.000000000814907252788544</text:p>
              </table:table-cell>
              <table:table-cell office:value-type="float" office:value="0.00118193635717034">
                <text:p>0.00118193635717034</text:p>
              </table:table-cell>
              <table:table-cell office:value-type="float" office:value="0">
                <text:p>0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99994130525738">
                <text:p>0.00199994130525738</text:p>
              </table:table-cell>
              <table:table-cell office:value-type="float" office:value="0.0012250553118065">
                <text:p>0.0012250553118065</text:p>
              </table:table-cell>
              <table:table-cell office:value-type="float" office:value="0">
                <text:p>0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999917974695563">
                <text:p>0.000999917974695563</text:p>
              </table:table-cell>
              <table:table-cell office:value-type="float" office:value="0.00133694906253368">
                <text:p>0.00133694906253368</text:p>
              </table:table-cell>
              <table:table-cell office:value-type="float" office:value="0">
                <text:p>0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999917974695563">
                <text:p>0.000999917974695563</text:p>
              </table:table-cell>
              <table:table-cell office:value-type="float" office:value="0.00139999052044004">
                <text:p>0.00139999052044004</text:p>
              </table:table-cell>
              <table:table-cell office:value-type="float" office:value="0">
                <text:p>0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999973737634718">
                <text:p>0.000999973737634718</text:p>
              </table:table-cell>
              <table:table-cell office:value-type="float" office:value="0.00146003626286984">
                <text:p>0.00146003626286984</text:p>
              </table:table-cell>
              <table:table-cell office:value-type="float" office:value="0">
                <text:p>0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999894109554589">
                <text:p>0.000999894109554589</text:p>
              </table:table-cell>
              <table:table-cell office:value-type="float" office:value="0.00153099733870477">
                <text:p>0.00153099733870477</text:p>
              </table:table-cell>
              <table:table-cell office:value-type="float" office:value="0">
                <text:p>0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00008484534919">
                <text:p>0.00200008484534919</text:p>
              </table:table-cell>
              <table:table-cell office:value-type="float" office:value="0.00157891970593482">
                <text:p>0.00157891970593482</text:p>
              </table:table-cell>
              <table:table-cell office:value-type="float" office:value="0">
                <text:p>0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19999846117571">
                <text:p>0.0019999846117571</text:p>
              </table:table-cell>
              <table:table-cell office:value-type="float" office:value="0.00161509588360786">
                <text:p>0.00161509588360786</text:p>
              </table:table-cell>
              <table:table-cell office:value-type="float" office:value="0">
                <text:p>0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00000449363142251968">
                <text:p>-0.0000000449363142251968</text:p>
              </table:table-cell>
              <table:table-cell office:value-type="float" office:value="0.00171710608992726">
                <text:p>0.00171710608992726</text:p>
              </table:table-cell>
              <table:table-cell office:value-type="float" office:value="0">
                <text:p>0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199998973403126">
                <text:p>0.00199998973403126</text:p>
              </table:table-cell>
              <table:table-cell office:value-type="float" office:value="0.00179608899634332">
                <text:p>0.00179608899634332</text:p>
              </table:table-cell>
              <table:table-cell office:value-type="float" office:value="0">
                <text:p>0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00007623061538">
                <text:p>0.00200007623061538</text:p>
              </table:table-cell>
              <table:table-cell office:value-type="float" office:value="0.00192392233293504">
                <text:p>0.00192392233293504</text:p>
              </table:table-cell>
              <table:table-cell office:value-type="float" office:value="0">
                <text:p>0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200111092999578">
                <text:p>0.00200111092999578</text:p>
              </table:table-cell>
              <table:table-cell office:value-type="float" office:value="0.00198804854881018">
                <text:p>0.00198804854881018</text:p>
              </table:table-cell>
              <table:table-cell office:value-type="float" office:value="0">
                <text:p>0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300092704128474">
                <text:p>0.00300092704128474</text:p>
              </table:table-cell>
              <table:table-cell office:value-type="float" office:value="0.00205193250440061">
                <text:p>0.00205193250440061</text:p>
              </table:table-cell>
              <table:table-cell office:value-type="float" office:value="0">
                <text:p>0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200103188399226">
                <text:p>0.00200103188399226</text:p>
              </table:table-cell>
              <table:table-cell office:value-type="float" office:value="0.00209509383421391">
                <text:p>0.00209509383421391</text:p>
              </table:table-cell>
              <table:table-cell office:value-type="float" office:value="0">
                <text:p>0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00008612591773">
                <text:p>0.00200008612591773</text:p>
              </table:table-cell>
              <table:table-cell office:value-type="float" office:value="0.00222400622442365">
                <text:p>0.00222400622442365</text:p>
              </table:table-cell>
              <table:table-cell office:value-type="float" office:value="0">
                <text:p>0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199992163106799">
                <text:p>0.00199992163106799</text:p>
              </table:table-cell>
              <table:table-cell office:value-type="float" office:value="0.00218794029206038">
                <text:p>0.00218794029206038</text:p>
              </table:table-cell>
              <table:table-cell office:value-type="float" office:value="0">
                <text:p>0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5599999926053">
                <text:p>0.015599999926053</text:p>
              </table:table-cell>
              <table:table-cell office:value-type="float" office:value="0.00246401701588184">
                <text:p>0.00246401701588184</text:p>
              </table:table-cell>
              <table:table-cell office:value-type="float" office:value="0">
                <text:p>0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0000539002940058708">
                <text:p>0.0000000539002940058708</text:p>
              </table:table-cell>
              <table:table-cell office:value-type="float" office:value="0.00240109022706747">
                <text:p>0.00240109022706747</text:p>
              </table:table-cell>
              <table:table-cell office:value-type="float" office:value="0">
                <text:p>0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000000137370079755783">
                <text:p>-0.0000000137370079755783</text:p>
              </table:table-cell>
              <table:table-cell office:value-type="float" office:value="0.00248188350815326">
                <text:p>0.00248188350815326</text:p>
              </table:table-cell>
              <table:table-cell office:value-type="float" office:value="0">
                <text:p>0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0000491272658109665">
                <text:p>0.0000000491272658109665</text:p>
              </table:table-cell>
              <table:table-cell office:value-type="float" office:value="0.00246488803531975">
                <text:p>0.00246488803531975</text:p>
              </table:table-cell>
              <table:table-cell office:value-type="float" office:value="0">
                <text:p>0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000000402797013521194">
                <text:p>-0.0000000402797013521194</text:p>
              </table:table-cell>
              <table:table-cell office:value-type="float" office:value="0.00255699164699763">
                <text:p>0.00255699164699763</text:p>
              </table:table-cell>
              <table:table-cell office:value-type="float" office:value="0">
                <text:p>0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000000477302819490433">
                <text:p>-0.0000000477302819490433</text:p>
              </table:table-cell>
              <table:table-cell office:value-type="float" office:value="0.00266206299420446">
                <text:p>0.00266206299420446</text:p>
              </table:table-cell>
              <table:table-cell office:value-type="float" office:value="0">
                <text:p>0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299989711493254">
                <text:p>0.00299989711493254</text:p>
              </table:table-cell>
              <table:table-cell office:value-type="float" office:value="0.00273911887779832">
                <text:p>0.00273911887779832</text:p>
              </table:table-cell>
              <table:table-cell office:value-type="float" office:value="0">
                <text:p>0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299993355292827">
                <text:p>0.00299993355292827</text:p>
              </table:table-cell>
              <table:table-cell office:value-type="float" office:value="0.00279401370789856">
                <text:p>0.00279401370789856</text:p>
              </table:table-cell>
              <table:table-cell office:value-type="float" office:value="0">
                <text:p>0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16">
                <text:p>0.01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00000654533505">
                <text:p>0.00300000654533505</text:p>
              </table:table-cell>
              <table:table-cell office:value-type="float" office:value="0.00292389874812216">
                <text:p>0.00292389874812216</text:p>
              </table:table-cell>
              <table:table-cell office:value-type="float" office:value="0">
                <text:p>0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399998237844557">
                <text:p>0.00399998237844557</text:p>
              </table:table-cell>
              <table:table-cell office:value-type="float" office:value="0.00291500706225634">
                <text:p>0.00291500706225634</text:p>
              </table:table-cell>
              <table:table-cell office:value-type="float" office:value="0">
                <text:p>0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15">
                <text:p>0.01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400110182818025">
                <text:p>0.00400110182818025</text:p>
              </table:table-cell>
              <table:table-cell office:value-type="float" office:value="0.00314891757443547">
                <text:p>0.00314891757443547</text:p>
              </table:table-cell>
              <table:table-cell office:value-type="float" office:value="0">
                <text:p>0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399997504428029">
                <text:p>0.00399997504428029</text:p>
              </table:table-cell>
              <table:table-cell office:value-type="float" office:value="0.00316895148716867">
                <text:p>0.00316895148716867</text:p>
              </table:table-cell>
              <table:table-cell office:value-type="float" office:value="0">
                <text:p>0</text:p>
              </table:table-cell>
              <table:table-cell office:value-type="float" office:value="0.0000889301300048828">
                <text:p>0.000088930130004882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399997469503433">
                <text:p>0.00399997469503433</text:p>
              </table:table-cell>
              <table:table-cell office:value-type="float" office:value="0.00316588080022484">
                <text:p>0.00316588080022484</text:p>
              </table:table-cell>
              <table:table-cell office:value-type="float" office:value="0">
                <text:p>0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00000894069671630859">
                <text:p>0.0000000894069671630859</text:p>
              </table:table-cell>
              <table:table-cell office:value-type="float" office:value="0.00321607943624258">
                <text:p>0.00321607943624258</text:p>
              </table:table-cell>
              <table:table-cell office:value-type="float" office:value="0">
                <text:p>0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299988954793662">
                <text:p>0.00299988954793662</text:p>
              </table:table-cell>
              <table:table-cell office:value-type="float" office:value="0.00333991681691259">
                <text:p>0.00333991681691259</text:p>
              </table:table-cell>
              <table:table-cell office:value-type="float" office:value="0">
                <text:p>0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399989518336952">
                <text:p>0.00399989518336952</text:p>
              </table:table-cell>
              <table:table-cell office:value-type="float" office:value="0.00329494476318359">
                <text:p>0.00329494476318359</text:p>
              </table:table-cell>
              <table:table-cell office:value-type="float" office:value="0">
                <text:p>0</text:p>
              </table:table-cell>
              <table:table-cell office:value-type="float" office:value="0.0000960826873779297">
                <text:p>0.0000960826873779297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400008400902152">
                <text:p>0.00400008400902152</text:p>
              </table:table-cell>
              <table:table-cell office:value-type="float" office:value="0.00332292052917182">
                <text:p>0.00332292052917182</text:p>
              </table:table-cell>
              <table:table-cell office:value-type="float" office:value="0">
                <text:p>0</text:p>
              </table:table-cell>
              <table:table-cell office:value-type="float" office:value="0.000105142593383789">
                <text:p>0.000105142593383789</text:p>
              </table:table-cell>
              <table:table-cell office:value-type="float" office:value="0.015">
                <text:p>0.01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400005385745317">
                <text:p>0.00400005385745317</text:p>
              </table:table-cell>
              <table:table-cell office:value-type="float" office:value="0.00347908679395914">
                <text:p>0.00347908679395914</text:p>
              </table:table-cell>
              <table:table-cell office:value-type="float" office:value="0">
                <text:p>0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499996298458427">
                <text:p>0.00499996298458427</text:p>
              </table:table-cell>
              <table:table-cell office:value-type="float" office:value="0.0035228815395385">
                <text:p>0.0035228815395385</text:p>
              </table:table-cell>
              <table:table-cell office:value-type="float" office:value="0.000999927520751953">
                <text:p>0.000999927520751953</text:p>
              </table:table-cell>
              <table:table-cell office:value-type="float" office:value="0.000108957290649414">
                <text:p>0.00010895729064941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089cm" svg:y="1.429cm" chart:style-name="ch3">
          <text:p>Modelo "KalkerL"</text:p>
        </chart:subtitle>
        <chart:legend chart:legend-position="end" svg:x="21.742cm" svg:y="4.809cm" style:legend-expansion="high" chart:style-name="ch4"/>
        <chart:plot-area chart:style-name="ch5" table:cell-range-address="Hoja1.A58:Hoja1.G109" chart:data-source-has-labels="both" svg:x="1.542cm" svg:y="2.626cm" svg:width="19.192cm" svg:height="8.971cm">
          <chartooo:coordinate-region svg:x="3.566cm" svg:y="2.838cm" svg:width="16.981cm" svg:height="7.662cm"/>
          <chart:axis chart:dimension="x" chart:name="primary-x" chart:style-name="ch6" chartooo:axis-type="auto">
            <chartooo:date-scale/>
            <chart:title svg:x="10.274cm" svg:y="11.855cm" chart:style-name="ch7">
              <text:p>Iteraciones</text:p>
            </chart:title>
            <chart:categories table:cell-range-address="Hoja1.A59:Hoja1.A109"/>
            <chart:grid chart:style-name="ch8" chart:class="major"/>
          </chart:axis>
          <chart:axis chart:dimension="y" chart:name="primary-y" chart:style-name="ch9">
            <chart:title svg:x="0.451cm" svg:y="7.962cm" chart:style-name="ch10">
              <text:p>Tiempo (s)</text:p>
            </chart:title>
            <chart:grid chart:style-name="ch8" chart:class="major"/>
          </chart:axis>
          <chart:series chart:style-name="ch11" chart:values-cell-range-address="Hoja1.B59:Hoja1.B109" chart:label-cell-address="Hoja1.B58:Hoja1.B58" chart:class="chart:line">
            <chart:data-point chart:repeated="51"/>
          </chart:series>
          <chart:series chart:style-name="ch12" chart:values-cell-range-address="Hoja1.C59:Hoja1.C109" chart:label-cell-address="Hoja1.C58:Hoja1.C58" chart:class="chart:line">
            <chart:data-point chart:repeated="51"/>
          </chart:series>
          <chart:series chart:style-name="ch13" chart:values-cell-range-address="Hoja1.D59:Hoja1.D109" chart:label-cell-address="Hoja1.D58:Hoja1.D58" chart:class="chart:line">
            <chart:data-point chart:repeated="51"/>
          </chart:series>
          <chart:series chart:style-name="ch14" chart:values-cell-range-address="Hoja1.E59:Hoja1.E109" chart:label-cell-address="Hoja1.E58:Hoja1.E58" chart:class="chart:line">
            <chart:data-point chart:repeated="51"/>
          </chart:series>
          <chart:series chart:style-name="ch15" chart:values-cell-range-address="Hoja1.F59:Hoja1.F109" chart:label-cell-address="Hoja1.F58:Hoja1.F58" chart:class="chart:line">
            <chart:data-point chart:repeated="51"/>
          </chart:series>
          <chart:series chart:style-name="ch16" chart:values-cell-range-address="Hoja1.G59:Hoja1.G109" chart:label-cell-address="Hoja1.G58:Hoja1.G58" chart:class="chart:line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 (win)</text:p>
                <draw:g>
                  <svg:desc>Hoja1.B58:Hoja1.B58</svg:desc>
                </draw:g>
              </table:table-cell>
              <table:table-cell office:value-type="string">
                <text:p>Octave (linux)</text:p>
                <draw:g>
                  <svg:desc>Hoja1.C58:Hoja1.C58</svg:desc>
                </draw:g>
              </table:table-cell>
              <table:table-cell office:value-type="string">
                <text:p>Python (win)</text:p>
                <draw:g>
                  <svg:desc>Hoja1.D58:Hoja1.D58</svg:desc>
                </draw:g>
              </table:table-cell>
              <table:table-cell office:value-type="string">
                <text:p>Python (linux)</text:p>
                <draw:g>
                  <svg:desc>Hoja1.E58:Hoja1.E58</svg:desc>
                </draw:g>
              </table:table-cell>
              <table:table-cell office:value-type="string">
                <text:p>Scilab (win)</text:p>
                <draw:g>
                  <svg:desc>Hoja1.F58:Hoja1.F58</svg:desc>
                </draw:g>
              </table:table-cell>
              <table:table-cell office:value-type="string">
                <text:p>Scilab (linux)</text:p>
                <draw:g>
                  <svg:desc>Hoja1.G58:Hoja1.G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59:Hoja1.A109</svg:desc>
                </draw:g>
              </table:table-cell>
              <table:table-cell office:value-type="float" office:value="0">
                <text:p>0</text:p>
                <draw:g>
                  <svg:desc>Hoja1.B59:Hoja1.B109</svg:desc>
                </draw:g>
              </table:table-cell>
              <table:table-cell office:value-type="float" office:value="0">
                <text:p>0</text:p>
                <draw:g>
                  <svg:desc>Hoja1.C59:Hoja1.C109</svg:desc>
                </draw:g>
              </table:table-cell>
              <table:table-cell office:value-type="float" office:value="0">
                <text:p>0</text:p>
                <draw:g>
                  <svg:desc>Hoja1.D59:Hoja1.D109</svg:desc>
                </draw:g>
              </table:table-cell>
              <table:table-cell office:value-type="float" office:value="0">
                <text:p>0</text:p>
                <draw:g>
                  <svg:desc>Hoja1.E59:Hoja1.E109</svg:desc>
                </draw:g>
              </table:table-cell>
              <table:table-cell office:value-type="float" office:value="0">
                <text:p>0</text:p>
                <draw:g>
                  <svg:desc>Hoja1.F59:Hoja1.F109</svg:desc>
                </draw:g>
              </table:table-cell>
              <table:table-cell office:value-type="float" office:value="0">
                <text:p>0</text:p>
                <draw:g>
                  <svg:desc>Hoja1.G59:Hoja1.G10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60009888932109">
                <text:p>0.0160009888932109</text:p>
              </table:table-cell>
              <table:table-cell office:value-type="float" office:value="0.00865405157674104">
                <text:p>0.00865405157674104</text:p>
              </table:table-cell>
              <table:table-cell office:value-type="float" office:value="0">
                <text:p>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80009558191523">
                <text:p>0.0280009558191523</text:p>
              </table:table-cell>
              <table:table-cell office:value-type="float" office:value="0.0164840104989708">
                <text:p>0.0164840104989708</text:p>
              </table:table-cell>
              <table:table-cell office:value-type="float" office:value="0.0159997940063477">
                <text:p>0.0159997940063477</text:p>
              </table:table-cell>
              <table:table-cell office:value-type="float" office:value="0.00361013412475586">
                <text:p>0.00361013412475586</text:p>
              </table:table-cell>
              <table:table-cell office:value-type="float" office:value="0.062">
                <text:p>0.06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10020623821765">
                <text:p>0.0410020623821765</text:p>
              </table:table-cell>
              <table:table-cell office:value-type="float" office:value="0.0245149051770568">
                <text:p>0.0245149051770568</text:p>
              </table:table-cell>
              <table:table-cell office:value-type="float" office:value="0.0319998264312744">
                <text:p>0.0319998264312744</text:p>
              </table:table-cell>
              <table:table-cell office:value-type="float" office:value="0.00649499893188477">
                <text:p>0.00649499893188477</text:p>
              </table:table-cell>
              <table:table-cell office:value-type="float" office:value="0.094">
                <text:p>0.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90040929382667">
                <text:p>0.0590040929382667</text:p>
              </table:table-cell>
              <table:table-cell office:value-type="float" office:value="0.0328141044592485">
                <text:p>0.0328141044592485</text:p>
              </table:table-cell>
              <table:table-cell office:value-type="float" office:value="0.0469999313354492">
                <text:p>0.0469999313354492</text:p>
              </table:table-cell>
              <table:table-cell office:value-type="float" office:value="0.00967097282409668">
                <text:p>0.00967097282409668</text:p>
              </table:table-cell>
              <table:table-cell office:value-type="float" office:value="0.125">
                <text:p>0.12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50040673883632">
                <text:p>0.0750040673883632</text:p>
              </table:table-cell>
              <table:table-cell office:value-type="float" office:value="0.0408798941643909">
                <text:p>0.0408798941643909</text:p>
              </table:table-cell>
              <table:table-cell office:value-type="float" office:value="0.0619997978210449">
                <text:p>0.0619997978210449</text:p>
              </table:table-cell>
              <table:table-cell office:value-type="float" office:value="0.0130069255828857">
                <text:p>0.0130069255828857</text:p>
              </table:table-cell>
              <table:table-cell office:value-type="float" office:value="0.156">
                <text:p>0.15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00010471232235">
                <text:p>0.0900010471232235</text:p>
              </table:table-cell>
              <table:table-cell office:value-type="float" office:value="0.0489268860546872">
                <text:p>0.0489268860546872</text:p>
              </table:table-cell>
              <table:table-cell office:value-type="float" office:value="0.0780000686645508">
                <text:p>0.0780000686645508</text:p>
              </table:table-cell>
              <table:table-cell office:value-type="float" office:value="0.0160720348358154">
                <text:p>0.0160720348358154</text:p>
              </table:table-cell>
              <table:table-cell office:value-type="float" office:value="0.219">
                <text:p>0.219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14999993005767">
                <text:p>0.114999993005767</text:p>
              </table:table-cell>
              <table:table-cell office:value-type="float" office:value="0.057236002990976">
                <text:p>0.057236002990976</text:p>
              </table:table-cell>
              <table:table-cell office:value-type="float" office:value="0.0940001010894775">
                <text:p>0.0940001010894775</text:p>
              </table:table-cell>
              <table:table-cell office:value-type="float" office:value="0.0193331241607666">
                <text:p>0.0193331241607666</text:p>
              </table:table-cell>
              <table:table-cell office:value-type="float" office:value="0.234">
                <text:p>0.23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6006016498432">
                <text:p>0.116006016498432</text:p>
              </table:table-cell>
              <table:table-cell office:value-type="float" office:value="0.0653791165677831">
                <text:p>0.0653791165677831</text:p>
              </table:table-cell>
              <table:table-cell office:value-type="float" office:value="0.109000205993652">
                <text:p>0.109000205993652</text:p>
              </table:table-cell>
              <table:table-cell office:value-type="float" office:value="0.0222890377044678">
                <text:p>0.0222890377044678</text:p>
              </table:table-cell>
              <table:table-cell office:value-type="float" office:value="0.281">
                <text:p>0.28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38008063193411">
                <text:p>0.138008063193411</text:p>
              </table:table-cell>
              <table:table-cell office:value-type="float" office:value="0.0735240204958245">
                <text:p>0.0735240204958245</text:p>
              </table:table-cell>
              <table:table-cell office:value-type="float" office:value="0.124000072479248">
                <text:p>0.124000072479248</text:p>
              </table:table-cell>
              <table:table-cell office:value-type="float" office:value="0.0252759456634521">
                <text:p>0.0252759456634521</text:p>
              </table:table-cell>
              <table:table-cell office:value-type="float" office:value="0.296">
                <text:p>0.29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0009096260183">
                <text:p>0.160009096260183</text:p>
              </table:table-cell>
              <table:table-cell office:value-type="float" office:value="0.0819130821619183">
                <text:p>0.0819130821619183</text:p>
              </table:table-cell>
              <table:table-cell office:value-type="float" office:value="0.141000032424927">
                <text:p>0.141000032424927</text:p>
              </table:table-cell>
              <table:table-cell office:value-type="float" office:value="0.0287301540374756">
                <text:p>0.0287301540374756</text:p>
              </table:table-cell>
              <table:table-cell office:value-type="float" office:value="0.359">
                <text:p>0.35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57008994254284">
                <text:p>0.157008994254284</text:p>
              </table:table-cell>
              <table:table-cell office:value-type="float" office:value="0.0903100753203034">
                <text:p>0.0903100753203034</text:p>
              </table:table-cell>
              <table:table-cell office:value-type="float" office:value="0.155999898910522">
                <text:p>0.155999898910522</text:p>
              </table:table-cell>
              <table:table-cell office:value-type="float" office:value="0.0317058563232422">
                <text:p>0.0317058563232422</text:p>
              </table:table-cell>
              <table:table-cell office:value-type="float" office:value="0.359">
                <text:p>0.35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601009406615">
                <text:p>0.24601009406615</text:p>
              </table:table-cell>
              <table:table-cell office:value-type="float" office:value="0.0980770741589368">
                <text:p>0.0980770741589368</text:p>
              </table:table-cell>
              <table:table-cell office:value-type="float" office:value="0.171999931335449">
                <text:p>0.171999931335449</text:p>
              </table:table-cell>
              <table:table-cell office:value-type="float" office:value="0.0347111225128174">
                <text:p>0.0347111225128174</text:p>
              </table:table-cell>
              <table:table-cell office:value-type="float" office:value="0.39">
                <text:p>0.3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86007900279947">
                <text:p>0.186007900279947</text:p>
              </table:table-cell>
              <table:table-cell office:value-type="float" office:value="0.106575043173507">
                <text:p>0.106575043173507</text:p>
              </table:table-cell>
              <table:table-cell office:value-type="float" office:value="0.187000036239624">
                <text:p>0.187000036239624</text:p>
              </table:table-cell>
              <table:table-cell office:value-type="float" office:value="0.0381710529327393">
                <text:p>0.0381710529327393</text:p>
              </table:table-cell>
              <table:table-cell office:value-type="float" office:value="0.437">
                <text:p>0.43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03011992154643">
                <text:p>0.203011992154643</text:p>
              </table:table-cell>
              <table:table-cell office:value-type="float" office:value="0.114188031293452">
                <text:p>0.114188031293452</text:p>
              </table:table-cell>
              <table:table-cell office:value-type="float" office:value="0.20199990272522">
                <text:p>0.20199990272522</text:p>
              </table:table-cell>
              <table:table-cell office:value-type="float" office:value="0.0415558815002441">
                <text:p>0.0415558815002441</text:p>
              </table:table-cell>
              <table:table-cell office:value-type="float" office:value="0.484">
                <text:p>0.484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26006961544044">
                <text:p>0.226006961544044</text:p>
              </table:table-cell>
              <table:table-cell office:value-type="float" office:value="0.118151012458838">
                <text:p>0.118151012458838</text:p>
              </table:table-cell>
              <table:table-cell office:value-type="float" office:value="0.217999935150146">
                <text:p>0.217999935150146</text:p>
              </table:table-cell>
              <table:table-cell office:value-type="float" office:value="0.0442619323730469">
                <text:p>0.0442619323730469</text:p>
              </table:table-cell>
              <table:table-cell office:value-type="float" office:value="0.515">
                <text:p>0.515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30000000796281">
                <text:p>0.230000000796281</text:p>
              </table:table-cell>
              <table:table-cell office:value-type="float" office:value="0.126455929363146">
                <text:p>0.126455929363146</text:p>
              </table:table-cell>
              <table:table-cell office:value-type="float" office:value="0.233999967575073">
                <text:p>0.233999967575073</text:p>
              </table:table-cell>
              <table:table-cell office:value-type="float" office:value="0.0476582050323486">
                <text:p>0.0476582050323486</text:p>
              </table:table-cell>
              <table:table-cell office:value-type="float" office:value="0.561">
                <text:p>0.56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47007920406759">
                <text:p>0.247007920406759</text:p>
              </table:table-cell>
              <table:table-cell office:value-type="float" office:value="0.134381994022988">
                <text:p>0.134381994022988</text:p>
              </table:table-cell>
              <table:table-cell office:value-type="float" office:value="0.25">
                <text:p>0.25</text:p>
              </table:table-cell>
              <table:table-cell office:value-type="float" office:value="0.0508799552917481">
                <text:p>0.0508799552917481</text:p>
              </table:table-cell>
              <table:table-cell office:value-type="float" office:value="0.608">
                <text:p>0.60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50014990451746">
                <text:p>0.250014990451746</text:p>
              </table:table-cell>
              <table:table-cell office:value-type="float" office:value="0.142764069372788">
                <text:p>0.142764069372788</text:p>
              </table:table-cell>
              <table:table-cell office:value-type="float" office:value="0.264999866485596">
                <text:p>0.264999866485596</text:p>
              </table:table-cell>
              <table:table-cell office:value-type="float" office:value="0.0537781715393066">
                <text:p>0.0537781715393066</text:p>
              </table:table-cell>
              <table:table-cell office:value-type="float" office:value="0.609">
                <text:p>0.60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9301606293302">
                <text:p>0.29301606293302</text:p>
              </table:table-cell>
              <table:table-cell office:value-type="float" office:value="0.152163022547029">
                <text:p>0.152163022547029</text:p>
              </table:table-cell>
              <table:table-cell office:value-type="float" office:value="0.280999898910522">
                <text:p>0.280999898910522</text:p>
              </table:table-cell>
              <table:table-cell office:value-type="float" office:value="0.0567359924316406">
                <text:p>0.0567359924316406</text:p>
              </table:table-cell>
              <table:table-cell office:value-type="float" office:value="0.655">
                <text:p>0.655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6016046185978">
                <text:p>0.286016046185978</text:p>
              </table:table-cell>
              <table:table-cell office:value-type="float" office:value="0.161245086230338">
                <text:p>0.161245086230338</text:p>
              </table:table-cell>
              <table:table-cell office:value-type="float" office:value="0.296999931335449">
                <text:p>0.296999931335449</text:p>
              </table:table-cell>
              <table:table-cell office:value-type="float" office:value="0.0601849555969238">
                <text:p>0.0601849555969238</text:p>
              </table:table-cell>
              <table:table-cell office:value-type="float" office:value="0.686">
                <text:p>0.68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16018966608681">
                <text:p>0.316018966608681</text:p>
              </table:table-cell>
              <table:table-cell office:value-type="float" office:value="0.167935044970363">
                <text:p>0.167935044970363</text:p>
              </table:table-cell>
              <table:table-cell office:value-type="float" office:value="0.312000036239624">
                <text:p>0.312000036239624</text:p>
              </table:table-cell>
              <table:table-cell office:value-type="float" office:value="0.0631210803985596">
                <text:p>0.0631210803985596</text:p>
              </table:table-cell>
              <table:table-cell office:value-type="float" office:value="0.734">
                <text:p>0.73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20017991354689">
                <text:p>0.320017991354689</text:p>
              </table:table-cell>
              <table:table-cell office:value-type="float" office:value="0.175120091531426">
                <text:p>0.175120091531426</text:p>
              </table:table-cell>
              <table:table-cell office:value-type="float" office:value="0.374000072479248">
                <text:p>0.374000072479248</text:p>
              </table:table-cell>
              <table:table-cell office:value-type="float" office:value="0.0665130615234375">
                <text:p>0.0665130615234375</text:p>
              </table:table-cell>
              <table:table-cell office:value-type="float" office:value="0.764">
                <text:p>0.76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05016891215928">
                <text:p>0.305016891215928</text:p>
              </table:table-cell>
              <table:table-cell office:value-type="float" office:value="0.182643981766887">
                <text:p>0.182643981766887</text:p>
              </table:table-cell>
              <table:table-cell office:value-type="float" office:value="0.342999935150146">
                <text:p>0.342999935150146</text:p>
              </table:table-cell>
              <table:table-cell office:value-type="float" office:value="0.0697829723358154">
                <text:p>0.0697829723358154</text:p>
              </table:table-cell>
              <table:table-cell office:value-type="float" office:value="0.78">
                <text:p>0.78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29617955023423">
                <text:p>0.329617955023423</text:p>
              </table:table-cell>
              <table:table-cell office:value-type="float" office:value="0.192724995082244">
                <text:p>0.192724995082244</text:p>
              </table:table-cell>
              <table:table-cell office:value-type="float" office:value="0.358999967575073">
                <text:p>0.358999967575073</text:p>
              </table:table-cell>
              <table:table-cell office:value-type="float" office:value="0.0726730823516846">
                <text:p>0.0726730823516846</text:p>
              </table:table-cell>
              <table:table-cell office:value-type="float" office:value="0.826">
                <text:p>0.82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33018896286376">
                <text:p>0.333018896286376</text:p>
              </table:table-cell>
              <table:table-cell office:value-type="float" office:value="0.202838015044108">
                <text:p>0.202838015044108</text:p>
              </table:table-cell>
              <table:table-cell office:value-type="float" office:value="0.375">
                <text:p>0.375</text:p>
              </table:table-cell>
              <table:table-cell office:value-type="float" office:value="0.075922966003418">
                <text:p>0.075922966003418</text:p>
              </table:table-cell>
              <table:table-cell office:value-type="float" office:value="0.874">
                <text:p>0.874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49019982735626">
                <text:p>0.349019982735626</text:p>
              </table:table-cell>
              <table:table-cell office:value-type="float" office:value="0.208237056154758">
                <text:p>0.208237056154758</text:p>
              </table:table-cell>
              <table:table-cell office:value-type="float" office:value="0.389999866485596">
                <text:p>0.389999866485596</text:p>
              </table:table-cell>
              <table:table-cell office:value-type="float" office:value="0.0790059566497803">
                <text:p>0.0790059566497803</text:p>
              </table:table-cell>
              <table:table-cell office:value-type="float" office:value="0.89">
                <text:p>0.8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59020063770004">
                <text:p>0.359020063770004</text:p>
              </table:table-cell>
              <table:table-cell office:value-type="float" office:value="0.217023047734983">
                <text:p>0.217023047734983</text:p>
              </table:table-cell>
              <table:table-cell office:value-type="float" office:value="0.406000137329102">
                <text:p>0.406000137329102</text:p>
              </table:table-cell>
              <table:table-cell office:value-type="float" office:value="0.0823581218719482">
                <text:p>0.0823581218719482</text:p>
              </table:table-cell>
              <table:table-cell office:value-type="float" office:value="0.936">
                <text:p>0.93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69020952377468">
                <text:p>0.369020952377468</text:p>
              </table:table-cell>
              <table:table-cell office:value-type="float" office:value="0.224693889729679">
                <text:p>0.224693889729679</text:p>
              </table:table-cell>
              <table:table-cell office:value-type="float" office:value="0.421000003814697">
                <text:p>0.421000003814697</text:p>
              </table:table-cell>
              <table:table-cell office:value-type="float" office:value="0.0856308937072754">
                <text:p>0.0856308937072754</text:p>
              </table:table-cell>
              <table:table-cell office:value-type="float" office:value="0.982">
                <text:p>0.982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76210984773934">
                <text:p>0.376210984773934</text:p>
              </table:table-cell>
              <table:table-cell office:value-type="float" office:value="0.233727897400968">
                <text:p>0.233727897400968</text:p>
              </table:table-cell>
              <table:table-cell office:value-type="float" office:value="0.436999797821045">
                <text:p>0.436999797821045</text:p>
              </table:table-cell>
              <table:table-cell office:value-type="float" office:value="0.0885109901428223">
                <text:p>0.0885109901428223</text:p>
              </table:table-cell>
              <table:table-cell office:value-type="float" office:value="0.998">
                <text:p>0.998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2022992600687">
                <text:p>0.392022992600687</text:p>
              </table:table-cell>
              <table:table-cell office:value-type="float" office:value="0.239723017322831">
                <text:p>0.239723017322831</text:p>
              </table:table-cell>
              <table:table-cell office:value-type="float" office:value="0.452000141143799">
                <text:p>0.452000141143799</text:p>
              </table:table-cell>
              <table:table-cell office:value-type="float" office:value="0.0914371013641357">
                <text:p>0.0914371013641357</text:p>
              </table:table-cell>
              <table:table-cell office:value-type="float" office:value="1.03">
                <text:p>1.03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15024066576734">
                <text:p>0.415024066576734</text:p>
              </table:table-cell>
              <table:table-cell office:value-type="float" office:value="0.249449998955242">
                <text:p>0.249449998955242</text:p>
              </table:table-cell>
              <table:table-cell office:value-type="float" office:value="0.468000173568726">
                <text:p>0.468000173568726</text:p>
              </table:table-cell>
              <table:table-cell office:value-type="float" office:value="0.0947649478912354">
                <text:p>0.0947649478912354</text:p>
              </table:table-cell>
              <table:table-cell office:value-type="float" office:value="1.06">
                <text:p>1.0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33822033810429">
                <text:p>0.433822033810429</text:p>
              </table:table-cell>
              <table:table-cell office:value-type="float" office:value="0.259944995283149">
                <text:p>0.259944995283149</text:p>
              </table:table-cell>
              <table:table-cell office:value-type="float" office:value="0.483000040054321">
                <text:p>0.483000040054321</text:p>
              </table:table-cell>
              <table:table-cell office:value-type="float" office:value="0.0991561412811279">
                <text:p>0.0991561412811279</text:p>
              </table:table-cell>
              <table:table-cell office:value-type="float" office:value="1.123">
                <text:p>1.12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4212010538904">
                <text:p>0.4212010538904</text:p>
              </table:table-cell>
              <table:table-cell office:value-type="float" office:value="0.267282048938796">
                <text:p>0.267282048938796</text:p>
              </table:table-cell>
              <table:table-cell office:value-type="float" office:value="0.499000072479248">
                <text:p>0.499000072479248</text:p>
              </table:table-cell>
              <table:table-cell office:value-type="float" office:value="0.103191137313843">
                <text:p>0.103191137313843</text:p>
              </table:table-cell>
              <table:table-cell office:value-type="float" office:value="1.155">
                <text:p>1.15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452210986171849">
                <text:p>0.452210986171849</text:p>
              </table:table-cell>
              <table:table-cell office:value-type="float" office:value="0.28039297205396">
                <text:p>0.28039297205396</text:p>
              </table:table-cell>
              <table:table-cell office:value-type="float" office:value="0.515000104904175">
                <text:p>0.515000104904175</text:p>
              </table:table-cell>
              <table:table-cell office:value-type="float" office:value="0.105934143066406">
                <text:p>0.105934143066406</text:p>
              </table:table-cell>
              <table:table-cell office:value-type="float" office:value="1.17">
                <text:p>1.1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68000049120747">
                <text:p>0.468000049120747</text:p>
              </table:table-cell>
              <table:table-cell office:value-type="float" office:value="0.286901950719766">
                <text:p>0.286901950719766</text:p>
              </table:table-cell>
              <table:table-cell office:value-type="float" office:value="0.529999971389771">
                <text:p>0.529999971389771</text:p>
              </table:table-cell>
              <table:table-cell office:value-type="float" office:value="0.109309911727905">
                <text:p>0.109309911727905</text:p>
              </table:table-cell>
              <table:table-cell office:value-type="float" office:value="1.217">
                <text:p>1.217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91618959698826">
                <text:p>0.491618959698826</text:p>
              </table:table-cell>
              <table:table-cell office:value-type="float" office:value="0.293765978305601">
                <text:p>0.293765978305601</text:p>
              </table:table-cell>
              <table:table-cell office:value-type="float" office:value="0.562000036239624">
                <text:p>0.562000036239624</text:p>
              </table:table-cell>
              <table:table-cell office:value-type="float" office:value="0.112591028213501">
                <text:p>0.112591028213501</text:p>
              </table:table-cell>
              <table:table-cell office:value-type="float" office:value="1.232">
                <text:p>1.23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483599952189252">
                <text:p>0.483599952189252</text:p>
              </table:table-cell>
              <table:table-cell office:value-type="float" office:value="0.301077953423373">
                <text:p>0.301077953423373</text:p>
              </table:table-cell>
              <table:table-cell office:value-type="float" office:value="0.561000108718872">
                <text:p>0.561000108718872</text:p>
              </table:table-cell>
              <table:table-cell office:value-type="float" office:value="0.115511178970337">
                <text:p>0.115511178970337</text:p>
              </table:table-cell>
              <table:table-cell office:value-type="float" office:value="1.263">
                <text:p>1.263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93028114549816">
                <text:p>0.493028114549816</text:p>
              </table:table-cell>
              <table:table-cell office:value-type="float" office:value="0.308879099437036">
                <text:p>0.308879099437036</text:p>
              </table:table-cell>
              <table:table-cell office:value-type="float" office:value="0.57699990272522">
                <text:p>0.57699990272522</text:p>
              </table:table-cell>
              <table:table-cell office:value-type="float" office:value="0.11832594871521">
                <text:p>0.11832594871521</text:p>
              </table:table-cell>
              <table:table-cell office:value-type="float" office:value="1.311">
                <text:p>1.311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496208912576549">
                <text:p>0.496208912576549</text:p>
              </table:table-cell>
              <table:table-cell office:value-type="float" office:value="0.315023966017179">
                <text:p>0.315023966017179</text:p>
              </table:table-cell>
              <table:table-cell office:value-type="float" office:value="0.592999935150147">
                <text:p>0.592999935150147</text:p>
              </table:table-cell>
              <table:table-cell office:value-type="float" office:value="0.121635913848877">
                <text:p>0.121635913848877</text:p>
              </table:table-cell>
              <table:table-cell office:value-type="float" office:value="1.357">
                <text:p>1.35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20029985578731">
                <text:p>0.520029985578731</text:p>
              </table:table-cell>
              <table:table-cell office:value-type="float" office:value="0.324983005644754">
                <text:p>0.324983005644754</text:p>
              </table:table-cell>
              <table:table-cell office:value-type="float" office:value="0.608000040054321">
                <text:p>0.608000040054321</text:p>
              </table:table-cell>
              <table:table-cell office:value-type="float" office:value="0.124688863754272">
                <text:p>0.124688863754272</text:p>
              </table:table-cell>
              <table:table-cell office:value-type="float" office:value="1.404">
                <text:p>1.40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538031033938751">
                <text:p>0.538031033938751</text:p>
              </table:table-cell>
              <table:table-cell office:value-type="float" office:value="0.33288008114323">
                <text:p>0.33288008114323</text:p>
              </table:table-cell>
              <table:table-cell office:value-type="float" office:value="0.733000040054321">
                <text:p>0.733000040054321</text:p>
              </table:table-cell>
              <table:table-cell office:value-type="float" office:value="0.126917123794556">
                <text:p>0.126917123794556</text:p>
              </table:table-cell>
              <table:table-cell office:value-type="float" office:value="1.404">
                <text:p>1.40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545827961293981">
                <text:p>0.545827961293981</text:p>
              </table:table-cell>
              <table:table-cell office:value-type="float" office:value="0.340063103009015">
                <text:p>0.340063103009015</text:p>
              </table:table-cell>
              <table:table-cell office:value-type="float" office:value="0.65500020980835">
                <text:p>0.65500020980835</text:p>
              </table:table-cell>
              <table:table-cell office:value-type="float" office:value="0.129975080490112">
                <text:p>0.129975080490112</text:p>
              </table:table-cell>
              <table:table-cell office:value-type="float" office:value="1.436">
                <text:p>1.436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567032026592642">
                <text:p>0.567032026592642</text:p>
              </table:table-cell>
              <table:table-cell office:value-type="float" office:value="0.342434109770693">
                <text:p>0.342434109770693</text:p>
              </table:table-cell>
              <table:table-cell office:value-type="float" office:value="0.655999898910522">
                <text:p>0.655999898910522</text:p>
              </table:table-cell>
              <table:table-cell office:value-type="float" office:value="0.133076906204224">
                <text:p>0.133076906204224</text:p>
              </table:table-cell>
              <table:table-cell office:value-type="float" office:value="1.716">
                <text:p>1.71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582033026148565">
                <text:p>0.582033026148565</text:p>
              </table:table-cell>
              <table:table-cell office:value-type="float" office:value="0.352783992770128">
                <text:p>0.352783992770128</text:p>
              </table:table-cell>
              <table:table-cell office:value-type="float" office:value="0.670000076293945">
                <text:p>0.670000076293945</text:p>
              </table:table-cell>
              <table:table-cell office:value-type="float" office:value="0.136240005493164">
                <text:p>0.136240005493164</text:p>
              </table:table-cell>
              <table:table-cell office:value-type="float" office:value="1.591">
                <text:p>1.59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607013089349493">
                <text:p>0.607013089349493</text:p>
              </table:table-cell>
              <table:table-cell office:value-type="float" office:value="0.363897885079496">
                <text:p>0.363897885079496</text:p>
              </table:table-cell>
              <table:table-cell office:value-type="float" office:value="0.686000108718872">
                <text:p>0.686000108718872</text:p>
              </table:table-cell>
              <table:table-cell office:value-type="float" office:value="0.139190912246704">
                <text:p>0.139190912246704</text:p>
              </table:table-cell>
              <table:table-cell office:value-type="float" office:value="1.56">
                <text:p>1.56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59803410700988">
                <text:p>0.59803410700988</text:p>
              </table:table-cell>
              <table:table-cell office:value-type="float" office:value="0.371245936839841">
                <text:p>0.371245936839841</text:p>
              </table:table-cell>
              <table:table-cell office:value-type="float" office:value="0.733999967575073">
                <text:p>0.733999967575073</text:p>
              </table:table-cell>
              <table:table-cell office:value-type="float" office:value="0.142601013183594">
                <text:p>0.142601013183594</text:p>
              </table:table-cell>
              <table:table-cell office:value-type="float" office:value="1.591">
                <text:p>1.591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615034946706146">
                <text:p>0.615034946706146</text:p>
              </table:table-cell>
              <table:table-cell office:value-type="float" office:value="0.379318933235481">
                <text:p>0.379318933235481</text:p>
              </table:table-cell>
              <table:table-cell office:value-type="float" office:value="0.717999935150147">
                <text:p>0.717999935150147</text:p>
              </table:table-cell>
              <table:table-cell office:value-type="float" office:value="0.14596700668335">
                <text:p>0.14596700668335</text:p>
              </table:table-cell>
              <table:table-cell office:value-type="float" office:value="1.607">
                <text:p>1.607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23026897083037">
                <text:p>0.623026897083037</text:p>
              </table:table-cell>
              <table:table-cell office:value-type="float" office:value="0.387230106745847">
                <text:p>0.387230106745847</text:p>
              </table:table-cell>
              <table:table-cell office:value-type="float" office:value="0.273999929428101">
                <text:p>0.273999929428101</text:p>
              </table:table-cell>
              <table:table-cell office:value-type="float" office:value="0.148850917816162">
                <text:p>0.148850917816162</text:p>
              </table:table-cell>
              <table:table-cell office:value-type="float" office:value="1.638">
                <text:p>1.63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41037105349824">
                <text:p>0.641037105349824</text:p>
              </table:table-cell>
              <table:table-cell office:value-type="float" office:value="0.389768062508665">
                <text:p>0.389768062508665</text:p>
              </table:table-cell>
              <table:table-cell office:value-type="float" office:value="0.269999980926514">
                <text:p>0.269999980926514</text:p>
              </table:table-cell>
              <table:table-cell office:value-type="float" office:value="0.151819944381714">
                <text:p>0.151819944381714</text:p>
              </table:table-cell>
              <table:table-cell office:value-type="float" office:value="1.7">
                <text:p>1.7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4835086888634">
                <text:p>0.644835086888634</text:p>
              </table:table-cell>
              <table:table-cell office:value-type="float" office:value="0.399627034552395">
                <text:p>0.399627034552395</text:p>
              </table:table-cell>
              <table:table-cell office:value-type="float" office:value="0.388999938964844">
                <text:p>0.388999938964844</text:p>
              </table:table-cell>
              <table:table-cell office:value-type="float" office:value="0.154984951019287">
                <text:p>0.154984951019287</text:p>
              </table:table-cell>
              <table:table-cell office:value-type="float" office:value="1.779">
                <text:p>1.779</text:p>
              </table:table-cell>
              <table:table-cell office:value-type="float" office:value="0.645">
                <text:p>0.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062cm" svg:y="1.429cm" chart:style-name="ch3">
          <text:p>Modelo "KalkerS"</text:p>
        </chart:subtitle>
        <chart:legend chart:legend-position="end" svg:x="21.742cm" svg:y="4.809cm" style:legend-expansion="high" chart:style-name="ch4"/>
        <chart:plot-area chart:style-name="ch5" table:cell-range-address="Hoja1.A113:Hoja1.G164" chart:data-source-has-labels="both" svg:x="1.542cm" svg:y="2.626cm" svg:width="19.192cm" svg:height="8.971cm">
          <chartooo:coordinate-region svg:x="3.936cm" svg:y="2.838cm" svg:width="16.611cm" svg:height="7.662cm"/>
          <chart:axis chart:dimension="x" chart:name="primary-x" chart:style-name="ch6" chartooo:axis-type="auto">
            <chartooo:date-scale/>
            <chart:title svg:x="10.274cm" svg:y="11.855cm" chart:style-name="ch7">
              <text:p>Iteraciones</text:p>
            </chart:title>
            <chart:categories table:cell-range-address="Hoja1.A114:Hoja1.A164"/>
            <chart:grid chart:style-name="ch8" chart:class="major"/>
          </chart:axis>
          <chart:axis chart:dimension="y" chart:name="primary-y" chart:style-name="ch9">
            <chart:title svg:x="0.451cm" svg:y="7.962cm" chart:style-name="ch10">
              <text:p>Tiempo (s)</text:p>
            </chart:title>
            <chart:grid chart:style-name="ch8" chart:class="major"/>
          </chart:axis>
          <chart:series chart:style-name="ch11" chart:values-cell-range-address="Hoja1.B114:Hoja1.B164" chart:label-cell-address="Hoja1.B113:Hoja1.B113" chart:class="chart:line">
            <chart:data-point chart:repeated="51"/>
          </chart:series>
          <chart:series chart:style-name="ch12" chart:values-cell-range-address="Hoja1.C114:Hoja1.C164" chart:label-cell-address="Hoja1.C113:Hoja1.C113" chart:class="chart:line">
            <chart:data-point chart:repeated="51"/>
          </chart:series>
          <chart:series chart:style-name="ch13" chart:values-cell-range-address="Hoja1.D114:Hoja1.D164" chart:label-cell-address="Hoja1.D113:Hoja1.D113" chart:class="chart:line">
            <chart:data-point chart:repeated="51"/>
          </chart:series>
          <chart:series chart:style-name="ch14" chart:values-cell-range-address="Hoja1.E114:Hoja1.E164" chart:label-cell-address="Hoja1.E113:Hoja1.E113" chart:class="chart:line">
            <chart:data-point chart:repeated="51"/>
          </chart:series>
          <chart:series chart:style-name="ch15" chart:values-cell-range-address="Hoja1.F114:Hoja1.F164" chart:label-cell-address="Hoja1.F113:Hoja1.F113" chart:class="chart:line">
            <chart:data-point chart:repeated="51"/>
          </chart:series>
          <chart:series chart:style-name="ch16" chart:values-cell-range-address="Hoja1.G114:Hoja1.G164" chart:label-cell-address="Hoja1.G113:Hoja1.G113" chart:class="chart:line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 (win)</text:p>
                <draw:g>
                  <svg:desc>Hoja1.B113:Hoja1.B113</svg:desc>
                </draw:g>
              </table:table-cell>
              <table:table-cell office:value-type="string">
                <text:p>Octave (linux)</text:p>
                <draw:g>
                  <svg:desc>Hoja1.C113:Hoja1.C113</svg:desc>
                </draw:g>
              </table:table-cell>
              <table:table-cell office:value-type="string">
                <text:p>Python (win)</text:p>
                <draw:g>
                  <svg:desc>Hoja1.D113:Hoja1.D113</svg:desc>
                </draw:g>
              </table:table-cell>
              <table:table-cell office:value-type="string">
                <text:p>Python (linux)</text:p>
                <draw:g>
                  <svg:desc>Hoja1.E113:Hoja1.E113</svg:desc>
                </draw:g>
              </table:table-cell>
              <table:table-cell office:value-type="string">
                <text:p>Scilab (win)</text:p>
                <draw:g>
                  <svg:desc>Hoja1.F113:Hoja1.F113</svg:desc>
                </draw:g>
              </table:table-cell>
              <table:table-cell office:value-type="string">
                <text:p>Scilab (linux)</text:p>
                <draw:g>
                  <svg:desc>Hoja1.G113:Hoja1.G11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114:Hoja1.A164</svg:desc>
                </draw:g>
              </table:table-cell>
              <table:table-cell office:value-type="float" office:value="0">
                <text:p>0</text:p>
                <draw:g>
                  <svg:desc>Hoja1.B114:Hoja1.B164</svg:desc>
                </draw:g>
              </table:table-cell>
              <table:table-cell office:value-type="float" office:value="0">
                <text:p>0</text:p>
                <draw:g>
                  <svg:desc>Hoja1.C114:Hoja1.C164</svg:desc>
                </draw:g>
              </table:table-cell>
              <table:table-cell office:value-type="float" office:value="0">
                <text:p>0</text:p>
                <draw:g>
                  <svg:desc>Hoja1.D114:Hoja1.D164</svg:desc>
                </draw:g>
              </table:table-cell>
              <table:table-cell office:value-type="float" office:value="0">
                <text:p>0</text:p>
                <draw:g>
                  <svg:desc>Hoja1.E114:Hoja1.E164</svg:desc>
                </draw:g>
              </table:table-cell>
              <table:table-cell office:value-type="float" office:value="0">
                <text:p>0</text:p>
                <draw:g>
                  <svg:desc>Hoja1.F114:Hoja1.F164</svg:desc>
                </draw:g>
              </table:table-cell>
              <table:table-cell office:value-type="float" office:value="0">
                <text:p>0</text:p>
                <draw:g>
                  <svg:desc>Hoja1.G114:Hoja1.G16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43715200282168">
                <text:p>3.43715200282168</text:p>
              </table:table-cell>
              <table:table-cell office:value-type="float" office:value="2.24191905255429">
                <text:p>2.24191905255429</text:p>
              </table:table-cell>
              <table:table-cell office:value-type="float" office:value="0">
                <text:p>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546">
                <text:p>0.546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.87125488580205">
                <text:p>6.87125488580205</text:p>
              </table:table-cell>
              <table:table-cell office:value-type="float" office:value="4.58060410013422">
                <text:p>4.58060410013422</text:p>
              </table:table-cell>
              <table:table-cell office:value-type="float" office:value="1.02900004386902">
                <text:p>1.02900004386902</text:p>
              </table:table-cell>
              <table:table-cell office:value-type="float" office:value="1.07937598228455">
                <text:p>1.07937598228455</text:p>
              </table:table-cell>
              <table:table-cell office:value-type="float" office:value="1.092">
                <text:p>1.092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.4454270272981">
                <text:p>10.4454270272981</text:p>
              </table:table-cell>
              <table:table-cell office:value-type="float" office:value="6.83986211032607">
                <text:p>6.83986211032607</text:p>
              </table:table-cell>
              <table:table-cell office:value-type="float" office:value="2.07400012016296">
                <text:p>2.07400012016296</text:p>
              </table:table-cell>
              <table:table-cell office:value-type="float" office:value="2.16703581809998">
                <text:p>2.16703581809998</text:p>
              </table:table-cell>
              <table:table-cell office:value-type="float" office:value="1.622">
                <text:p>1.622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9146230970509">
                <text:p>13.9146230970509</text:p>
              </table:table-cell>
              <table:table-cell office:value-type="float" office:value="9.11553404456936">
                <text:p>9.11553404456936</text:p>
              </table:table-cell>
              <table:table-cell office:value-type="float" office:value="3.08800005912781">
                <text:p>3.08800005912781</text:p>
              </table:table-cell>
              <table:table-cell office:value-type="float" office:value="3.24780511856079">
                <text:p>3.24780511856079</text:p>
              </table:table-cell>
              <table:table-cell office:value-type="float" office:value="2.168">
                <text:p>2.168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.3056639665738">
                <text:p>17.3056639665738</text:p>
              </table:table-cell>
              <table:table-cell office:value-type="float" office:value="11.1939110480016">
                <text:p>11.1939110480016</text:p>
              </table:table-cell>
              <table:table-cell office:value-type="float" office:value="4.15000009536743">
                <text:p>4.15000009536743</text:p>
              </table:table-cell>
              <table:table-cell office:value-type="float" office:value="4.3569769859314">
                <text:p>4.3569769859314</text:p>
              </table:table-cell>
              <table:table-cell office:value-type="float" office:value="2.715">
                <text:p>2.71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6798319407972">
                <text:p>20.6798319407972</text:p>
              </table:table-cell>
              <table:table-cell office:value-type="float" office:value="13.7009549358627">
                <text:p>13.7009549358627</text:p>
              </table:table-cell>
              <table:table-cell office:value-type="float" office:value="5.13199996948242">
                <text:p>5.13199996948242</text:p>
              </table:table-cell>
              <table:table-cell office:value-type="float" office:value="5.44565105438232">
                <text:p>5.44565105438232</text:p>
              </table:table-cell>
              <table:table-cell office:value-type="float" office:value="3.229">
                <text:p>3.229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.0601209833985">
                <text:p>24.0601209833985</text:p>
              </table:table-cell>
              <table:table-cell office:value-type="float" office:value="16.0365579733625">
                <text:p>16.0365579733625</text:p>
              </table:table-cell>
              <table:table-cell office:value-type="float" office:value="6.19300007820129">
                <text:p>6.19300007820129</text:p>
              </table:table-cell>
              <table:table-cell office:value-type="float" office:value="6.48713779449463">
                <text:p>6.48713779449463</text:p>
              </table:table-cell>
              <table:table-cell office:value-type="float" office:value="3.79">
                <text:p>3.79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7123821189161">
                <text:p>27.7123821189161</text:p>
              </table:table-cell>
              <table:table-cell office:value-type="float" office:value="18.1824820393231">
                <text:p>18.1824820393231</text:p>
              </table:table-cell>
              <table:table-cell office:value-type="float" office:value="7.22299981117249">
                <text:p>7.22299981117249</text:p>
              </table:table-cell>
              <table:table-cell office:value-type="float" office:value="7.61553907394409">
                <text:p>7.61553907394409</text:p>
              </table:table-cell>
              <table:table-cell office:value-type="float" office:value="4.321">
                <text:p>4.321</text:p>
              </table:table-cell>
              <table:table-cell office:value-type="float" office:value="4.343">
                <text:p>4.3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1.1945049454225">
                <text:p>31.1945049454225</text:p>
              </table:table-cell>
              <table:table-cell office:value-type="float" office:value="20.5854499486741">
                <text:p>20.5854499486741</text:p>
              </table:table-cell>
              <table:table-cell office:value-type="float" office:value="8.22199988365173">
                <text:p>8.22199988365173</text:p>
              </table:table-cell>
              <table:table-cell office:value-type="float" office:value="8.65385890007019">
                <text:p>8.65385890007019</text:p>
              </table:table-cell>
              <table:table-cell office:value-type="float" office:value="4.852">
                <text:p>4.852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7574109504931">
                <text:p>34.7574109504931</text:p>
              </table:table-cell>
              <table:table-cell office:value-type="float" office:value="22.8816070606699">
                <text:p>22.8816070606699</text:p>
              </table:table-cell>
              <table:table-cell office:value-type="float" office:value="9.26600003242493">
                <text:p>9.26600003242493</text:p>
              </table:table-cell>
              <table:table-cell office:value-type="float" office:value="9.73317289352417">
                <text:p>9.73317289352417</text:p>
              </table:table-cell>
              <table:table-cell office:value-type="float" office:value="5.429">
                <text:p>5.429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.6447421079502">
                <text:p>38.6447421079502</text:p>
              </table:table-cell>
              <table:table-cell office:value-type="float" office:value="25.021061050822">
                <text:p>25.021061050822</text:p>
              </table:table-cell>
              <table:table-cell office:value-type="float" office:value="10.3270001411438">
                <text:p>10.3270001411438</text:p>
              </table:table-cell>
              <table:table-cell office:value-type="float" office:value="10.9019751548767">
                <text:p>10.9019751548767</text:p>
              </table:table-cell>
              <table:table-cell office:value-type="float" office:value="5.943">
                <text:p>5.943</text:p>
              </table:table-cell>
              <table:table-cell office:value-type="float" office:value="5.953">
                <text:p>5.9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.0081890290603">
                <text:p>43.0081890290603</text:p>
              </table:table-cell>
              <table:table-cell office:value-type="float" office:value="27.3800679419655">
                <text:p>27.3800679419655</text:p>
              </table:table-cell>
              <table:table-cell office:value-type="float" office:value="11.3250000476837">
                <text:p>11.3250000476837</text:p>
              </table:table-cell>
              <table:table-cell office:value-type="float" office:value="11.9697890281677">
                <text:p>11.9697890281677</text:p>
              </table:table-cell>
              <table:table-cell office:value-type="float" office:value="6.474">
                <text:p>6.474</text:p>
              </table:table-cell>
              <table:table-cell office:value-type="float" office:value="6.457">
                <text:p>6.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4.4961869237013">
                <text:p>44.4961869237013</text:p>
              </table:table-cell>
              <table:table-cell office:value-type="float" office:value="29.6461649574339">
                <text:p>29.6461649574339</text:p>
              </table:table-cell>
              <table:table-cell office:value-type="float" office:value="12.3710000514984">
                <text:p>12.3710000514984</text:p>
              </table:table-cell>
              <table:table-cell office:value-type="float" office:value="12.9987859725952">
                <text:p>12.9987859725952</text:p>
              </table:table-cell>
              <table:table-cell office:value-type="float" office:value="7.004">
                <text:p>7.004</text:p>
              </table:table-cell>
              <table:table-cell office:value-type="float" office:value="7.012">
                <text:p>7.0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7.9231710026506">
                <text:p>47.9231710026506</text:p>
              </table:table-cell>
              <table:table-cell office:value-type="float" office:value="31.6634150019381">
                <text:p>31.6634150019381</text:p>
              </table:table-cell>
              <table:table-cell office:value-type="float" office:value="13.3380000591278">
                <text:p>13.3380000591278</text:p>
              </table:table-cell>
              <table:table-cell office:value-type="float" office:value="14.1143300533295">
                <text:p>14.1143300533295</text:p>
              </table:table-cell>
              <table:table-cell office:value-type="float" office:value="7.566">
                <text:p>7.566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.2736679767259">
                <text:p>52.2736679767259</text:p>
              </table:table-cell>
              <table:table-cell office:value-type="float" office:value="33.9088688968914">
                <text:p>33.9088688968914</text:p>
              </table:table-cell>
              <table:table-cell office:value-type="float" office:value="14.4460000991821">
                <text:p>14.4460000991821</text:p>
              </table:table-cell>
              <table:table-cell office:value-type="float" office:value="15.2103159427643">
                <text:p>15.2103159427643</text:p>
              </table:table-cell>
              <table:table-cell office:value-type="float" office:value="8.19">
                <text:p>8.19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.4527121057035">
                <text:p>55.4527121057035</text:p>
              </table:table-cell>
              <table:table-cell office:value-type="float" office:value="36.2710031183669">
                <text:p>36.2710031183669</text:p>
              </table:table-cell>
              <table:table-cell office:value-type="float" office:value="15.4589998722076">
                <text:p>15.4589998722076</text:p>
              </table:table-cell>
              <table:table-cell office:value-type="float" office:value="16.3344831466675">
                <text:p>16.3344831466675</text:p>
              </table:table-cell>
              <table:table-cell office:value-type="float" office:value="8.789">
                <text:p>8.789</text:p>
              </table:table-cell>
              <table:table-cell office:value-type="float" office:value="8.677">
                <text:p>8.6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8.5195630735252">
                <text:p>58.5195630735252</text:p>
              </table:table-cell>
              <table:table-cell office:value-type="float" office:value="38.3629030104494">
                <text:p>38.3629030104494</text:p>
              </table:table-cell>
              <table:table-cell office:value-type="float" office:value="16.4739999771118">
                <text:p>16.4739999771118</text:p>
              </table:table-cell>
              <table:table-cell office:value-type="float" office:value="17.432186126709">
                <text:p>17.432186126709</text:p>
              </table:table-cell>
              <table:table-cell office:value-type="float" office:value="9.189">
                <text:p>9.189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2.405751970131">
                <text:p>62.405751970131</text:p>
              </table:table-cell>
              <table:table-cell office:value-type="float" office:value="38.2522309044143">
                <text:p>38.2522309044143</text:p>
              </table:table-cell>
              <table:table-cell office:value-type="float" office:value="17.5499999523163">
                <text:p>17.5499999523163</text:p>
              </table:table-cell>
              <table:table-cell office:value-type="float" office:value="18.443540096283">
                <text:p>18.443540096283</text:p>
              </table:table-cell>
              <table:table-cell office:value-type="float" office:value="9.688">
                <text:p>9.688</text:p>
              </table:table-cell>
              <table:table-cell office:value-type="float" office:value="9.677">
                <text:p>9.6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5.4961671060883">
                <text:p>65.4961671060883</text:p>
              </table:table-cell>
              <table:table-cell office:value-type="float" office:value="40.3990459203487">
                <text:p>40.3990459203487</text:p>
              </table:table-cell>
              <table:table-cell office:value-type="float" office:value="18.6110000610352">
                <text:p>18.6110000610352</text:p>
              </table:table-cell>
              <table:table-cell office:value-type="float" office:value="19.5291130542755">
                <text:p>19.5291130542755</text:p>
              </table:table-cell>
              <table:table-cell office:value-type="float" office:value="10.296">
                <text:p>10.296</text:p>
              </table:table-cell>
              <table:table-cell office:value-type="float" office:value="10.193">
                <text:p>10.1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6842600587988">
                <text:p>68.6842600587988</text:p>
              </table:table-cell>
              <table:table-cell office:value-type="float" office:value="41.8351019051625">
                <text:p>41.8351019051625</text:p>
              </table:table-cell>
              <table:table-cell office:value-type="float" office:value="19.5460000038147">
                <text:p>19.5460000038147</text:p>
              </table:table-cell>
              <table:table-cell office:value-type="float" office:value="20.6987340450287">
                <text:p>20.6987340450287</text:p>
              </table:table-cell>
              <table:table-cell office:value-type="float" office:value="10.92">
                <text:p>10.92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2.5325089083053">
                <text:p>72.5325089083053</text:p>
              </table:table-cell>
              <table:table-cell office:value-type="float" office:value="44.286977076903">
                <text:p>44.286977076903</text:p>
              </table:table-cell>
              <table:table-cell office:value-type="float" office:value="20.6389999389648">
                <text:p>20.6389999389648</text:p>
              </table:table-cell>
              <table:table-cell office:value-type="float" office:value="21.7594730854034">
                <text:p>21.7594730854034</text:p>
              </table:table-cell>
              <table:table-cell office:value-type="float" office:value="11.84">
                <text:p>11.84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5.9028999382863">
                <text:p>75.9028999382863</text:p>
              </table:table-cell>
              <table:table-cell office:value-type="float" office:value="46.1369080948643">
                <text:p>46.1369080948643</text:p>
              </table:table-cell>
              <table:table-cell office:value-type="float" office:value="21.6840000152588">
                <text:p>21.6840000152588</text:p>
              </table:table-cell>
              <table:table-cell office:value-type="float" office:value="22.8401010036468">
                <text:p>22.8401010036468</text:p>
              </table:table-cell>
              <table:table-cell office:value-type="float" office:value="11.997">
                <text:p>11.997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8.9690088967327">
                <text:p>78.9690088967327</text:p>
              </table:table-cell>
              <table:table-cell office:value-type="float" office:value="47.6011429715436">
                <text:p>47.6011429715436</text:p>
              </table:table-cell>
              <table:table-cell office:value-type="float" office:value="22.6349999904633">
                <text:p>22.6349999904633</text:p>
              </table:table-cell>
              <table:table-cell office:value-type="float" office:value="23.8711290359497">
                <text:p>23.8711290359497</text:p>
              </table:table-cell>
              <table:table-cell office:value-type="float" office:value="12.402">
                <text:p>12.402</text:p>
              </table:table-cell>
              <table:table-cell office:value-type="float" office:value="12.343">
                <text:p>12.3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2.1809930504532">
                <text:p>82.1809930504532</text:p>
              </table:table-cell>
              <table:table-cell office:value-type="float" office:value="50.4752279320965">
                <text:p>50.4752279320965</text:p>
              </table:table-cell>
              <table:table-cell office:value-type="float" office:value="23.680999994278">
                <text:p>23.680999994278</text:p>
              </table:table-cell>
              <table:table-cell office:value-type="float" office:value="24.9404320716858">
                <text:p>24.9404320716858</text:p>
              </table:table-cell>
              <table:table-cell office:value-type="float" office:value="12.964">
                <text:p>12.964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4.2606891165488">
                <text:p>84.2606891165488</text:p>
              </table:table-cell>
              <table:table-cell office:value-type="float" office:value="52.3423670439515">
                <text:p>52.3423670439515</text:p>
              </table:table-cell>
              <table:table-cell office:value-type="float" office:value="24.7259998321533">
                <text:p>24.7259998321533</text:p>
              </table:table-cell>
              <table:table-cell office:value-type="float" office:value="26.107088804245">
                <text:p>26.107088804245</text:p>
              </table:table-cell>
              <table:table-cell office:value-type="float" office:value="13.525">
                <text:p>13.525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6.6505769784562">
                <text:p>86.6505769784562</text:p>
              </table:table-cell>
              <table:table-cell office:value-type="float" office:value="54.3915719572688">
                <text:p>54.3915719572688</text:p>
              </table:table-cell>
              <table:table-cell office:value-type="float" office:value="25.7250001430511">
                <text:p>25.7250001430511</text:p>
              </table:table-cell>
              <table:table-cell office:value-type="float" office:value="27.1499109268188">
                <text:p>27.1499109268188</text:p>
              </table:table-cell>
              <table:table-cell office:value-type="float" office:value="14.102">
                <text:p>14.102</text:p>
              </table:table-cell>
              <table:table-cell office:value-type="float" office:value="13.997">
                <text:p>13.9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6.8271750691347">
                <text:p>86.8271750691347</text:p>
              </table:table-cell>
              <table:table-cell office:value-type="float" office:value="56.6172970321495">
                <text:p>56.6172970321495</text:p>
              </table:table-cell>
              <table:table-cell office:value-type="float" office:value="26.800999879837">
                <text:p>26.800999879837</text:p>
              </table:table-cell>
              <table:table-cell office:value-type="float" office:value="28.4098010063171">
                <text:p>28.4098010063171</text:p>
              </table:table-cell>
              <table:table-cell office:value-type="float" office:value="14.649">
                <text:p>14.649</text:p>
              </table:table-cell>
              <table:table-cell office:value-type="float" office:value="14.456">
                <text:p>14.4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5.3490670134779">
                <text:p>85.3490670134779</text:p>
              </table:table-cell>
              <table:table-cell office:value-type="float" office:value="58.7383349947631">
                <text:p>58.7383349947631</text:p>
              </table:table-cell>
              <table:table-cell office:value-type="float" office:value="27.8309998512268">
                <text:p>27.8309998512268</text:p>
              </table:table-cell>
              <table:table-cell office:value-type="float" office:value="29.4788379669189">
                <text:p>29.4788379669189</text:p>
              </table:table-cell>
              <table:table-cell office:value-type="float" office:value="15.164">
                <text:p>15.164</text:p>
              </table:table-cell>
              <table:table-cell office:value-type="float" office:value="14.926">
                <text:p>14.9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0.6703010568162">
                <text:p>90.6703010568162</text:p>
              </table:table-cell>
              <table:table-cell office:value-type="float" office:value="60.8892630840419">
                <text:p>60.8892630840419</text:p>
              </table:table-cell>
              <table:table-cell office:value-type="float" office:value="28.875">
                <text:p>28.875</text:p>
              </table:table-cell>
              <table:table-cell office:value-type="float" office:value="30.4683039188385">
                <text:p>30.4683039188385</text:p>
              </table:table-cell>
              <table:table-cell office:value-type="float" office:value="15.74">
                <text:p>15.74</text:p>
              </table:table-cell>
              <table:table-cell office:value-type="float" office:value="15.571">
                <text:p>15.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3.8117069060681">
                <text:p>93.8117069060681</text:p>
              </table:table-cell>
              <table:table-cell office:value-type="float" office:value="62.7931379303336">
                <text:p>62.7931379303336</text:p>
              </table:table-cell>
              <table:table-cell office:value-type="float" office:value="29.8589999675751">
                <text:p>29.8589999675751</text:p>
              </table:table-cell>
              <table:table-cell office:value-type="float" office:value="31.4924559593201">
                <text:p>31.4924559593201</text:p>
              </table:table-cell>
              <table:table-cell office:value-type="float" office:value="16.302">
                <text:p>16.302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0.583630024456">
                <text:p>100.583630024456</text:p>
              </table:table-cell>
              <table:table-cell office:value-type="float" office:value="64.9032669108128">
                <text:p>64.9032669108128</text:p>
              </table:table-cell>
              <table:table-cell office:value-type="float" office:value="30.9039998054504">
                <text:p>30.9039998054504</text:p>
              </table:table-cell>
              <table:table-cell office:value-type="float" office:value="32.5210380554199">
                <text:p>32.5210380554199</text:p>
              </table:table-cell>
              <table:table-cell office:value-type="float" office:value="16.786">
                <text:p>16.786</text:p>
              </table:table-cell>
              <table:table-cell office:value-type="float" office:value="16.528">
                <text:p>16.5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9.8565621172311">
                <text:p>99.8565621172311</text:p>
              </table:table-cell>
              <table:table-cell office:value-type="float" office:value="67.6453109325375">
                <text:p>67.6453109325375</text:p>
              </table:table-cell>
              <table:table-cell office:value-type="float" office:value="31.9489998817444">
                <text:p>31.9489998817444</text:p>
              </table:table-cell>
              <table:table-cell office:value-type="float" office:value="33.5215210914612">
                <text:p>33.5215210914612</text:p>
              </table:table-cell>
              <table:table-cell office:value-type="float" office:value="17.332">
                <text:p>17.332</text:p>
              </table:table-cell>
              <table:table-cell office:value-type="float" office:value="17.173">
                <text:p>17.1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6.359200063162">
                <text:p>106.359200063162</text:p>
              </table:table-cell>
              <table:table-cell office:value-type="float" office:value="68.8503129200544">
                <text:p>68.8503129200544</text:p>
              </table:table-cell>
              <table:table-cell office:value-type="float" office:value="32.9470000267029">
                <text:p>32.9470000267029</text:p>
              </table:table-cell>
              <table:table-cell office:value-type="float" office:value="34.756148815155">
                <text:p>34.756148815155</text:p>
              </table:table-cell>
              <table:table-cell office:value-type="float" office:value="17.893">
                <text:p>17.893</text:p>
              </table:table-cell>
              <table:table-cell office:value-type="float" office:value="17.731">
                <text:p>17.7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8.642148083076">
                <text:p>108.642148083076</text:p>
              </table:table-cell>
              <table:table-cell office:value-type="float" office:value="71.2933970133308">
                <text:p>71.2933970133308</text:p>
              </table:table-cell>
              <table:table-cell office:value-type="float" office:value="34.0709998607635">
                <text:p>34.0709998607635</text:p>
              </table:table-cell>
              <table:table-cell office:value-type="float" office:value="36.0553340911865">
                <text:p>36.0553340911865</text:p>
              </table:table-cell>
              <table:table-cell office:value-type="float" office:value="18.393">
                <text:p>18.393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9.012964113965">
                <text:p>109.012964113965</text:p>
              </table:table-cell>
              <table:table-cell office:value-type="float" office:value="73.3247201184277">
                <text:p>73.3247201184277</text:p>
              </table:table-cell>
              <table:table-cell office:value-type="float" office:value="35.0220000743866">
                <text:p>35.0220000743866</text:p>
              </table:table-cell>
              <table:table-cell office:value-type="float" office:value="37.108519077301">
                <text:p>37.108519077301</text:p>
              </table:table-cell>
              <table:table-cell office:value-type="float" office:value="18.938">
                <text:p>18.938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8.704552088049">
                <text:p>118.704552088049</text:p>
              </table:table-cell>
              <table:table-cell office:value-type="float" office:value="75.4259140751092">
                <text:p>75.4259140751092</text:p>
              </table:table-cell>
              <table:table-cell office:value-type="float" office:value="36.066999912262">
                <text:p>36.066999912262</text:p>
              </table:table-cell>
              <table:table-cell office:value-type="float" office:value="38.212819814682">
                <text:p>38.212819814682</text:p>
              </table:table-cell>
              <table:table-cell office:value-type="float" office:value="19.547">
                <text:p>19.54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0.004050051095">
                <text:p>120.004050051095</text:p>
              </table:table-cell>
              <table:table-cell office:value-type="float" office:value="78.4560749445809">
                <text:p>78.4560749445809</text:p>
              </table:table-cell>
              <table:table-cell office:value-type="float" office:value="37.0969998836517">
                <text:p>37.0969998836517</text:p>
              </table:table-cell>
              <table:table-cell office:value-type="float" office:value="39.2460081577301">
                <text:p>39.2460081577301</text:p>
              </table:table-cell>
              <table:table-cell office:value-type="float" office:value="20.047">
                <text:p>20.047</text:p>
              </table:table-cell>
              <table:table-cell office:value-type="float" office:value="19.926">
                <text:p>19.9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7.87195495062">
                <text:p>127.87195495062</text:p>
              </table:table-cell>
              <table:table-cell office:value-type="float" office:value="79.9518940211274">
                <text:p>79.9518940211274</text:p>
              </table:table-cell>
              <table:table-cell office:value-type="float" office:value="38.1730000972748">
                <text:p>38.1730000972748</text:p>
              </table:table-cell>
              <table:table-cell office:value-type="float" office:value="40.3845820426941">
                <text:p>40.3845820426941</text:p>
              </table:table-cell>
              <table:table-cell office:value-type="float" office:value="20.607">
                <text:p>20.607</text:p>
              </table:table-cell>
              <table:table-cell office:value-type="float" office:value="20.382">
                <text:p>20.38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1.868202006444">
                <text:p>131.868202006444</text:p>
              </table:table-cell>
              <table:table-cell office:value-type="float" office:value="82.7543679471128">
                <text:p>82.7543679471128</text:p>
              </table:table-cell>
              <table:table-cell office:value-type="float" office:value="39.1090002059937">
                <text:p>39.1090002059937</text:p>
              </table:table-cell>
              <table:table-cell office:value-type="float" office:value="41.2704408168793">
                <text:p>41.2704408168793</text:p>
              </table:table-cell>
              <table:table-cell office:value-type="float" office:value="21.029">
                <text:p>21.029</text:p>
              </table:table-cell>
              <table:table-cell office:value-type="float" office:value="21.026">
                <text:p>21.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4.8152809639">
                <text:p>134.8152809639</text:p>
              </table:table-cell>
              <table:table-cell office:value-type="float" office:value="84.7968780042138">
                <text:p>84.7968780042138</text:p>
              </table:table-cell>
              <table:table-cell office:value-type="float" office:value="40.0769999027252">
                <text:p>40.0769999027252</text:p>
              </table:table-cell>
              <table:table-cell office:value-type="float" office:value="42.4225640296936">
                <text:p>42.4225640296936</text:p>
              </table:table-cell>
              <table:table-cell office:value-type="float" office:value="21.653">
                <text:p>21.653</text:p>
              </table:table-cell>
              <table:table-cell office:value-type="float" office:value="21.412">
                <text:p>21.4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40.10999893269">
                <text:p>140.10999893269</text:p>
              </table:table-cell>
              <table:table-cell office:value-type="float" office:value="86.7767109875567">
                <text:p>86.7767109875567</text:p>
              </table:table-cell>
              <table:table-cell office:value-type="float" office:value="41.2000000476837">
                <text:p>41.2000000476837</text:p>
              </table:table-cell>
              <table:table-cell office:value-type="float" office:value="43.7465238571167">
                <text:p>43.7465238571167</text:p>
              </table:table-cell>
              <table:table-cell office:value-type="float" office:value="22.215">
                <text:p>22.215</text:p>
              </table:table-cell>
              <table:table-cell office:value-type="float" office:value="21.979">
                <text:p>21.9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5.369223095709">
                <text:p>145.369223095709</text:p>
              </table:table-cell>
              <table:table-cell office:value-type="float" office:value="88.4315750270616">
                <text:p>88.4315750270616</text:p>
              </table:table-cell>
              <table:table-cell office:value-type="float" office:value="42.1819999217987">
                <text:p>42.1819999217987</text:p>
              </table:table-cell>
              <table:table-cell office:value-type="float" office:value="44.6392152309418">
                <text:p>44.6392152309418</text:p>
              </table:table-cell>
              <table:table-cell office:value-type="float" office:value="22.729">
                <text:p>22.729</text:p>
              </table:table-cell>
              <table:table-cell office:value-type="float" office:value="22.456">
                <text:p>22.4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48.7365429278">
                <text:p>148.7365429278</text:p>
              </table:table-cell>
              <table:table-cell office:value-type="float" office:value="90.5441871067742">
                <text:p>90.5441871067742</text:p>
              </table:table-cell>
              <table:table-cell office:value-type="float" office:value="43.2590000629425">
                <text:p>43.2590000629425</text:p>
              </table:table-cell>
              <table:table-cell office:value-type="float" office:value="45.5136139392853">
                <text:p>45.5136139392853</text:p>
              </table:table-cell>
              <table:table-cell office:value-type="float" office:value="23.26">
                <text:p>23.26</text:p>
              </table:table-cell>
              <table:table-cell office:value-type="float" office:value="23.082">
                <text:p>23.0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2.319404107169">
                <text:p>152.319404107169</text:p>
              </table:table-cell>
              <table:table-cell office:value-type="float" office:value="92.7178200008348">
                <text:p>92.7178200008348</text:p>
              </table:table-cell>
              <table:table-cell office:value-type="float" office:value="44.2889997959137">
                <text:p>44.2889997959137</text:p>
              </table:table-cell>
              <table:table-cell office:value-type="float" office:value="46.8057508468628">
                <text:p>46.8057508468628</text:p>
              </table:table-cell>
              <table:table-cell office:value-type="float" office:value="23.931">
                <text:p>23.931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55.669552102219">
                <text:p>155.669552102219</text:p>
              </table:table-cell>
              <table:table-cell office:value-type="float" office:value="94.8049749648198">
                <text:p>94.8049749648198</text:p>
              </table:table-cell>
              <table:table-cell office:value-type="float" office:value="45.3179998397827">
                <text:p>45.3179998397827</text:p>
              </table:table-cell>
              <table:table-cell office:value-type="float" office:value="47.7414839267731">
                <text:p>47.7414839267731</text:p>
              </table:table-cell>
              <table:table-cell office:value-type="float" office:value="24.351">
                <text:p>24.351</text:p>
              </table:table-cell>
              <table:table-cell office:value-type="float" office:value="24.154">
                <text:p>24.1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9.082814963535">
                <text:p>159.082814963535</text:p>
              </table:table-cell>
              <table:table-cell office:value-type="float" office:value="97.1481259096181">
                <text:p>97.1481259096181</text:p>
              </table:table-cell>
              <table:table-cell office:value-type="float" office:value="46.4249999523163">
                <text:p>46.4249999523163</text:p>
              </table:table-cell>
              <table:table-cell office:value-type="float" office:value="48.9044058322907">
                <text:p>48.9044058322907</text:p>
              </table:table-cell>
              <table:table-cell office:value-type="float" office:value="25.054">
                <text:p>25.054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3.210096889641">
                <text:p>163.210096889641</text:p>
              </table:table-cell>
              <table:table-cell office:value-type="float" office:value="99.1931030993583">
                <text:p>99.1931030993583</text:p>
              </table:table-cell>
              <table:table-cell office:value-type="float" office:value="49.5590000152588">
                <text:p>49.5590000152588</text:p>
              </table:table-cell>
              <table:table-cell office:value-type="float" office:value="50.0270209312439">
                <text:p>50.0270209312439</text:p>
              </table:table-cell>
              <table:table-cell office:value-type="float" office:value="25.474">
                <text:p>25.474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6.077413049294">
                <text:p>166.077413049294</text:p>
              </table:table-cell>
              <table:table-cell office:value-type="float" office:value="100.708740067435">
                <text:p>100.708740067435</text:p>
              </table:table-cell>
              <table:table-cell office:value-type="float" office:value="48.8810000419617">
                <text:p>48.8810000419617</text:p>
              </table:table-cell>
              <table:table-cell office:value-type="float" office:value="51.1729249954224">
                <text:p>51.1729249954224</text:p>
              </table:table-cell>
              <table:table-cell office:value-type="float" office:value="26.13">
                <text:p>26.13</text:p>
              </table:table-cell>
              <table:table-cell office:value-type="float" office:value="25.795">
                <text:p>25.7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68.994379118085">
                <text:p>168.994379118085</text:p>
              </table:table-cell>
              <table:table-cell office:value-type="float" office:value="102.554433057434">
                <text:p>102.554433057434</text:p>
              </table:table-cell>
              <table:table-cell office:value-type="float" office:value="50.3040001392364">
                <text:p>50.3040001392364</text:p>
              </table:table-cell>
              <table:table-cell office:value-type="float" office:value="52.1399199962616">
                <text:p>52.1399199962616</text:p>
              </table:table-cell>
              <table:table-cell office:value-type="float" office:value="26.411">
                <text:p>26.411</text:p>
              </table:table-cell>
              <table:table-cell office:value-type="float" office:value="26.264">
                <text:p>26.2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2.741593091632">
                <text:p>172.741593091632</text:p>
              </table:table-cell>
              <table:table-cell office:value-type="float" office:value="104.98971194448">
                <text:p>104.98971194448</text:p>
              </table:table-cell>
              <table:table-cell office:value-type="float" office:value="50.0150001049042">
                <text:p>50.0150001049042</text:p>
              </table:table-cell>
              <table:table-cell office:value-type="float" office:value="53.1940031051636">
                <text:p>53.1940031051636</text:p>
              </table:table-cell>
              <table:table-cell office:value-type="float" office:value="27.05">
                <text:p>27.05</text:p>
              </table:table-cell>
              <table:table-cell office:value-type="float" office:value="26.875">
                <text:p>26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287cm" svg:y="1.429cm" chart:style-name="ch3">
          <text:p>Modelo "Shen"</text:p>
        </chart:subtitle>
        <chart:legend chart:legend-position="end" svg:x="21.742cm" svg:y="4.809cm" style:legend-expansion="high" chart:style-name="ch4"/>
        <chart:plot-area chart:style-name="ch5" table:cell-range-address="Hoja1.A168:Hoja1.G219" chart:data-source-has-labels="both" svg:x="1.542cm" svg:y="2.626cm" svg:width="19.192cm" svg:height="8.971cm">
          <chartooo:coordinate-region svg:x="3.566cm" svg:y="2.838cm" svg:width="16.981cm" svg:height="7.662cm"/>
          <chart:axis chart:dimension="x" chart:name="primary-x" chart:style-name="ch6" chartooo:axis-type="auto">
            <chartooo:date-scale/>
            <chart:title svg:x="10.274cm" svg:y="11.855cm" chart:style-name="ch7">
              <text:p>Iteraciones</text:p>
            </chart:title>
            <chart:categories table:cell-range-address="Hoja1.A169:Hoja1.A219"/>
            <chart:grid chart:style-name="ch8" chart:class="major"/>
          </chart:axis>
          <chart:axis chart:dimension="y" chart:name="primary-y" chart:style-name="ch9">
            <chart:title svg:x="0.451cm" svg:y="7.962cm" chart:style-name="ch10">
              <text:p>Tiempo (s)</text:p>
            </chart:title>
            <chart:grid chart:style-name="ch8" chart:class="major"/>
          </chart:axis>
          <chart:series chart:style-name="ch11" chart:values-cell-range-address="Hoja1.B169:Hoja1.B219" chart:label-cell-address="Hoja1.B168:Hoja1.B168" chart:class="chart:line">
            <chart:data-point chart:repeated="51"/>
          </chart:series>
          <chart:series chart:style-name="ch12" chart:values-cell-range-address="Hoja1.C169:Hoja1.C219" chart:label-cell-address="Hoja1.C168:Hoja1.C168" chart:class="chart:line">
            <chart:data-point chart:repeated="51"/>
          </chart:series>
          <chart:series chart:style-name="ch13" chart:values-cell-range-address="Hoja1.D169:Hoja1.D219" chart:label-cell-address="Hoja1.D168:Hoja1.D168" chart:class="chart:line">
            <chart:data-point chart:repeated="51"/>
          </chart:series>
          <chart:series chart:style-name="ch14" chart:values-cell-range-address="Hoja1.E169:Hoja1.E219" chart:label-cell-address="Hoja1.E168:Hoja1.E168" chart:class="chart:line">
            <chart:data-point chart:repeated="51"/>
          </chart:series>
          <chart:series chart:style-name="ch15" chart:values-cell-range-address="Hoja1.F169:Hoja1.F219" chart:label-cell-address="Hoja1.F168:Hoja1.F168" chart:class="chart:line">
            <chart:data-point chart:repeated="51"/>
          </chart:series>
          <chart:series chart:style-name="ch16" chart:values-cell-range-address="Hoja1.G169:Hoja1.G219" chart:label-cell-address="Hoja1.G168:Hoja1.G168" chart:class="chart:line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 (win)</text:p>
                <draw:g>
                  <svg:desc>Hoja1.B168:Hoja1.B168</svg:desc>
                </draw:g>
              </table:table-cell>
              <table:table-cell office:value-type="string">
                <text:p>Octave (linux)</text:p>
                <draw:g>
                  <svg:desc>Hoja1.C168:Hoja1.C168</svg:desc>
                </draw:g>
              </table:table-cell>
              <table:table-cell office:value-type="string">
                <text:p>Python (win)</text:p>
                <draw:g>
                  <svg:desc>Hoja1.D168:Hoja1.D168</svg:desc>
                </draw:g>
              </table:table-cell>
              <table:table-cell office:value-type="string">
                <text:p>Python (linux)</text:p>
                <draw:g>
                  <svg:desc>Hoja1.E168:Hoja1.E168</svg:desc>
                </draw:g>
              </table:table-cell>
              <table:table-cell office:value-type="string">
                <text:p>Scilab (win)</text:p>
                <draw:g>
                  <svg:desc>Hoja1.F168:Hoja1.F168</svg:desc>
                </draw:g>
              </table:table-cell>
              <table:table-cell office:value-type="string">
                <text:p>Scilab (linux)</text:p>
                <draw:g>
                  <svg:desc>Hoja1.G168:Hoja1.G16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169:Hoja1.A219</svg:desc>
                </draw:g>
              </table:table-cell>
              <table:table-cell office:value-type="float" office:value="0">
                <text:p>0</text:p>
                <draw:g>
                  <svg:desc>Hoja1.B169:Hoja1.B219</svg:desc>
                </draw:g>
              </table:table-cell>
              <table:table-cell office:value-type="float" office:value="0">
                <text:p>0</text:p>
                <draw:g>
                  <svg:desc>Hoja1.C169:Hoja1.C219</svg:desc>
                </draw:g>
              </table:table-cell>
              <table:table-cell office:value-type="float" office:value="0">
                <text:p>0</text:p>
                <draw:g>
                  <svg:desc>Hoja1.D169:Hoja1.D219</svg:desc>
                </draw:g>
              </table:table-cell>
              <table:table-cell office:value-type="float" office:value="0">
                <text:p>0</text:p>
                <draw:g>
                  <svg:desc>Hoja1.E169:Hoja1.E219</svg:desc>
                </draw:g>
              </table:table-cell>
              <table:table-cell office:value-type="float" office:value="0">
                <text:p>0</text:p>
                <draw:g>
                  <svg:desc>Hoja1.F169:Hoja1.F219</svg:desc>
                </draw:g>
              </table:table-cell>
              <table:table-cell office:value-type="float" office:value="0">
                <text:p>0</text:p>
                <draw:g>
                  <svg:desc>Hoja1.G169:Hoja1.G2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60010940162465">
                <text:p>0.0160010940162465</text:p>
              </table:table-cell>
              <table:table-cell office:value-type="float" office:value="0.00905591808259487">
                <text:p>0.00905591808259487</text:p>
              </table:table-cell>
              <table:table-cell office:value-type="float" office:value="0">
                <text:p>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31">
                <text:p>0.03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00019648857415">
                <text:p>0.0300019648857415</text:p>
              </table:table-cell>
              <table:table-cell office:value-type="float" office:value="0.0170079095987603">
                <text:p>0.0170079095987603</text:p>
              </table:table-cell>
              <table:table-cell office:value-type="float" office:value="0.0160000324249268">
                <text:p>0.0160000324249268</text:p>
              </table:table-cell>
              <table:table-cell office:value-type="float" office:value="0.00348782539367676">
                <text:p>0.00348782539367676</text:p>
              </table:table-cell>
              <table:table-cell office:value-type="float" office:value="0.062">
                <text:p>0.06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50030863285065">
                <text:p>0.0450030863285065</text:p>
              </table:table-cell>
              <table:table-cell office:value-type="float" office:value="0.0252930076094344">
                <text:p>0.0252930076094344</text:p>
              </table:table-cell>
              <table:table-cell office:value-type="float" office:value="0.0320000648498535">
                <text:p>0.0320000648498535</text:p>
              </table:table-cell>
              <table:table-cell office:value-type="float" office:value="0.00681304931640625">
                <text:p>0.00681304931640625</text:p>
              </table:table-cell>
              <table:table-cell office:value-type="float" office:value="0.094">
                <text:p>0.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30030749598518">
                <text:p>0.0630030749598518</text:p>
              </table:table-cell>
              <table:table-cell office:value-type="float" office:value="0.0337939230958">
                <text:p>0.0337939230958</text:p>
              </table:table-cell>
              <table:table-cell office:value-type="float" office:value="0.0469999313354492">
                <text:p>0.0469999313354492</text:p>
              </table:table-cell>
              <table:table-cell office:value-type="float" office:value="0.00999307632446289">
                <text:p>0.00999307632446289</text:p>
              </table:table-cell>
              <table:table-cell office:value-type="float" office:value="0.141">
                <text:p>0.14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49999040272087">
                <text:p>0.0749999040272087</text:p>
              </table:table-cell>
              <table:table-cell office:value-type="float" office:value="0.0422089779749513">
                <text:p>0.0422089779749513</text:p>
              </table:table-cell>
              <table:table-cell office:value-type="float" office:value="0.062000036239624">
                <text:p>0.062000036239624</text:p>
              </table:table-cell>
              <table:table-cell office:value-type="float" office:value="0.0132930278778076">
                <text:p>0.0132930278778076</text:p>
              </table:table-cell>
              <table:table-cell office:value-type="float" office:value="0.156">
                <text:p>0.15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10049591911957">
                <text:p>0.0910049591911957</text:p>
              </table:table-cell>
              <table:table-cell office:value-type="float" office:value="0.0507720274617896">
                <text:p>0.0507720274617896</text:p>
              </table:table-cell>
              <table:table-cell office:value-type="float" office:value="0.0780000686645508">
                <text:p>0.0780000686645508</text:p>
              </table:table-cell>
              <table:table-cell office:value-type="float" office:value="0.0163772106170654">
                <text:p>0.0163772106170654</text:p>
              </table:table-cell>
              <table:table-cell office:value-type="float" office:value="0.234">
                <text:p>0.2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5005996534601">
                <text:p>0.105005996534601</text:p>
              </table:table-cell>
              <table:table-cell office:value-type="float" office:value="0.0594559203600511">
                <text:p>0.0594559203600511</text:p>
              </table:table-cell>
              <table:table-cell office:value-type="float" office:value="0.0939998626708984">
                <text:p>0.0939998626708984</text:p>
              </table:table-cell>
              <table:table-cell office:value-type="float" office:value="0.0196750164031982">
                <text:p>0.0196750164031982</text:p>
              </table:table-cell>
              <table:table-cell office:value-type="float" office:value="0.234">
                <text:p>0.23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4006040734239">
                <text:p>0.114006040734239</text:p>
              </table:table-cell>
              <table:table-cell office:value-type="float" office:value="0.0672190339537337">
                <text:p>0.0672190339537337</text:p>
              </table:table-cell>
              <table:table-cell office:value-type="float" office:value="0.108999967575073">
                <text:p>0.108999967575073</text:p>
              </table:table-cell>
              <table:table-cell office:value-type="float" office:value="0.0230238437652588">
                <text:p>0.0230238437652588</text:p>
              </table:table-cell>
              <table:table-cell office:value-type="float" office:value="0.281">
                <text:p>0.28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35007969220169">
                <text:p>0.135007969220169</text:p>
              </table:table-cell>
              <table:table-cell office:value-type="float" office:value="0.074716066592373">
                <text:p>0.074716066592373</text:p>
              </table:table-cell>
              <table:table-cell office:value-type="float" office:value="0.124000072479248">
                <text:p>0.124000072479248</text:p>
              </table:table-cell>
              <table:table-cell office:value-type="float" office:value="0.0264730453491211">
                <text:p>0.0264730453491211</text:p>
              </table:table-cell>
              <table:table-cell office:value-type="float" office:value="0.312">
                <text:p>0.3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4999947398901">
                <text:p>0.144999947398901</text:p>
              </table:table-cell>
              <table:table-cell office:value-type="float" office:value="0.0834700105478987">
                <text:p>0.0834700105478987</text:p>
              </table:table-cell>
              <table:table-cell office:value-type="float" office:value="0.139999866485596">
                <text:p>0.139999866485596</text:p>
              </table:table-cell>
              <table:table-cell office:value-type="float" office:value="0.029487133026123">
                <text:p>0.029487133026123</text:p>
              </table:table-cell>
              <table:table-cell office:value-type="float" office:value="0.343">
                <text:p>0.34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94011095911264">
                <text:p>0.194011095911264</text:p>
              </table:table-cell>
              <table:table-cell office:value-type="float" office:value="0.0930801060749218">
                <text:p>0.0930801060749218</text:p>
              </table:table-cell>
              <table:table-cell office:value-type="float" office:value="0.155999898910522">
                <text:p>0.155999898910522</text:p>
              </table:table-cell>
              <table:table-cell office:value-type="float" office:value="0.0326130390167236">
                <text:p>0.0326130390167236</text:p>
              </table:table-cell>
              <table:table-cell office:value-type="float" office:value="0.375">
                <text:p>0.37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68010066030547">
                <text:p>0.168010066030547</text:p>
              </table:table-cell>
              <table:table-cell office:value-type="float" office:value="0.100434069056064">
                <text:p>0.100434069056064</text:p>
              </table:table-cell>
              <table:table-cell office:value-type="float" office:value="0.171999931335449">
                <text:p>0.171999931335449</text:p>
              </table:table-cell>
              <table:table-cell office:value-type="float" office:value="0.0360820293426514">
                <text:p>0.0360820293426514</text:p>
              </table:table-cell>
              <table:table-cell office:value-type="float" office:value="0.422">
                <text:p>0.42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79009952000342">
                <text:p>0.179009952000342</text:p>
              </table:table-cell>
              <table:table-cell office:value-type="float" office:value="0.108442923170514">
                <text:p>0.108442923170514</text:p>
              </table:table-cell>
              <table:table-cell office:value-type="float" office:value="0.20199990272522">
                <text:p>0.20199990272522</text:p>
              </table:table-cell>
              <table:table-cell office:value-type="float" office:value="0.0393280982971191">
                <text:p>0.0393280982971191</text:p>
              </table:table-cell>
              <table:table-cell office:value-type="float" office:value="0.437">
                <text:p>0.43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14012959157117">
                <text:p>0.214012959157117</text:p>
              </table:table-cell>
              <table:table-cell office:value-type="float" office:value="0.113017052412033">
                <text:p>0.113017052412033</text:p>
              </table:table-cell>
              <table:table-cell office:value-type="float" office:value="0.202999830245972">
                <text:p>0.202999830245972</text:p>
              </table:table-cell>
              <table:table-cell office:value-type="float" office:value="0.0426709651947022">
                <text:p>0.0426709651947022</text:p>
              </table:table-cell>
              <table:table-cell office:value-type="float" office:value="0.483">
                <text:p>0.483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10011926013976">
                <text:p>0.210011926013976</text:p>
              </table:table-cell>
              <table:table-cell office:value-type="float" office:value="0.120733112795278">
                <text:p>0.120733112795278</text:p>
              </table:table-cell>
              <table:table-cell office:value-type="float" office:value="0.217999935150146">
                <text:p>0.217999935150146</text:p>
              </table:table-cell>
              <table:table-cell office:value-type="float" office:value="0.0456361770629883">
                <text:p>0.0456361770629883</text:p>
              </table:table-cell>
              <table:table-cell office:value-type="float" office:value="0.514">
                <text:p>0.514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29013046715409">
                <text:p>0.229013046715409</text:p>
              </table:table-cell>
              <table:table-cell office:value-type="float" office:value="0.13000594987534">
                <text:p>0.13000594987534</text:p>
              </table:table-cell>
              <table:table-cell office:value-type="float" office:value="0.234000205993652">
                <text:p>0.234000205993652</text:p>
              </table:table-cell>
              <table:table-cell office:value-type="float" office:value="0.048893928527832">
                <text:p>0.048893928527832</text:p>
              </table:table-cell>
              <table:table-cell office:value-type="float" office:value="0.562">
                <text:p>0.56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55014113849029">
                <text:p>0.255014113849029</text:p>
              </table:table-cell>
              <table:table-cell office:value-type="float" office:value="0.137595990556292">
                <text:p>0.137595990556292</text:p>
              </table:table-cell>
              <table:table-cell office:value-type="float" office:value="0.249000072479248">
                <text:p>0.249000072479248</text:p>
              </table:table-cell>
              <table:table-cell office:value-type="float" office:value="0.0519509315490723">
                <text:p>0.0519509315490723</text:p>
              </table:table-cell>
              <table:table-cell office:value-type="float" office:value="0.593">
                <text:p>0.593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110180265503">
                <text:p>0.3110180265503</text:p>
              </table:table-cell>
              <table:table-cell office:value-type="float" office:value="0.148039073683322">
                <text:p>0.148039073683322</text:p>
              </table:table-cell>
              <table:table-cell office:value-type="float" office:value="0.25">
                <text:p>0.25</text:p>
              </table:table-cell>
              <table:table-cell office:value-type="float" office:value="0.0551140308380127">
                <text:p>0.0551140308380127</text:p>
              </table:table-cell>
              <table:table-cell office:value-type="float" office:value="0.608">
                <text:p>0.608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85015923087485">
                <text:p>0.285015923087485</text:p>
              </table:table-cell>
              <table:table-cell office:value-type="float" office:value="0.155572981806472">
                <text:p>0.155572981806472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0.0582590103149414">
                <text:p>0.0582590103149414</text:p>
              </table:table-cell>
              <table:table-cell office:value-type="float" office:value="0.655">
                <text:p>0.655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20099288458">
                <text:p>0.2920099288458</text:p>
              </table:table-cell>
              <table:table-cell office:value-type="float" office:value="0.163381021469831">
                <text:p>0.163381021469831</text:p>
              </table:table-cell>
              <table:table-cell office:value-type="float" office:value="0.296999931335449">
                <text:p>0.296999931335449</text:p>
              </table:table-cell>
              <table:table-cell office:value-type="float" office:value="0.0620520114898682">
                <text:p>0.0620520114898682</text:p>
              </table:table-cell>
              <table:table-cell office:value-type="float" office:value="0.702">
                <text:p>0.702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13018058193847">
                <text:p>0.313018058193847</text:p>
              </table:table-cell>
              <table:table-cell office:value-type="float" office:value="0.171483023092151">
                <text:p>0.171483023092151</text:p>
              </table:table-cell>
              <table:table-cell office:value-type="float" office:value="0.312000036239624">
                <text:p>0.312000036239624</text:p>
              </table:table-cell>
              <table:table-cell office:value-type="float" office:value="0.0650019645690918">
                <text:p>0.0650019645690918</text:p>
              </table:table-cell>
              <table:table-cell office:value-type="float" office:value="0.718">
                <text:p>0.71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91016957722604">
                <text:p>0.291016957722604</text:p>
              </table:table-cell>
              <table:table-cell office:value-type="float" office:value="0.178082046099007">
                <text:p>0.178082046099007</text:p>
              </table:table-cell>
              <table:table-cell office:value-type="float" office:value="0.327999830245972">
                <text:p>0.327999830245972</text:p>
              </table:table-cell>
              <table:table-cell office:value-type="float" office:value="0.0679619312286377">
                <text:p>0.0679619312286377</text:p>
              </table:table-cell>
              <table:table-cell office:value-type="float" office:value="0.748">
                <text:p>0.74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9680597409606">
                <text:p>0.29680597409606</text:p>
              </table:table-cell>
              <table:table-cell office:value-type="float" office:value="0.188230093917809">
                <text:p>0.188230093917809</text:p>
              </table:table-cell>
              <table:table-cell office:value-type="float" office:value="0.344000101089478">
                <text:p>0.344000101089478</text:p>
              </table:table-cell>
              <table:table-cell office:value-type="float" office:value="0.0711801052093506">
                <text:p>0.0711801052093506</text:p>
              </table:table-cell>
              <table:table-cell office:value-type="float" office:value="0.795">
                <text:p>0.79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25018970295787">
                <text:p>0.325018970295787</text:p>
              </table:table-cell>
              <table:table-cell office:value-type="float" office:value="0.198734104982577">
                <text:p>0.198734104982577</text:p>
              </table:table-cell>
              <table:table-cell office:value-type="float" office:value="0.390000104904175">
                <text:p>0.390000104904175</text:p>
              </table:table-cell>
              <table:table-cell office:value-type="float" office:value="0.0746009349822998">
                <text:p>0.0746009349822998</text:p>
              </table:table-cell>
              <table:table-cell office:value-type="float" office:value="1.014">
                <text:p>1.01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29001096426509">
                <text:p>0.329001096426509</text:p>
              </table:table-cell>
              <table:table-cell office:value-type="float" office:value="0.206347115687095">
                <text:p>0.206347115687095</text:p>
              </table:table-cell>
              <table:table-cell office:value-type="float" office:value="0.390000104904175">
                <text:p>0.390000104904175</text:p>
              </table:table-cell>
              <table:table-cell office:value-type="float" office:value="0.0778520107269287">
                <text:p>0.0778520107269287</text:p>
              </table:table-cell>
              <table:table-cell office:value-type="float" office:value="0.874">
                <text:p>0.87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43200910137966">
                <text:p>0.343200910137966</text:p>
              </table:table-cell>
              <table:table-cell office:value-type="float" office:value="0.21419695741497">
                <text:p>0.21419695741497</text:p>
              </table:table-cell>
              <table:table-cell office:value-type="float" office:value="0.389999866485596">
                <text:p>0.389999866485596</text:p>
              </table:table-cell>
              <table:table-cell office:value-type="float" office:value="0.0808470249176025">
                <text:p>0.0808470249176025</text:p>
              </table:table-cell>
              <table:table-cell office:value-type="float" office:value="0.905">
                <text:p>0.905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49019928718917">
                <text:p>0.349019928718917</text:p>
              </table:table-cell>
              <table:table-cell office:value-type="float" office:value="0.22182210360188">
                <text:p>0.22182210360188</text:p>
              </table:table-cell>
              <table:table-cell office:value-type="float" office:value="0.404999971389771">
                <text:p>0.404999971389771</text:p>
              </table:table-cell>
              <table:table-cell office:value-type="float" office:value="0.0842149257659912">
                <text:p>0.0842149257659912</text:p>
              </table:table-cell>
              <table:table-cell office:value-type="float" office:value="0.936">
                <text:p>0.936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66021040710621">
                <text:p>0.366021040710621</text:p>
              </table:table-cell>
              <table:table-cell office:value-type="float" office:value="0.230309106176719">
                <text:p>0.230309106176719</text:p>
              </table:table-cell>
              <table:table-cell office:value-type="float" office:value="0.452000141143799">
                <text:p>0.452000141143799</text:p>
              </table:table-cell>
              <table:table-cell office:value-type="float" office:value="0.0869619846343994">
                <text:p>0.0869619846343994</text:p>
              </table:table-cell>
              <table:table-cell office:value-type="float" office:value="0.982">
                <text:p>0.982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90014096279629">
                <text:p>0.390014096279629</text:p>
              </table:table-cell>
              <table:table-cell office:value-type="float" office:value="0.23825893655885">
                <text:p>0.23825893655885</text:p>
              </table:table-cell>
              <table:table-cell office:value-type="float" office:value="0.437000036239624">
                <text:p>0.437000036239624</text:p>
              </table:table-cell>
              <table:table-cell office:value-type="float" office:value="0.0902409553527832">
                <text:p>0.0902409553527832</text:p>
              </table:table-cell>
              <table:table-cell office:value-type="float" office:value="0.999">
                <text:p>0.999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1022886275314">
                <text:p>0.401022886275314</text:p>
              </table:table-cell>
              <table:table-cell office:value-type="float" office:value="0.246201908797957">
                <text:p>0.246201908797957</text:p>
              </table:table-cell>
              <table:table-cell office:value-type="float" office:value="0.467999935150147">
                <text:p>0.467999935150147</text:p>
              </table:table-cell>
              <table:table-cell office:value-type="float" office:value="0.0932788848876953">
                <text:p>0.0932788848876953</text:p>
              </table:table-cell>
              <table:table-cell office:value-type="float" office:value="1.029">
                <text:p>1.029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14023939520121">
                <text:p>0.414023939520121</text:p>
              </table:table-cell>
              <table:table-cell office:value-type="float" office:value="0.258587910211645">
                <text:p>0.258587910211645</text:p>
              </table:table-cell>
              <table:table-cell office:value-type="float" office:value="0.468000173568726">
                <text:p>0.468000173568726</text:p>
              </table:table-cell>
              <table:table-cell office:value-type="float" office:value="0.0972650051116943">
                <text:p>0.0972650051116943</text:p>
              </table:table-cell>
              <table:table-cell office:value-type="float" office:value="1.076">
                <text:p>1.076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21200979617424">
                <text:p>0.421200979617424</text:p>
              </table:table-cell>
              <table:table-cell office:value-type="float" office:value="0.268093071761541">
                <text:p>0.268093071761541</text:p>
              </table:table-cell>
              <table:table-cell office:value-type="float" office:value="0.499000072479248">
                <text:p>0.499000072479248</text:p>
              </table:table-cell>
              <table:table-cell office:value-type="float" office:value="0.100822925567627">
                <text:p>0.100822925567627</text:p>
              </table:table-cell>
              <table:table-cell office:value-type="float" office:value="1.108">
                <text:p>1.108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432020062464289">
                <text:p>0.432020062464289</text:p>
              </table:table-cell>
              <table:table-cell office:value-type="float" office:value="0.275591023731977">
                <text:p>0.275591023731977</text:p>
              </table:table-cell>
              <table:table-cell office:value-type="float" office:value="0.514999866485596">
                <text:p>0.514999866485596</text:p>
              </table:table-cell>
              <table:table-cell office:value-type="float" office:value="0.103502988815308">
                <text:p>0.103502988815308</text:p>
              </table:table-cell>
              <table:table-cell office:value-type="float" office:value="1.139">
                <text:p>1.139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452401065151207">
                <text:p>0.452401065151207</text:p>
              </table:table-cell>
              <table:table-cell office:value-type="float" office:value="0.284280022839084">
                <text:p>0.284280022839084</text:p>
              </table:table-cell>
              <table:table-cell office:value-type="float" office:value="0.513999938964844">
                <text:p>0.513999938964844</text:p>
              </table:table-cell>
              <table:table-cell office:value-type="float" office:value="0.107244968414307">
                <text:p>0.107244968414307</text:p>
              </table:table-cell>
              <table:table-cell office:value-type="float" office:value="1.185">
                <text:p>1.185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56815103651024">
                <text:p>0.456815103651024</text:p>
              </table:table-cell>
              <table:table-cell office:value-type="float" office:value="0.292376933386549">
                <text:p>0.292376933386549</text:p>
              </table:table-cell>
              <table:table-cell office:value-type="float" office:value="0.530999898910522">
                <text:p>0.530999898910522</text:p>
              </table:table-cell>
              <table:table-cell office:value-type="float" office:value="0.110137939453125">
                <text:p>0.110137939453125</text:p>
              </table:table-cell>
              <table:table-cell office:value-type="float" office:value="1.217">
                <text:p>1.217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74026914453134">
                <text:p>0.474026914453134</text:p>
              </table:table-cell>
              <table:table-cell office:value-type="float" office:value="0.299407885875553">
                <text:p>0.299407885875553</text:p>
              </table:table-cell>
              <table:table-cell office:value-type="float" office:value="0.562000036239624">
                <text:p>0.562000036239624</text:p>
              </table:table-cell>
              <table:table-cell office:value-type="float" office:value="0.11340594291687">
                <text:p>0.11340594291687</text:p>
              </table:table-cell>
              <table:table-cell office:value-type="float" office:value="1.264">
                <text:p>1.264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474006034666672">
                <text:p>0.474006034666672</text:p>
              </table:table-cell>
              <table:table-cell office:value-type="float" office:value="0.307362997089513">
                <text:p>0.307362997089513</text:p>
              </table:table-cell>
              <table:table-cell office:value-type="float" office:value="0.577000141143799">
                <text:p>0.577000141143799</text:p>
              </table:table-cell>
              <table:table-cell office:value-type="float" office:value="0.11611008644104">
                <text:p>0.11611008644104</text:p>
              </table:table-cell>
              <table:table-cell office:value-type="float" office:value="1.31">
                <text:p>1.3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503029032726772">
                <text:p>0.503029032726772</text:p>
              </table:table-cell>
              <table:table-cell office:value-type="float" office:value="0.314079935546033">
                <text:p>0.314079935546033</text:p>
              </table:table-cell>
              <table:table-cell office:value-type="float" office:value="0.592999935150147">
                <text:p>0.592999935150147</text:p>
              </table:table-cell>
              <table:table-cell office:value-type="float" office:value="0.119749069213867">
                <text:p>0.119749069213867</text:p>
              </table:table-cell>
              <table:table-cell office:value-type="float" office:value="1.295">
                <text:p>1.295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534427035367116">
                <text:p>0.534427035367116</text:p>
              </table:table-cell>
              <table:table-cell office:value-type="float" office:value="0.325179117615335">
                <text:p>0.325179117615335</text:p>
              </table:table-cell>
              <table:table-cell office:value-type="float" office:value="0.592999935150147">
                <text:p>0.592999935150147</text:p>
              </table:table-cell>
              <table:table-cell office:value-type="float" office:value="0.123273849487305">
                <text:p>0.123273849487305</text:p>
              </table:table-cell>
              <table:table-cell office:value-type="float" office:value="1.342">
                <text:p>1.34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14801049605012">
                <text:p>0.514801049605012</text:p>
              </table:table-cell>
              <table:table-cell office:value-type="float" office:value="0.331620910437778">
                <text:p>0.331620910437778</text:p>
              </table:table-cell>
              <table:table-cell office:value-type="float" office:value="0.608000040054321">
                <text:p>0.608000040054321</text:p>
              </table:table-cell>
              <table:table-cell office:value-type="float" office:value="0.124331951141357">
                <text:p>0.124331951141357</text:p>
              </table:table-cell>
              <table:table-cell office:value-type="float" office:value="1.373">
                <text:p>1.373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542401991318911">
                <text:p>0.542401991318911</text:p>
              </table:table-cell>
              <table:table-cell office:value-type="float" office:value="0.339671005960554">
                <text:p>0.339671005960554</text:p>
              </table:table-cell>
              <table:table-cell office:value-type="float" office:value="0.624000072479248">
                <text:p>0.624000072479248</text:p>
              </table:table-cell>
              <table:table-cell office:value-type="float" office:value="0.128495931625366">
                <text:p>0.128495931625366</text:p>
              </table:table-cell>
              <table:table-cell office:value-type="float" office:value="1.435">
                <text:p>1.435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561600977904163">
                <text:p>0.561600977904163</text:p>
              </table:table-cell>
              <table:table-cell office:value-type="float" office:value="0.349628926487639">
                <text:p>0.349628926487639</text:p>
              </table:table-cell>
              <table:table-cell office:value-type="float" office:value="0.639999866485596">
                <text:p>0.639999866485596</text:p>
              </table:table-cell>
              <table:table-cell office:value-type="float" office:value="0.131221055984497">
                <text:p>0.131221055984497</text:p>
              </table:table-cell>
              <table:table-cell office:value-type="float" office:value="1.451">
                <text:p>1.451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558608987717889">
                <text:p>0.558608987717889</text:p>
              </table:table-cell>
              <table:table-cell office:value-type="float" office:value="0.351891944068484">
                <text:p>0.351891944068484</text:p>
              </table:table-cell>
              <table:table-cell office:value-type="float" office:value="0.654999971389771">
                <text:p>0.654999971389771</text:p>
              </table:table-cell>
              <table:table-cell office:value-type="float" office:value="0.134374141693115">
                <text:p>0.134374141693115</text:p>
              </table:table-cell>
              <table:table-cell office:value-type="float" office:value="1.497">
                <text:p>1.497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581231981981546">
                <text:p>0.581231981981546</text:p>
              </table:table-cell>
              <table:table-cell office:value-type="float" office:value="0.362528885249048">
                <text:p>0.362528885249048</text:p>
              </table:table-cell>
              <table:table-cell office:value-type="float" office:value="0.686000108718872">
                <text:p>0.686000108718872</text:p>
              </table:table-cell>
              <table:table-cell office:value-type="float" office:value="0.137845993041992">
                <text:p>0.137845993041992</text:p>
              </table:table-cell>
              <table:table-cell office:value-type="float" office:value="1.513">
                <text:p>1.513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92801014427096">
                <text:p>0.592801014427096</text:p>
              </table:table-cell>
              <table:table-cell office:value-type="float" office:value="0.370512983994558">
                <text:p>0.370512983994558</text:p>
              </table:table-cell>
              <table:table-cell office:value-type="float" office:value="0.687000036239624">
                <text:p>0.687000036239624</text:p>
              </table:table-cell>
              <table:table-cell office:value-type="float" office:value="0.141395092010498">
                <text:p>0.141395092010498</text:p>
              </table:table-cell>
              <table:table-cell office:value-type="float" office:value="1.56">
                <text:p>1.56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599819031660445">
                <text:p>0.599819031660445</text:p>
              </table:table-cell>
              <table:table-cell office:value-type="float" office:value="0.37566398200579">
                <text:p>0.37566398200579</text:p>
              </table:table-cell>
              <table:table-cell office:value-type="float" office:value="0.702000141143799">
                <text:p>0.702000141143799</text:p>
              </table:table-cell>
              <table:table-cell office:value-type="float" office:value="0.144706964492798">
                <text:p>0.144706964492798</text:p>
              </table:table-cell>
              <table:table-cell office:value-type="float" office:value="1.544">
                <text:p>1.544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62103505351115">
                <text:p>0.62103505351115</text:p>
              </table:table-cell>
              <table:table-cell office:value-type="float" office:value="0.38634098356124">
                <text:p>0.38634098356124</text:p>
              </table:table-cell>
              <table:table-cell office:value-type="float" office:value="0.286999940872192">
                <text:p>0.286999940872192</text:p>
              </table:table-cell>
              <table:table-cell office:value-type="float" office:value="0.147479057312012">
                <text:p>0.147479057312012</text:p>
              </table:table-cell>
              <table:table-cell office:value-type="float" office:value="1.623">
                <text:p>1.623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36807967210189">
                <text:p>0.636807967210189</text:p>
              </table:table-cell>
              <table:table-cell office:value-type="float" office:value="0.395201030769385">
                <text:p>0.395201030769385</text:p>
              </table:table-cell>
              <table:table-cell office:value-type="float" office:value="0.269999980926514">
                <text:p>0.269999980926514</text:p>
              </table:table-cell>
              <table:table-cell office:value-type="float" office:value="0.150941133499146">
                <text:p>0.150941133499146</text:p>
              </table:table-cell>
              <table:table-cell office:value-type="float" office:value="1.685">
                <text:p>1.685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5520107455086">
                <text:p>0.65520107455086</text:p>
              </table:table-cell>
              <table:table-cell office:value-type="float" office:value="0.40223695570603">
                <text:p>0.40223695570603</text:p>
              </table:table-cell>
              <table:table-cell office:value-type="float" office:value="0.282999992370605">
                <text:p>0.282999992370605</text:p>
              </table:table-cell>
              <table:table-cell office:value-type="float" office:value="0.153486013412476">
                <text:p>0.153486013412476</text:p>
              </table:table-cell>
              <table:table-cell office:value-type="float" office:value="1.685">
                <text:p>1.68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0201969216578">
                <text:p>0.670201969216578</text:p>
              </table:table-cell>
              <table:table-cell office:value-type="float" office:value="0.410443950211629">
                <text:p>0.410443950211629</text:p>
              </table:table-cell>
              <table:table-cell office:value-type="float" office:value="0.277999877929687">
                <text:p>0.277999877929687</text:p>
              </table:table-cell>
              <table:table-cell office:value-type="float" office:value="0.156819820404053">
                <text:p>0.156819820404053</text:p>
              </table:table-cell>
              <table:table-cell office:value-type="float" office:value="1.716">
                <text:p>1.716</text:p>
              </table:table-cell>
              <table:table-cell office:value-type="float" office:value="0.648">
                <text:p>0.6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cale-text="true"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1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03cm" svg:height="12.862cm" xlink:href=".." xlink:type="simple" chart:class="chart:line" chart:style-name="ch1">
        <chart:title svg:x="9.224cm" svg:y="0.393cm" chart:style-name="ch2">
          <text:p>Tiempo de estimación de computo</text:p>
        </chart:title>
        <chart:subtitle svg:x="11.036cm" svg:y="1.429cm" chart:style-name="ch3">
          <text:p>Modelo "Polanch"</text:p>
        </chart:subtitle>
        <chart:legend chart:legend-position="end" svg:x="21.742cm" svg:y="4.809cm" style:legend-expansion="high" chart:style-name="ch4"/>
        <chart:plot-area chart:style-name="ch5" table:cell-range-address="Hoja1.A223:Hoja1.G274" chart:data-source-has-labels="both" svg:x="1.542cm" svg:y="2.626cm" svg:width="19.192cm" svg:height="8.971cm">
          <chartooo:coordinate-region svg:x="3.566cm" svg:y="2.838cm" svg:width="16.981cm" svg:height="7.662cm"/>
          <chart:axis chart:dimension="x" chart:name="primary-x" chart:style-name="ch6" chartooo:axis-type="auto">
            <chartooo:date-scale/>
            <chart:title svg:x="10.274cm" svg:y="11.855cm" chart:style-name="ch7">
              <text:p>Iteraciones</text:p>
            </chart:title>
            <chart:categories table:cell-range-address="Hoja1.A224:Hoja1.A274"/>
            <chart:grid chart:style-name="ch8" chart:class="major"/>
          </chart:axis>
          <chart:axis chart:dimension="y" chart:name="primary-y" chart:style-name="ch9">
            <chart:title svg:x="0.451cm" svg:y="7.962cm" chart:style-name="ch10">
              <text:p>Tiempo (s)</text:p>
            </chart:title>
            <chart:grid chart:style-name="ch8" chart:class="major"/>
          </chart:axis>
          <chart:series chart:style-name="ch11" chart:values-cell-range-address="Hoja1.B224:Hoja1.B274" chart:label-cell-address="Hoja1.B223:Hoja1.B223" chart:class="chart:line">
            <chart:data-point chart:repeated="51"/>
          </chart:series>
          <chart:series chart:style-name="ch12" chart:values-cell-range-address="Hoja1.C224:Hoja1.C274" chart:label-cell-address="Hoja1.C223:Hoja1.C223" chart:class="chart:line">
            <chart:data-point chart:repeated="51"/>
          </chart:series>
          <chart:series chart:style-name="ch13" chart:values-cell-range-address="Hoja1.D224:Hoja1.D274" chart:label-cell-address="Hoja1.D223:Hoja1.D223" chart:class="chart:line">
            <chart:data-point chart:repeated="51"/>
          </chart:series>
          <chart:series chart:style-name="ch14" chart:values-cell-range-address="Hoja1.E224:Hoja1.E274" chart:label-cell-address="Hoja1.E223:Hoja1.E223" chart:class="chart:line">
            <chart:data-point chart:repeated="51"/>
          </chart:series>
          <chart:series chart:style-name="ch15" chart:values-cell-range-address="Hoja1.F224:Hoja1.F274" chart:label-cell-address="Hoja1.F223:Hoja1.F223" chart:class="chart:line">
            <chart:data-point chart:repeated="51"/>
          </chart:series>
          <chart:series chart:style-name="ch16" chart:values-cell-range-address="Hoja1.G224:Hoja1.G274" chart:label-cell-address="Hoja1.G223:Hoja1.G223" chart:class="chart:line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 (win)</text:p>
                <draw:g>
                  <svg:desc>Hoja1.B223:Hoja1.B223</svg:desc>
                </draw:g>
              </table:table-cell>
              <table:table-cell office:value-type="string">
                <text:p>Octave (linux)</text:p>
                <draw:g>
                  <svg:desc>Hoja1.C223:Hoja1.C223</svg:desc>
                </draw:g>
              </table:table-cell>
              <table:table-cell office:value-type="string">
                <text:p>Python (win)</text:p>
                <draw:g>
                  <svg:desc>Hoja1.D223:Hoja1.D223</svg:desc>
                </draw:g>
              </table:table-cell>
              <table:table-cell office:value-type="string">
                <text:p>Python (linux)</text:p>
                <draw:g>
                  <svg:desc>Hoja1.E223:Hoja1.E223</svg:desc>
                </draw:g>
              </table:table-cell>
              <table:table-cell office:value-type="string">
                <text:p>Scilab (win)</text:p>
                <draw:g>
                  <svg:desc>Hoja1.F223:Hoja1.F223</svg:desc>
                </draw:g>
              </table:table-cell>
              <table:table-cell office:value-type="string">
                <text:p>Scilab (linux)</text:p>
                <draw:g>
                  <svg:desc>Hoja1.G223:Hoja1.G2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24:Hoja1.A274</svg:desc>
                </draw:g>
              </table:table-cell>
              <table:table-cell office:value-type="float" office:value="0">
                <text:p>0</text:p>
                <draw:g>
                  <svg:desc>Hoja1.B224:Hoja1.B274</svg:desc>
                </draw:g>
              </table:table-cell>
              <table:table-cell office:value-type="float" office:value="0">
                <text:p>0</text:p>
                <draw:g>
                  <svg:desc>Hoja1.C224:Hoja1.C274</svg:desc>
                </draw:g>
              </table:table-cell>
              <table:table-cell office:value-type="float" office:value="0">
                <text:p>0</text:p>
                <draw:g>
                  <svg:desc>Hoja1.D224:Hoja1.D274</svg:desc>
                </draw:g>
              </table:table-cell>
              <table:table-cell office:value-type="float" office:value="0">
                <text:p>0</text:p>
                <draw:g>
                  <svg:desc>Hoja1.E224:Hoja1.E274</svg:desc>
                </draw:g>
              </table:table-cell>
              <table:table-cell office:value-type="float" office:value="0">
                <text:p>0</text:p>
                <draw:g>
                  <svg:desc>Hoja1.F224:Hoja1.F274</svg:desc>
                </draw:g>
              </table:table-cell>
              <table:table-cell office:value-type="float" office:value="0">
                <text:p>0</text:p>
                <draw:g>
                  <svg:desc>Hoja1.G224:Hoja1.G27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60011078696698">
                <text:p>0.0160011078696698</text:p>
              </table:table-cell>
              <table:table-cell office:value-type="float" office:value="0.00906408426817507">
                <text:p>0.00906408426817507</text:p>
              </table:table-cell>
              <table:table-cell office:value-type="float" office:value="0">
                <text:p>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32">
                <text:p>0.03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80020860955119">
                <text:p>0.0280020860955119</text:p>
              </table:table-cell>
              <table:table-cell office:value-type="float" office:value="0.0175809551728889">
                <text:p>0.0175809551728889</text:p>
              </table:table-cell>
              <table:table-cell office:value-type="float" office:value="0.0150001049041748">
                <text:p>0.0150001049041748</text:p>
              </table:table-cell>
              <table:table-cell office:value-type="float" office:value="0.00329089164733887">
                <text:p>0.00329089164733887</text:p>
              </table:table-cell>
              <table:table-cell office:value-type="float" office:value="0.078">
                <text:p>0.07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40019106026739">
                <text:p>0.0440019106026739</text:p>
              </table:table-cell>
              <table:table-cell office:value-type="float" office:value="0.0261930144624785">
                <text:p>0.0261930144624785</text:p>
              </table:table-cell>
              <table:table-cell office:value-type="float" office:value="0.0309998989105225">
                <text:p>0.0309998989105225</text:p>
              </table:table-cell>
              <table:table-cell office:value-type="float" office:value="0.00651097297668457">
                <text:p>0.00651097297668457</text:p>
              </table:table-cell>
              <table:table-cell office:value-type="float" office:value="0.109">
                <text:p>0.1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40040116850287">
                <text:p>0.0640040116850287</text:p>
              </table:table-cell>
              <table:table-cell office:value-type="float" office:value="0.0350140624213964">
                <text:p>0.0350140624213964</text:p>
              </table:table-cell>
              <table:table-cell office:value-type="float" office:value="0.0470001697540283">
                <text:p>0.0470001697540283</text:p>
              </table:table-cell>
              <table:table-cell office:value-type="float" office:value="0.00964617729187012">
                <text:p>0.00964617729187012</text:p>
              </table:table-cell>
              <table:table-cell office:value-type="float" office:value="0.14">
                <text:p>0.1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50000947155059">
                <text:p>0.0750000947155059</text:p>
              </table:table-cell>
              <table:table-cell office:value-type="float" office:value="0.0436419944744557">
                <text:p>0.0436419944744557</text:p>
              </table:table-cell>
              <table:table-cell office:value-type="float" office:value="0.062999963760376">
                <text:p>0.062999963760376</text:p>
              </table:table-cell>
              <table:table-cell office:value-type="float" office:value="0.0128500461578369">
                <text:p>0.0128500461578369</text:p>
              </table:table-cell>
              <table:table-cell office:value-type="float" office:value="0.171">
                <text:p>0.17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980011107167229">
                <text:p>0.0980011107167229</text:p>
              </table:table-cell>
              <table:table-cell office:value-type="float" office:value="0.0523869559401646">
                <text:p>0.0523869559401646</text:p>
              </table:table-cell>
              <table:table-cell office:value-type="float" office:value="0.0779998302459717">
                <text:p>0.0779998302459717</text:p>
              </table:table-cell>
              <table:table-cell office:value-type="float" office:value="0.0160009860992432">
                <text:p>0.0160009860992432</text:p>
              </table:table-cell>
              <table:table-cell office:value-type="float" office:value="0.203">
                <text:p>0.20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7006017002277">
                <text:p>0.107006017002277</text:p>
              </table:table-cell>
              <table:table-cell office:value-type="float" office:value="0.061731975292787">
                <text:p>0.061731975292787</text:p>
              </table:table-cell>
              <table:table-cell office:value-type="float" office:value="0.0929999351501465">
                <text:p>0.0929999351501465</text:p>
              </table:table-cell>
              <table:table-cell office:value-type="float" office:value="0.0192711353302002">
                <text:p>0.0192711353302002</text:p>
              </table:table-cell>
              <table:table-cell office:value-type="float" office:value="0.234">
                <text:p>0.23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27006998285651">
                <text:p>0.127006998285651</text:p>
              </table:table-cell>
              <table:table-cell office:value-type="float" office:value="0.0704530805815011">
                <text:p>0.0704530805815011</text:p>
              </table:table-cell>
              <table:table-cell office:value-type="float" office:value="0.110000133514404">
                <text:p>0.110000133514404</text:p>
              </table:table-cell>
              <table:table-cell office:value-type="float" office:value="0.0225610733032227">
                <text:p>0.0225610733032227</text:p>
              </table:table-cell>
              <table:table-cell office:value-type="float" office:value="0.281">
                <text:p>0.28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45008110906929">
                <text:p>0.145008110906929</text:p>
              </table:table-cell>
              <table:table-cell office:value-type="float" office:value="0.0786190940998495">
                <text:p>0.0786190940998495</text:p>
              </table:table-cell>
              <table:table-cell office:value-type="float" office:value="0.125">
                <text:p>0.125</text:p>
              </table:table-cell>
              <table:table-cell office:value-type="float" office:value="0.0255489349365234">
                <text:p>0.0255489349365234</text:p>
              </table:table-cell>
              <table:table-cell office:value-type="float" office:value="0.296">
                <text:p>0.2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6001966446638">
                <text:p>0.156001966446638</text:p>
              </table:table-cell>
              <table:table-cell office:value-type="float" office:value="0.0873241156805307">
                <text:p>0.0873241156805307</text:p>
              </table:table-cell>
              <table:table-cell office:value-type="float" office:value="0.141000032424927">
                <text:p>0.141000032424927</text:p>
              </table:table-cell>
              <table:table-cell office:value-type="float" office:value="0.028670072555542">
                <text:p>0.028670072555542</text:p>
              </table:table-cell>
              <table:table-cell office:value-type="float" office:value="0.359">
                <text:p>0.359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82009884505533">
                <text:p>0.182009884505533</text:p>
              </table:table-cell>
              <table:table-cell office:value-type="float" office:value="0.0967660814058036">
                <text:p>0.0967660814058036</text:p>
              </table:table-cell>
              <table:table-cell office:value-type="float" office:value="0.156000137329102">
                <text:p>0.156000137329102</text:p>
              </table:table-cell>
              <table:table-cell office:value-type="float" office:value="0.0317490100860596">
                <text:p>0.0317490100860596</text:p>
              </table:table-cell>
              <table:table-cell office:value-type="float" office:value="0.39">
                <text:p>0.3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87011069618166">
                <text:p>0.187011069618166</text:p>
              </table:table-cell>
              <table:table-cell office:value-type="float" office:value="0.105367977055721">
                <text:p>0.105367977055721</text:p>
              </table:table-cell>
              <table:table-cell office:value-type="float" office:value="0.171999931335449">
                <text:p>0.171999931335449</text:p>
              </table:table-cell>
              <table:table-cell office:value-type="float" office:value="0.0348269939422607">
                <text:p>0.0348269939422607</text:p>
              </table:table-cell>
              <table:table-cell office:value-type="float" office:value="0.405">
                <text:p>0.40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92011037608609">
                <text:p>0.192011037608609</text:p>
              </table:table-cell>
              <table:table-cell office:value-type="float" office:value="0.113624973688275">
                <text:p>0.113624973688275</text:p>
              </table:table-cell>
              <table:table-cell office:value-type="float" office:value="0.188000202178955">
                <text:p>0.188000202178955</text:p>
              </table:table-cell>
              <table:table-cell office:value-type="float" office:value="0.0378649234771729">
                <text:p>0.0378649234771729</text:p>
              </table:table-cell>
              <table:table-cell office:value-type="float" office:value="0.437">
                <text:p>0.43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23012097994797">
                <text:p>0.223012097994797</text:p>
              </table:table-cell>
              <table:table-cell office:value-type="float" office:value="0.118230942985974">
                <text:p>0.118230942985974</text:p>
              </table:table-cell>
              <table:table-cell office:value-type="float" office:value="0.203000068664551">
                <text:p>0.203000068664551</text:p>
              </table:table-cell>
              <table:table-cell office:value-type="float" office:value="0.0410559177398682">
                <text:p>0.0410559177398682</text:p>
              </table:table-cell>
              <table:table-cell office:value-type="float" office:value="0.484">
                <text:p>0.484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29012966970913">
                <text:p>0.229012966970913</text:p>
              </table:table-cell>
              <table:table-cell office:value-type="float" office:value="0.126582062919624">
                <text:p>0.126582062919624</text:p>
              </table:table-cell>
              <table:table-cell office:value-type="float" office:value="0.219000101089478">
                <text:p>0.219000101089478</text:p>
              </table:table-cell>
              <table:table-cell office:value-type="float" office:value="0.0440759658813477">
                <text:p>0.0440759658813477</text:p>
              </table:table-cell>
              <table:table-cell office:value-type="float" office:value="0.5">
                <text:p>0.5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49014080502093">
                <text:p>0.249014080502093</text:p>
              </table:table-cell>
              <table:table-cell office:value-type="float" office:value="0.135386079433374">
                <text:p>0.135386079433374</text:p>
              </table:table-cell>
              <table:table-cell office:value-type="float" office:value="0.233999967575073">
                <text:p>0.233999967575073</text:p>
              </table:table-cell>
              <table:table-cell office:value-type="float" office:value="0.0472230911254883">
                <text:p>0.0472230911254883</text:p>
              </table:table-cell>
              <table:table-cell office:value-type="float" office:value="0.546">
                <text:p>0.546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71007932722569">
                <text:p>0.271007932722569</text:p>
              </table:table-cell>
              <table:table-cell office:value-type="float" office:value="0.143470025155693">
                <text:p>0.143470025155693</text:p>
              </table:table-cell>
              <table:table-cell office:value-type="float" office:value="0.25">
                <text:p>0.25</text:p>
              </table:table-cell>
              <table:table-cell office:value-type="float" office:value="0.0501830577850342">
                <text:p>0.0501830577850342</text:p>
              </table:table-cell>
              <table:table-cell office:value-type="float" office:value="0.592">
                <text:p>0.59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00017036381178">
                <text:p>0.300017036381178</text:p>
              </table:table-cell>
              <table:table-cell office:value-type="float" office:value="0.155035943957046">
                <text:p>0.155035943957046</text:p>
              </table:table-cell>
              <table:table-cell office:value-type="float" office:value="0.265000104904175">
                <text:p>0.265000104904175</text:p>
              </table:table-cell>
              <table:table-cell office:value-type="float" office:value="0.053386926651001">
                <text:p>0.053386926651001</text:p>
              </table:table-cell>
              <table:table-cell office:value-type="float" office:value="0.624">
                <text:p>0.624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9001710168086">
                <text:p>0.29001710168086</text:p>
              </table:table-cell>
              <table:table-cell office:value-type="float" office:value="0.163762109703384">
                <text:p>0.163762109703384</text:p>
              </table:table-cell>
              <table:table-cell office:value-type="float" office:value="0.265000104904175">
                <text:p>0.265000104904175</text:p>
              </table:table-cell>
              <table:table-cell office:value-type="float" office:value="0.0568239688873291">
                <text:p>0.0568239688873291</text:p>
              </table:table-cell>
              <table:table-cell office:value-type="float" office:value="0.656">
                <text:p>0.656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5017098346725">
                <text:p>0.335017098346725</text:p>
              </table:table-cell>
              <table:table-cell office:value-type="float" office:value="0.171356894657947">
                <text:p>0.171356894657947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0.0606060028076172">
                <text:p>0.0606060028076172</text:p>
              </table:table-cell>
              <table:table-cell office:value-type="float" office:value="0.686">
                <text:p>0.68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44019974698313">
                <text:p>0.344019974698313</text:p>
              </table:table-cell>
              <table:table-cell office:value-type="float" office:value="0.18164195609279">
                <text:p>0.18164195609279</text:p>
              </table:table-cell>
              <table:table-cell office:value-type="float" office:value="0.312000036239624">
                <text:p>0.312000036239624</text:p>
              </table:table-cell>
              <table:table-cell office:value-type="float" office:value="0.0626709461212158">
                <text:p>0.0626709461212158</text:p>
              </table:table-cell>
              <table:table-cell office:value-type="float" office:value="0.733">
                <text:p>0.733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12017902266234">
                <text:p>0.312017902266234</text:p>
              </table:table-cell>
              <table:table-cell office:value-type="float" office:value="0.189258029568009">
                <text:p>0.189258029568009</text:p>
              </table:table-cell>
              <table:table-cell office:value-type="float" office:value="0.328000068664551">
                <text:p>0.328000068664551</text:p>
              </table:table-cell>
              <table:table-cell office:value-type="float" office:value="0.0660591125488281">
                <text:p>0.0660591125488281</text:p>
              </table:table-cell>
              <table:table-cell office:value-type="float" office:value="0.765">
                <text:p>0.765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43201115494594">
                <text:p>0.343201115494594</text:p>
              </table:table-cell>
              <table:table-cell office:value-type="float" office:value="0.199220982729457">
                <text:p>0.199220982729457</text:p>
              </table:table-cell>
              <table:table-cell office:value-type="float" office:value="0.342999935150146">
                <text:p>0.342999935150146</text:p>
              </table:table-cell>
              <table:table-cell office:value-type="float" office:value="0.0695338249206543">
                <text:p>0.0695338249206543</text:p>
              </table:table-cell>
              <table:table-cell office:value-type="float" office:value="0.812">
                <text:p>0.81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51020087487996">
                <text:p>0.351020087487996</text:p>
              </table:table-cell>
              <table:table-cell office:value-type="float" office:value="0.207558032707311">
                <text:p>0.207558032707311</text:p>
              </table:table-cell>
              <table:table-cell office:value-type="float" office:value="0.358000040054321">
                <text:p>0.358000040054321</text:p>
              </table:table-cell>
              <table:table-cell office:value-type="float" office:value="0.0726611614227295">
                <text:p>0.0726611614227295</text:p>
              </table:table-cell>
              <table:table-cell office:value-type="float" office:value="0.842">
                <text:p>0.84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67607908090576">
                <text:p>0.367607908090576</text:p>
              </table:table-cell>
              <table:table-cell office:value-type="float" office:value="0.215525099774823">
                <text:p>0.215525099774823</text:p>
              </table:table-cell>
              <table:table-cell office:value-type="float" office:value="0.374000072479248">
                <text:p>0.374000072479248</text:p>
              </table:table-cell>
              <table:table-cell office:value-type="float" office:value="0.0757238864898682">
                <text:p>0.0757238864898682</text:p>
              </table:table-cell>
              <table:table-cell office:value-type="float" office:value="0.873">
                <text:p>0.873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80615988164209">
                <text:p>0.380615988164209</text:p>
              </table:table-cell>
              <table:table-cell office:value-type="float" office:value="0.222914963611402">
                <text:p>0.222914963611402</text:p>
              </table:table-cell>
              <table:table-cell office:value-type="float" office:value="0.404999971389771">
                <text:p>0.404999971389771</text:p>
              </table:table-cell>
              <table:table-cell office:value-type="float" office:value="0.0788800716400147">
                <text:p>0.0788800716400147</text:p>
              </table:table-cell>
              <table:table-cell office:value-type="float" office:value="0.889">
                <text:p>0.889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84021924459375">
                <text:p>0.384021924459375</text:p>
              </table:table-cell>
              <table:table-cell office:value-type="float" office:value="0.232022053096443">
                <text:p>0.232022053096443</text:p>
              </table:table-cell>
              <table:table-cell office:value-type="float" office:value="0.406000137329102">
                <text:p>0.406000137329102</text:p>
              </table:table-cell>
              <table:table-cell office:value-type="float" office:value="0.0815930366516113">
                <text:p>0.0815930366516113</text:p>
              </table:table-cell>
              <table:table-cell office:value-type="float" office:value="0.936">
                <text:p>0.93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86021884391084">
                <text:p>0.386021884391084</text:p>
              </table:table-cell>
              <table:table-cell office:value-type="float" office:value="0.239955069497228">
                <text:p>0.239955069497228</text:p>
              </table:table-cell>
              <table:table-cell office:value-type="float" office:value="0.437000036239624">
                <text:p>0.437000036239624</text:p>
              </table:table-cell>
              <table:table-cell office:value-type="float" office:value="0.0849730968475342">
                <text:p>0.0849730968475342</text:p>
              </table:table-cell>
              <table:table-cell office:value-type="float" office:value="0.968">
                <text:p>0.96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402022924739867">
                <text:p>0.402022924739867</text:p>
              </table:table-cell>
              <table:table-cell office:value-type="float" office:value="0.248938117059879">
                <text:p>0.248938117059879</text:p>
              </table:table-cell>
              <table:table-cell office:value-type="float" office:value="0.437000036239624">
                <text:p>0.437000036239624</text:p>
              </table:table-cell>
              <table:table-cell office:value-type="float" office:value="0.0882620811462402">
                <text:p>0.0882620811462402</text:p>
              </table:table-cell>
              <table:table-cell office:value-type="float" office:value="0.998">
                <text:p>0.9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8023975226097">
                <text:p>0.428023975226097</text:p>
              </table:table-cell>
              <table:table-cell office:value-type="float" office:value="0.257561889593489">
                <text:p>0.257561889593489</text:p>
              </table:table-cell>
              <table:table-cell office:value-type="float" office:value="0.45199990272522">
                <text:p>0.45199990272522</text:p>
              </table:table-cell>
              <table:table-cell office:value-type="float" office:value="0.0913920402526856">
                <text:p>0.0913920402526856</text:p>
              </table:table-cell>
              <table:table-cell office:value-type="float" office:value="1.03">
                <text:p>1.0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72027063253336">
                <text:p>0.472027063253336</text:p>
              </table:table-cell>
              <table:table-cell office:value-type="float" office:value="0.268049045815133">
                <text:p>0.268049045815133</text:p>
              </table:table-cell>
              <table:table-cell office:value-type="float" office:value="0.467999935150147">
                <text:p>0.467999935150147</text:p>
              </table:table-cell>
              <table:table-cell office:value-type="float" office:value="0.0958731174468994">
                <text:p>0.0958731174468994</text:p>
              </table:table-cell>
              <table:table-cell office:value-type="float" office:value="1.061">
                <text:p>1.061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67999989050441">
                <text:p>0.467999989050441</text:p>
              </table:table-cell>
              <table:table-cell office:value-type="float" office:value="0.279785908292979">
                <text:p>0.279785908292979</text:p>
              </table:table-cell>
              <table:table-cell office:value-type="float" office:value="0.483999967575073">
                <text:p>0.483999967575073</text:p>
              </table:table-cell>
              <table:table-cell office:value-type="float" office:value="0.0991761684417725">
                <text:p>0.0991761684417725</text:p>
              </table:table-cell>
              <table:table-cell office:value-type="float" office:value="1.107">
                <text:p>1.107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468001113506034">
                <text:p>0.468001113506034</text:p>
              </table:table-cell>
              <table:table-cell office:value-type="float" office:value="0.289076907909475">
                <text:p>0.289076907909475</text:p>
              </table:table-cell>
              <table:table-cell office:value-type="float" office:value="0.499000072479248">
                <text:p>0.499000072479248</text:p>
              </table:table-cell>
              <table:table-cell office:value-type="float" office:value="0.102193117141724">
                <text:p>0.102193117141724</text:p>
              </table:table-cell>
              <table:table-cell office:value-type="float" office:value="1.154">
                <text:p>1.154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483600904000923">
                <text:p>0.483600904000923</text:p>
              </table:table-cell>
              <table:table-cell office:value-type="float" office:value="0.296642887638882">
                <text:p>0.296642887638882</text:p>
              </table:table-cell>
              <table:table-cell office:value-type="float" office:value="0.531000137329102">
                <text:p>0.531000137329102</text:p>
              </table:table-cell>
              <table:table-cell office:value-type="float" office:value="0.105121850967407">
                <text:p>0.105121850967407</text:p>
              </table:table-cell>
              <table:table-cell office:value-type="float" office:value="1.17">
                <text:p>1.1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83600099338219">
                <text:p>0.483600099338219</text:p>
              </table:table-cell>
              <table:table-cell office:value-type="float" office:value="0.305923003819771">
                <text:p>0.305923003819771</text:p>
              </table:table-cell>
              <table:table-cell office:value-type="float" office:value="0.529999971389771">
                <text:p>0.529999971389771</text:p>
              </table:table-cell>
              <table:table-cell office:value-type="float" office:value="0.108121871948242">
                <text:p>0.108121871948242</text:p>
              </table:table-cell>
              <table:table-cell office:value-type="float" office:value="1.217">
                <text:p>1.217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509020996047184">
                <text:p>0.509020996047184</text:p>
              </table:table-cell>
              <table:table-cell office:value-type="float" office:value="0.314323992352001">
                <text:p>0.314323992352001</text:p>
              </table:table-cell>
              <table:table-cell office:value-type="float" office:value="0.546000003814697">
                <text:p>0.546000003814697</text:p>
              </table:table-cell>
              <table:table-cell office:value-type="float" office:value="0.111487865447998">
                <text:p>0.111487865447998</text:p>
              </table:table-cell>
              <table:table-cell office:value-type="float" office:value="1.248">
                <text:p>1.248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18827097024769">
                <text:p>0.518827097024769</text:p>
              </table:table-cell>
              <table:table-cell office:value-type="float" office:value="0.322068936657161">
                <text:p>0.322068936657161</text:p>
              </table:table-cell>
              <table:table-cell office:value-type="float" office:value="0.562000036239624">
                <text:p>0.562000036239624</text:p>
              </table:table-cell>
              <table:table-cell office:value-type="float" office:value="0.114681959152222">
                <text:p>0.114681959152222</text:p>
              </table:table-cell>
              <table:table-cell office:value-type="float" office:value="1.279">
                <text:p>1.279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527029924676754">
                <text:p>0.527029924676754</text:p>
              </table:table-cell>
              <table:table-cell office:value-type="float" office:value="0.330695001059212">
                <text:p>0.330695001059212</text:p>
              </table:table-cell>
              <table:table-cell office:value-type="float" office:value="0.57699990272522">
                <text:p>0.57699990272522</text:p>
              </table:table-cell>
              <table:table-cell office:value-type="float" office:value="0.117998838424683">
                <text:p>0.117998838424683</text:p>
              </table:table-cell>
              <table:table-cell office:value-type="float" office:value="1.294">
                <text:p>1.29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538031107746065">
                <text:p>0.538031107746065</text:p>
              </table:table-cell>
              <table:table-cell office:value-type="float" office:value="0.340530990390107">
                <text:p>0.340530990390107</text:p>
              </table:table-cell>
              <table:table-cell office:value-type="float" office:value="0.592999935150147">
                <text:p>0.592999935150147</text:p>
              </table:table-cell>
              <table:table-cell office:value-type="float" office:value="0.121092081069946">
                <text:p>0.121092081069946</text:p>
              </table:table-cell>
              <table:table-cell office:value-type="float" office:value="1.341">
                <text:p>1.341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75417024199851">
                <text:p>0.575417024199851</text:p>
              </table:table-cell>
              <table:table-cell office:value-type="float" office:value="0.348008951637894">
                <text:p>0.348008951637894</text:p>
              </table:table-cell>
              <table:table-cell office:value-type="float" office:value="0.608999967575073">
                <text:p>0.608999967575073</text:p>
              </table:table-cell>
              <table:table-cell office:value-type="float" office:value="0.122988939285278">
                <text:p>0.122988939285278</text:p>
              </table:table-cell>
              <table:table-cell office:value-type="float" office:value="1.373">
                <text:p>1.373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567031962214969">
                <text:p>0.567031962214969</text:p>
              </table:table-cell>
              <table:table-cell office:value-type="float" office:value="0.356558936531655">
                <text:p>0.356558936531655</text:p>
              </table:table-cell>
              <table:table-cell office:value-type="float" office:value="0.623999834060669">
                <text:p>0.623999834060669</text:p>
              </table:table-cell>
              <table:table-cell office:value-type="float" office:value="0.126321077346802">
                <text:p>0.126321077346802</text:p>
              </table:table-cell>
              <table:table-cell office:value-type="float" office:value="1.419">
                <text:p>1.419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06203054310754">
                <text:p>0.606203054310754</text:p>
              </table:table-cell>
              <table:table-cell office:value-type="float" office:value="0.36200497392565">
                <text:p>0.36200497392565</text:p>
              </table:table-cell>
              <table:table-cell office:value-type="float" office:value="0.639000177383423">
                <text:p>0.639000177383423</text:p>
              </table:table-cell>
              <table:table-cell office:value-type="float" office:value="0.129475116729736">
                <text:p>0.129475116729736</text:p>
              </table:table-cell>
              <table:table-cell office:value-type="float" office:value="1.435">
                <text:p>1.4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618401978863403">
                <text:p>0.618401978863403</text:p>
              </table:table-cell>
              <table:table-cell office:value-type="float" office:value="0.369498114450835">
                <text:p>0.369498114450835</text:p>
              </table:table-cell>
              <table:table-cell office:value-type="float" office:value="0.671000003814697">
                <text:p>0.671000003814697</text:p>
              </table:table-cell>
              <table:table-cell office:value-type="float" office:value="0.132830858230591">
                <text:p>0.132830858230591</text:p>
              </table:table-cell>
              <table:table-cell office:value-type="float" office:value="1.482">
                <text:p>1.48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608400911092758">
                <text:p>0.608400911092758</text:p>
              </table:table-cell>
              <table:table-cell office:value-type="float" office:value="0.37886205711402">
                <text:p>0.37886205711402</text:p>
              </table:table-cell>
              <table:table-cell office:value-type="float" office:value="0.671000003814697">
                <text:p>0.671000003814697</text:p>
              </table:table-cell>
              <table:table-cell office:value-type="float" office:value="0.135491847991943">
                <text:p>0.135491847991943</text:p>
              </table:table-cell>
              <table:table-cell office:value-type="float" office:value="1.732">
                <text:p>1.732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635415920405649">
                <text:p>0.635415920405649</text:p>
              </table:table-cell>
              <table:table-cell office:value-type="float" office:value="0.387780994526111">
                <text:p>0.387780994526111</text:p>
              </table:table-cell>
              <table:table-cell office:value-type="float" office:value="0.717000007629395">
                <text:p>0.717000007629395</text:p>
              </table:table-cell>
              <table:table-cell office:value-type="float" office:value="0.138736963272095">
                <text:p>0.138736963272095</text:p>
              </table:table-cell>
              <table:table-cell office:value-type="float" office:value="1.529">
                <text:p>1.529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657620086683892">
                <text:p>0.657620086683892</text:p>
              </table:table-cell>
              <table:table-cell office:value-type="float" office:value="0.396375912823714">
                <text:p>0.396375912823714</text:p>
              </table:table-cell>
              <table:table-cell office:value-type="float" office:value="0.717999935150147">
                <text:p>0.717999935150147</text:p>
              </table:table-cell>
              <table:table-cell office:value-type="float" office:value="0.142230987548828">
                <text:p>0.142230987548828</text:p>
              </table:table-cell>
              <table:table-cell office:value-type="float" office:value="1.607">
                <text:p>1.607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665037954458967">
                <text:p>0.665037954458967</text:p>
              </table:table-cell>
              <table:table-cell office:value-type="float" office:value="0.40446495404467">
                <text:p>0.40446495404467</text:p>
              </table:table-cell>
              <table:table-cell office:value-type="float" office:value="0.26800012588501">
                <text:p>0.26800012588501</text:p>
              </table:table-cell>
              <table:table-cell office:value-type="float" office:value="0.144603967666626">
                <text:p>0.144603967666626</text:p>
              </table:table-cell>
              <table:table-cell office:value-type="float" office:value="1.607">
                <text:p>1.607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81211048620753">
                <text:p>0.681211048620753</text:p>
              </table:table-cell>
              <table:table-cell office:value-type="float" office:value="0.411039989558048">
                <text:p>0.411039989558048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0.147764921188355">
                <text:p>0.147764921188355</text:p>
              </table:table-cell>
              <table:table-cell office:value-type="float" office:value="1.638">
                <text:p>1.638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97023116284981">
                <text:p>0.697023116284981</text:p>
              </table:table-cell>
              <table:table-cell office:value-type="float" office:value="0.419160897377878">
                <text:p>0.419160897377878</text:p>
              </table:table-cell>
              <table:table-cell office:value-type="float" office:value="0.276000022888184">
                <text:p>0.276000022888184</text:p>
              </table:table-cell>
              <table:table-cell office:value-type="float" office:value="0.151024103164673">
                <text:p>0.151024103164673</text:p>
              </table:table-cell>
              <table:table-cell office:value-type="float" office:value="1.7">
                <text:p>1.7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7039952385239">
                <text:p>0.697039952385239</text:p>
              </table:table-cell>
              <table:table-cell office:value-type="float" office:value="0.429123093839735">
                <text:p>0.429123093839735</text:p>
              </table:table-cell>
              <table:table-cell office:value-type="float" office:value="0.276000022888184">
                <text:p>0.276000022888184</text:p>
              </table:table-cell>
              <table:table-cell office:value-type="float" office:value="0.154258012771606">
                <text:p>0.154258012771606</text:p>
              </table:table-cell>
              <table:table-cell office:value-type="float" office:value="1.748">
                <text:p>1.748</text:p>
              </table:table-cell>
              <table:table-cell office:value-type="float" office:value="0.649">
                <text:p>0.6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